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4.svm" manifest:media-type=""/>
  <manifest:file-entry manifest:full-path="Pictures/TablePreview33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6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7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9.svm" manifest:media-type=""/>
  <manifest:file-entry manifest:full-path="Pictures/10000201000006E2000004F39FF0A49E1EC359FB.png" manifest:media-type="image/png"/>
  <manifest:file-entry manifest:full-path="Pictures/10000201000006E00000051EA6DB7443CFDB64BB.png" manifest:media-type="image/png"/>
  <manifest:file-entry manifest:full-path="Pictures/TablePreview27.svm" manifest:media-type=""/>
  <manifest:file-entry manifest:full-path="Pictures/100002010000053C000003F075BE412D95C37E7E.png" manifest:media-type="image/png"/>
  <manifest:file-entry manifest:full-path="Pictures/TablePreview31.svm" manifest:media-type=""/>
  <manifest:file-entry manifest:full-path="Pictures/1000020100000564000004B3A7D0CF198D71AA76.png" manifest:media-type="image/png"/>
  <manifest:file-entry manifest:full-path="Pictures/10000201000005EE000004FDA2039E45BC6CC927.png" manifest:media-type="image/png"/>
  <manifest:file-entry manifest:full-path="Pictures/TablePreview32.svm" manifest:media-type=""/>
  <manifest:file-entry manifest:full-path="Pictures/10000201000006AD000004C24D681C8DE237DA2A.png" manifest:media-type="image/png"/>
  <manifest:file-entry manifest:full-path="Pictures/10000201000008F10000060613BF41B7C70769CD.png" manifest:media-type="image/png"/>
  <manifest:file-entry manifest:full-path="Pictures/10000201000005DC000004BE73126AA127328124.png" manifest:media-type="image/png"/>
  <manifest:file-entry manifest:full-path="Pictures/TablePreview35.svm" manifest:media-type=""/>
  <manifest:file-entry manifest:full-path="Pictures/1000020100000746000004A403F0CDDF4DA5E062.png" manifest:media-type="image/png"/>
  <manifest:file-entry manifest:full-path="Pictures/TablePreview10.svm" manifest:media-type=""/>
  <manifest:file-entry manifest:full-path="Pictures/TablePreview36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1000020100000665000004B37751E3046B3D8072.png" manifest:media-type="image/png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1000020100000732000004E6516942676ED34EF6.png" manifest:media-type="image/png"/>
  <manifest:file-entry manifest:full-path="Pictures/TablePreview22.svm" manifest:media-type=""/>
  <manifest:file-entry manifest:full-path="Pictures/1000020100000795000005526BE4BB9FBF17BF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0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5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7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5" style:family="graphic" style:parent-style-name="standard">
      <style:graphic-properties draw:stroke="none" draw:fill="none" fo:min-height="2.002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6.84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58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60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62" style:family="graphic" style:parent-style-name="standard">
      <style:graphic-properties draw:stroke="none" draw:fill="none" fo:min-height="0.643cm"/>
    </style:style>
    <style:style style:name="gr63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draw:stroke="none" draw:fill="none" fo:min-height="0.673cm"/>
    </style:style>
    <style:style style:name="gr65" style:family="graphic" style:parent-style-name="standard">
      <style:graphic-properties draw:stroke="none" draw:fill="none" fo:min-height="0.623cm"/>
    </style:style>
    <style:style style:name="gr66" style:family="graphic" style:parent-style-name="objectwithoutfill">
      <style:graphic-properties svg:stroke-width="0.053cm" svg:stroke-color="#15997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69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7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73" style:family="graphic" style:parent-style-name="text">
      <style:graphic-properties draw:stroke="none" draw:fill="none" fo:min-height="0.48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75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78" style:family="graphic" style:parent-style-name="standard">
      <style:graphic-properties draw:stroke="none" draw:fill="none" fo:min-height="0.621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80" style:family="graphic" style:parent-style-name="text">
      <style:graphic-properties draw:stroke="none" draw:fill="none" fo:min-height="0.44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0.921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4.79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85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1cm"/>
    </style:style>
    <style:style style:name="gr8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374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409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97" style:family="graphic" style:parent-style-name="standard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98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9" style:family="graphic" style:parent-style-name="objectwithoutfill">
      <style:graphic-properties draw:stroke="dash" draw:stroke-dash="Fine_20_Dashed" svg:stroke-width="0.053cm" svg:stroke-color="#006c3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6.017cm" style:use-optimal-column-width="false"/>
    </style:style>
    <style:style style:name="co5" style:family="table-column">
      <style:table-column-properties style:column-width="6.021cm" style:use-optimal-column-width="false"/>
    </style:style>
    <style:style style:name="co6" style:family="table-column">
      <style:table-column-properties style:column-width="8.492cm" style:use-optimal-column-width="false"/>
    </style:style>
    <style:style style:name="co7" style:family="table-column">
      <style:table-column-properties style:column-width="3.926cm" style:use-optimal-column-width="false"/>
    </style:style>
    <style:style style:name="co8" style:family="table-column">
      <style:table-column-properties style:column-width="6.764cm" style:use-optimal-column-width="false"/>
    </style:style>
    <style:style style:name="co9" style:family="table-column">
      <style:table-column-properties style:column-width="1.107cm" style:use-optimal-column-width="false"/>
    </style:style>
    <style:style style:name="co10" style:family="table-column">
      <style:table-column-properties style:column-width="1.097cm" style:use-optimal-column-width="false"/>
    </style:style>
    <style:style style:name="co11" style:family="table-column">
      <style:table-column-properties style:column-width="1.122cm" style:use-optimal-column-width="false"/>
    </style:style>
    <style:style style:name="co12" style:family="table-column">
      <style:table-column-properties style:column-width="4.035cm" style:use-optimal-column-width="false"/>
    </style:style>
    <style:style style:name="co13" style:family="table-column">
      <style:table-column-properties style:column-width="12.184cm" style:use-optimal-column-width="false"/>
    </style:style>
    <style:style style:name="co14" style:family="table-column">
      <style:table-column-properties style:column-width="3.228cm" style:use-optimal-column-width="false"/>
    </style:style>
    <style:style style:name="co15" style:family="table-column">
      <style:table-column-properties style:column-width="6.243cm" style:use-optimal-column-width="false"/>
    </style:style>
    <style:style style:name="co16" style:family="table-column">
      <style:table-column-properties style:column-width="0.853cm" style:use-optimal-column-width="false"/>
    </style:style>
    <style:style style:name="co17" style:family="table-column">
      <style:table-column-properties style:column-width="8.827cm" style:use-optimal-column-width="false"/>
    </style:style>
    <style:style style:name="co18" style:family="table-column">
      <style:table-column-properties style:column-width="4.081cm" style:use-optimal-column-width="false"/>
    </style:style>
    <style:style style:name="co19" style:family="table-column">
      <style:table-column-properties style:column-width="4.196cm" style:use-optimal-column-width="false"/>
    </style:style>
    <style:style style:name="co20" style:family="table-column">
      <style:table-column-properties style:column-width="12.558cm" style:use-optimal-column-width="false"/>
    </style:style>
    <style:style style:name="co21" style:family="table-column">
      <style:table-column-properties style:column-width="3.327cm" style:use-optimal-column-width="false"/>
    </style:style>
    <style:style style:name="co22" style:family="table-column">
      <style:table-column-properties style:column-width="6.435cm" style:use-optimal-column-width="false"/>
    </style:style>
    <style:style style:name="co23" style:family="table-column">
      <style:table-column-properties style:column-width="1.053cm" style:use-optimal-column-width="false"/>
    </style:style>
    <style:style style:name="co24" style:family="table-column">
      <style:table-column-properties style:column-width="1.581cm" style:use-optimal-column-width="false"/>
    </style:style>
    <style:style style:name="co25" style:family="table-column">
      <style:table-column-properties style:column-width="1.592cm" style:use-optimal-column-width="false"/>
    </style:style>
    <style:style style:name="co26" style:family="table-column">
      <style:table-column-properties style:column-width="14.162cm" style:use-optimal-column-width="false"/>
    </style:style>
    <style:style style:name="co27" style:family="table-column">
      <style:table-column-properties style:column-width="3.162cm" style:use-optimal-column-width="false"/>
    </style:style>
    <style:style style:name="co28" style:family="table-column">
      <style:table-column-properties style:column-width="6.085cm" style:use-optimal-column-width="false"/>
    </style:style>
    <style:style style:name="co29" style:family="table-column">
      <style:table-column-properties style:column-width="2.017cm" style:use-optimal-column-width="false"/>
    </style:style>
    <style:style style:name="co30" style:family="table-column">
      <style:table-column-properties style:column-width="2.013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2.042cm"/>
    </style:style>
    <style:style style:name="ro5" style:family="table-row">
      <style:table-row-properties style:row-height="1.175cm"/>
    </style:style>
    <style:style style:name="ro6" style:family="table-row">
      <style:table-row-properties style:row-height="2.046cm"/>
    </style:style>
    <style:style style:name="ro7" style:family="table-row">
      <style:table-row-properties style:row-height="0.747cm"/>
    </style:style>
    <style:style style:name="ro8" style:family="table-row">
      <style:table-row-properties style:row-height="2.41cm"/>
    </style:style>
    <style:style style:name="ro9" style:family="table-row">
      <style:table-row-properties style:row-height="2.394cm"/>
    </style:style>
    <style:style style:name="ro10" style:family="table-row">
      <style:table-row-properties style:row-height="1.328cm"/>
    </style:style>
    <style:style style:name="ro11" style:family="table-row">
      <style:table-row-properties style:row-height="0.893cm"/>
    </style:style>
    <style:style style:name="ro12" style:family="table-row">
      <style:table-row-properties style:row-height="2.709cm"/>
    </style:style>
    <style:style style:name="ro13" style:family="table-row">
      <style:table-row-properties style:row-height="0.883cm"/>
    </style:style>
    <style:style style:name="ro14" style:family="table-row">
      <style:table-row-properties style:row-height="1.147cm"/>
    </style:style>
    <style:style style:name="ro15" style:family="table-row">
      <style:table-row-properties style:row-height="1.062cm"/>
    </style:style>
    <style:style style:name="ro16" style:family="table-row">
      <style:table-row-properties style:row-height="0.972cm"/>
    </style:style>
    <style:style style:name="ro17" style:family="table-row">
      <style:table-row-properties style:row-height="1.339cm"/>
    </style:style>
    <style:style style:name="ro18" style:family="table-row">
      <style:table-row-properties style:row-height="1.071cm"/>
    </style:style>
    <style:style style:name="ro19" style:family="table-row">
      <style:table-row-properties style:row-height="1.073cm"/>
    </style:style>
    <style:style style:name="ro20" style:family="table-row">
      <style:table-row-properties style:row-height="1.15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loext:graphic-properties draw:fill-color="#dddddd"/>
      <style:text-properties style:font-name="Liberation Sans1" fo:font-size="20pt" style:font-size-asian="20pt" style:font-size-complex="20pt"/>
    </style:style>
    <style:style style:name="ce10" style:family="table-cell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ce11" style:family="table-cell">
      <loext:graphic-properties draw:fill-color="#dddddd"/>
      <style:text-properties fo:font-size="14pt" style:font-size-asian="14pt" style:font-size-complex="14pt"/>
    </style:style>
    <style:style style:name="ce12" style:family="table-cell">
      <style:paragraph-properties fo:text-align="center"/>
      <style:text-properties fo:color="#ffffff" fo:font-size="14pt" style:font-size-asian="14pt" style:font-size-complex="14pt"/>
    </style:style>
    <style:style style:name="ce13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4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5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6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7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18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19" style:family="table-cell">
      <style:paragraph-properties fo:text-align="center"/>
      <style:text-properties fo:color="#ffffff" style:font-name="Source Sans Pro SemiBold2" fo:font-size="24pt" style:font-size-asian="24pt" style:font-size-complex="24pt"/>
    </style:style>
    <style:style style:name="ce20" style:family="table-cell">
      <style:paragraph-properties fo:text-align="center"/>
      <style:text-properties fo:color="#ffffff"/>
    </style:style>
    <style:style style:name="ce21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22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23" style:family="table-cell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24" style:family="table-cell">
      <style:paragraph-properties fo:text-align="center"/>
      <style:text-properties fo:color="#ffffff" style:font-name="Source Sans Pro SemiBold2" fo:font-size="18pt" style:font-size-asian="18pt" style:font-size-complex="18pt"/>
    </style:style>
    <style:style style:name="ce25" style:family="table-cell">
      <style:paragraph-properties fo:text-align="center"/>
      <style:text-properties fo:color="#ffffff" style:font-name="Source Sans Pro SemiBold2"/>
    </style:style>
    <style:style style:name="ce26" style:family="table-cell">
      <style:paragraph-properties fo:text-align="center"/>
      <style:text-properties fo:color="#ffffff" style:font-name="Source Sans Pro SemiBold" fo:font-size="18pt" style:font-size-asian="18pt" style:font-size-complex="18pt"/>
    </style:style>
    <style:style style:name="ce27" style:family="table-cell">
      <style:paragraph-properties fo:text-align="center"/>
      <style:text-properties style:font-name="Source Sans Pro SemiBold2" fo:font-size="20pt" fo:font-weight="normal" style:font-size-asian="20pt" style:font-weight-asian="normal" style:font-size-complex="20pt" style:font-weight-complex="normal"/>
    </style:style>
    <style:style style:name="ce28" style:family="table-cell">
      <style:paragraph-properties fo:text-align="center"/>
      <style:text-properties style:font-name="Source Sans Pro SemiBold2" fo:font-size="20pt" style:font-size-asian="20pt" style:font-size-complex="20pt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1" fo:font-weight="normal" style:font-weight-asian="normal" style:font-weight-complex="normal"/>
    </style:style>
    <style:style style:name="P37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0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1" style:family="paragraph">
      <style:paragraph-properties fo:text-align="center"/>
      <style:text-properties fo:color="#ffffff" fo:font-size="20pt" style:font-size-asian="20pt" style:font-size-complex="20pt"/>
    </style:style>
    <style:style style:name="P42" style:family="paragraph">
      <style:text-properties fo:font-size="14pt" style:font-size-asian="14pt" style:font-size-complex="14pt"/>
    </style:style>
    <style:style style:name="P43" style:family="paragraph">
      <style:paragraph-properties fo:text-align="center"/>
      <style:text-properties fo:color="#ffffff" fo:font-size="14pt" style:font-size-asian="14pt" style:font-size-complex="14pt"/>
    </style:style>
    <style:style style:name="P44" style:family="paragraph">
      <loext:graphic-properties draw:fill="none" draw:fill-color="#ffffff"/>
      <style:text-properties fo:font-size="10pt" style:font-size-asian="10pt" style:font-size-complex="10pt"/>
    </style:style>
    <style:style style:name="P45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46" style:family="paragraph">
      <style:text-properties fo:font-size="12pt" style:font-size-asian="12pt" style:font-size-complex="12pt"/>
    </style:style>
    <style:style style:name="P47" style:family="paragraph">
      <style:paragraph-properties fo:text-align="center"/>
      <style:text-properties fo:font-size="18pt" style:font-size-asian="18pt" style:font-size-complex="18pt"/>
    </style:style>
    <style:style style:name="P48" style:family="paragraph">
      <style:paragraph-properties fo:text-align="center"/>
      <style:text-properties fo:font-size="14pt" style:font-size-asian="14pt" style:font-size-complex="14pt"/>
    </style:style>
    <style:style style:name="P49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0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1" style:family="paragraph">
      <loext:graphic-properties draw:fill="none"/>
    </style:style>
    <style:style style:name="P52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3" style:family="paragraph">
      <loext:graphic-properties draw:fill-color="#159979"/>
      <style:paragraph-properties fo:text-align="center"/>
    </style:style>
    <style:style style:name="P54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55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56" style:family="paragraph">
      <style:paragraph-properties fo:text-align="center"/>
      <style:text-properties fo:color="#ffffff" fo:font-size="24pt" style:font-size-asian="24pt" style:font-size-complex="24pt"/>
    </style:style>
    <style:style style:name="P57" style:family="paragraph">
      <style:paragraph-properties fo:text-align="center"/>
      <style:text-properties fo:color="#ffffff"/>
    </style:style>
    <style:style style:name="P58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59" style:family="paragraph">
      <loext:graphic-properties draw:fill="none"/>
      <style:text-properties fo:font-size="10pt" style:font-size-asian="10pt" style:font-size-complex="10pt"/>
    </style:style>
    <style:style style:name="P60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1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62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63" style:family="paragraph">
      <style:paragraph-properties fo:text-align="center"/>
      <style:text-properties fo:font-size="11pt" style:font-size-asian="11pt" style:font-size-complex="11pt"/>
    </style:style>
    <style:style style:name="P64" style:family="paragraph">
      <loext:graphic-properties draw:fill="none" draw:fill-color="#ffffff"/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P65" style:family="paragraph">
      <style:paragraph-properties fo:text-align="center"/>
      <style:text-properties fo:color="#ffffff" fo:font-size="18pt" style:font-size-asian="18pt" style:font-size-complex="18pt"/>
    </style:style>
    <style:style style:name="P66" style:family="paragraph">
      <style:paragraph-properties fo:text-align="center"/>
      <style:text-properties fo:font-size="20pt" style:font-size-asian="20pt" style:font-weight-asian="normal" style:font-size-complex="20pt" style:font-weight-complex="normal"/>
    </style:style>
    <style:style style:name="P67" style:family="paragraph">
      <style:paragraph-properties fo:text-align="center"/>
      <style:text-properties fo:font-size="20pt" style:font-size-asian="20pt" style:font-size-complex="20pt"/>
    </style:style>
    <style:style style:name="P68" style:family="paragraph">
      <style:text-properties fo:font-size="24pt" style:font-size-asian="12pt" style:font-size-complex="12pt"/>
    </style:style>
    <style:style style:name="P69" style:family="paragraph">
      <style:paragraph-properties fo:text-align="center"/>
      <style:text-properties fo:font-size="24pt" style:font-size-asian="18pt" style:font-size-complex="18pt"/>
    </style:style>
    <style:style style:name="P70" style:family="paragraph">
      <style:text-properties fo:font-size="16pt"/>
    </style:style>
    <style:style style:name="P71" style:family="paragraph">
      <style:text-properties fo:font-size="14pt"/>
    </style:style>
    <style:style style:name="P72" style:family="paragraph">
      <style:paragraph-properties fo:text-align="center"/>
      <style:text-properties fo:font-size="14pt"/>
    </style:style>
    <style:style style:name="P73" style:family="paragraph">
      <style:paragraph-properties fo:text-align="center"/>
      <style:text-properties fo:color="#ffffff" style:font-name="Source Sans Pro SemiBold" fo:font-size="18pt" style:font-size-asian="18pt" style:font-size-complex="18pt"/>
    </style:style>
    <style:style style:name="P74" style:family="paragraph">
      <style:paragraph-properties fo:text-align="center"/>
      <style:text-properties fo:font-size="24pt" style:font-size-asian="20pt" style:font-weight-asian="normal" style:font-size-complex="20pt" style:font-weight-complex="normal"/>
    </style:style>
    <style:style style:name="P75" style:family="paragraph">
      <style:paragraph-properties fo:text-align="center"/>
      <style:text-properties fo:font-size="24pt" style:font-size-asian="20pt" style:font-size-complex="20pt"/>
    </style:style>
    <style:style style:name="P76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77" style:family="paragraph">
      <style:text-properties fo:font-size="10pt"/>
    </style:style>
    <style:style style:name="P78" style:family="paragraph">
      <loext:graphic-properties draw:fill="none" draw:fill-color="#ffffff"/>
      <style:text-properties style:font-name="Source Sans Pro SemiBold1" fo:font-size="12pt" style:font-size-asian="12pt" style:font-size-complex="12pt"/>
    </style:style>
    <style:style style:name="P79" style:family="paragraph">
      <loext:graphic-properties draw:fill="none" draw:fill-color="#ffffff"/>
      <style:text-properties fo:font-size="8pt" style:font-size-asian="8pt" style:font-size-complex="8pt"/>
    </style:style>
    <style:style style:name="P80" style:family="paragraph">
      <loext:graphic-properties draw:fill="none" draw:fill-color="#ffffff"/>
      <style:text-properties fo:font-size="24pt"/>
    </style:style>
    <style:style style:name="P81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8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Source Sans Pro1" fo:font-weight="normal" style:font-weight-asian="normal" style:font-weight-complex="normal"/>
    </style:style>
    <style:style style:name="T45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4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color="#3465a4" fo:font-size="16pt" style:font-size-asian="16pt" style:font-size-complex="16pt"/>
    </style:style>
    <style:style style:name="T49" style:family="text">
      <style:text-properties fo:color="#f58220" fo:font-size="16pt" style:font-size-asian="16pt" style:font-size-complex="16pt"/>
    </style:style>
    <style:style style:name="T50" style:family="text">
      <style:text-properties fo:color="#ffffff" style:font-name="Source Sans Pro SemiBold2" fo:font-size="20pt" style:letter-kerning="true" style:font-name-asian="Noto Sans CJK SC" style:font-size-asian="20pt" style:font-name-complex="Lohit Devanagari" style:font-size-complex="20pt"/>
    </style:style>
    <style:style style:name="T51" style:family="text">
      <style:text-properties fo:color="#ffffff" style:font-name="Source Sans Pro SemiBold2" fo:font-size="20pt" style:font-size-asian="20pt" style:font-size-complex="20pt"/>
    </style:style>
    <style:style style:name="T52" style:family="text">
      <style:text-properties fo:color="#ffffff" fo:font-size="14pt" style:font-size-asian="14pt" style:font-size-complex="14pt"/>
    </style:style>
    <style:style style:name="T53" style:family="text">
      <style:text-properties fo:color="#ffffff" style:text-position="33% 58%" fo:font-size="14pt" style:font-size-asian="14pt" style:font-size-complex="14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56" style:family="text">
      <style:text-properties fo:font-size="14pt" fo:font-style="italic" style:font-size-asian="14pt" style:font-style-asian="italic" style:font-size-complex="14pt" style:font-style-complex="italic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style:font-name="Source Sans Pro SemiBold2" fo:font-size="12pt" style:font-size-asian="12pt" style:font-size-complex="12pt"/>
    </style:style>
    <style:style style:name="T59" style:family="text">
      <style:text-properties fo:color="#008000" style:font-name="Source Sans Pro SemiBold2" fo:font-size="14pt" style:font-size-asian="14pt" style:font-size-complex="14pt"/>
    </style:style>
    <style:style style:name="T60" style:family="text">
      <style:text-properties fo:color="#000000" style:font-name="Source Sans Pro SemiBold2" fo:font-size="14pt" style:font-size-asian="14pt" style:font-size-complex="14pt"/>
    </style:style>
    <style:style style:name="T61" style:family="text">
      <style:text-properties fo:color="#0000ff" style:font-name="Source Sans Pro SemiBold2" fo:font-size="14pt" style:font-size-asian="14pt" style:font-size-complex="14pt"/>
    </style:style>
    <style:style style:name="T62" style:family="text">
      <style:text-properties style:font-name="Source Sans Pro SemiBold2" fo:font-size="14pt" style:font-size-asian="14pt" style:font-size-complex="14pt"/>
    </style:style>
    <style:style style:name="T63" style:family="text">
      <style:text-properties style:text-position="33% 58%" style:font-name="Source Sans Pro SemiBold2" fo:font-size="14pt" style:font-size-asian="14pt" style:font-size-complex="14pt"/>
    </style:style>
    <style:style style:name="T64" style:family="text">
      <style:text-properties style:text-position="-33% 58%" style:font-name="Source Sans Pro SemiBold2" fo:font-size="14pt" style:font-size-asian="14pt" style:font-size-complex="14pt"/>
    </style:style>
    <style:style style:name="T65" style:family="text">
      <style:text-properties style:text-position="0% 100%" style:font-name="Source Sans Pro SemiBold2" fo:font-size="14pt" style:font-size-asian="14pt" style:font-size-complex="14pt"/>
    </style:style>
    <style:style style:name="T66" style:family="text">
      <style:text-properties style:font-name="Source Sans Pro SemiBold" fo:font-size="14pt" style:font-size-asian="14pt" style:font-size-complex="14pt"/>
    </style:style>
    <style:style style:name="T67" style:family="text">
      <style:text-properties style:text-position="-33% 58%" style:font-name="Source Sans Pro SemiBold" fo:font-size="14pt" style:font-size-asian="14pt" style:font-size-complex="14pt"/>
    </style:style>
    <style:style style:name="T68" style:family="text">
      <style:text-properties style:text-position="0% 100%" style:font-name="Source Sans Pro SemiBold" fo:font-size="14pt" style:font-size-asian="14pt" style:font-size-complex="14pt"/>
    </style:style>
    <style:style style:name="T69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position="33% 58%" style:font-name="Source Sans Pro SemiBold" fo:font-size="14pt" style:font-size-asian="14pt" style:font-size-complex="14pt"/>
    </style:style>
    <style:style style:name="T80" style:family="text">
      <style:text-properties fo:color="#3465a4" fo:font-size="14pt" style:font-size-asian="14pt" style:font-size-complex="14pt"/>
    </style:style>
    <style:style style:name="T81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color="#000000" fo:font-size="14pt" style:font-size-asian="14pt" style:font-size-complex="14pt"/>
    </style:style>
    <style:style style:name="T83" style:family="text">
      <style:text-properties fo:color="#666666" fo:font-size="14pt" style:font-size-asian="14pt" style:font-size-complex="14pt"/>
    </style:style>
    <style:style style:name="T84" style:family="text">
      <style:text-properties fo:color="#008000" fo:font-size="14pt" style:font-size-asian="14pt" style:font-size-complex="14pt"/>
    </style:style>
    <style:style style:name="T85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86" style:family="text">
      <style:text-properties fo:color="#306db3" fo:font-size="14pt" style:font-size-asian="14pt" style:font-size-complex="14pt"/>
    </style:style>
    <style:style style:name="T87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8" style:family="text">
      <style:text-properties fo:color="#3465a4" fo:font-size="12pt" style:font-size-asian="12pt" style:font-size-complex="12pt"/>
    </style:style>
    <style:style style:name="T89" style:family="text">
      <style:text-properties fo:color="#666666" style:font-name="Source Sans Pro SemiBold2" fo:font-size="14pt" style:font-size-asian="14pt" style:font-size-complex="14pt"/>
    </style:style>
    <style:style style:name="T90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91" style:family="text">
      <style:text-properties fo:color="#ffffff" style:font-name="Source Sans Pro SemiBold2" fo:font-size="24pt" style:font-size-asian="24pt" style:font-size-complex="24pt"/>
    </style:style>
    <style:style style:name="T92" style:family="text">
      <style:text-properties fo:color="#ffffff"/>
    </style:style>
    <style:style style:name="T93" style:family="text">
      <style:text-properties fo:color="#3465a4" fo:font-size="10pt" style:font-size-asian="10pt" style:font-size-complex="10pt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7" style:family="text">
      <style:text-properties style:font-name="Source Sans Pro SemiBold2" fo:font-size="13pt" style:font-size-asian="13pt" style:font-size-complex="13pt"/>
    </style:style>
    <style:style style:name="T98" style:family="text">
      <style:text-properties style:text-position="-33% 58%" style:font-name="Source Sans Pro SemiBold2" fo:font-size="13pt" style:font-size-asian="13pt" style:font-size-complex="13pt"/>
    </style:style>
    <style:style style:name="T99" style:family="text">
      <style:text-properties style:text-position="0% 100%" style:font-name="Source Sans Pro SemiBold2" fo:font-size="13pt" style:font-size-asian="13pt" style:font-size-complex="13pt"/>
    </style:style>
    <style:style style:name="T100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101" style:family="text">
      <style:text-properties style:text-position="-33% 58%" fo:font-size="14pt" style:font-size-asian="14pt" style:font-size-complex="14pt"/>
    </style:style>
    <style:style style:name="T102" style:family="text">
      <style:text-properties fo:color="#3465a4" style:text-position="-33% 58%" fo:font-size="12pt" style:font-size-asian="12pt" style:font-size-complex="12pt"/>
    </style:style>
    <style:style style:name="T103" style:family="text">
      <style:text-properties fo:color="#008000" style:font-name="Source Sans Pro SemiBold2" fo:font-size="12pt" style:font-size-asian="12pt" style:font-size-complex="12pt"/>
    </style:style>
    <style:style style:name="T104" style:family="text">
      <style:text-properties fo:color="#000000" style:font-name="Source Sans Pro SemiBold2" fo:font-size="12pt" style:font-size-asian="12pt" style:font-size-complex="12pt"/>
    </style:style>
    <style:style style:name="T105" style:family="text">
      <style:text-properties fo:color="#0000ff" style:font-name="Source Sans Pro SemiBold2" fo:font-size="12pt" style:font-size-asian="12pt" style:font-size-complex="12pt"/>
    </style:style>
    <style:style style:name="T106" style:family="text">
      <style:text-properties fo:color="#666666" style:font-name="Source Sans Pro SemiBold2" fo:font-size="12pt" style:font-size-asian="12pt" style:font-size-complex="12pt"/>
    </style:style>
    <style:style style:name="T107" style:family="text">
      <style:text-properties fo:color="#aa22ff" style:font-name="Source Sans Pro SemiBold2" fo:font-size="12pt" style:font-size-asian="12pt" style:font-size-complex="12pt"/>
    </style:style>
    <style:style style:name="T108" style:family="text">
      <style:text-properties style:font-name="Source Sans Pro SemiBold2" fo:font-size="11pt" style:font-size-asian="11pt" style:font-size-complex="11pt"/>
    </style:style>
    <style:style style:name="T109" style:family="text">
      <style:text-properties style:text-position="-33% 58%" style:font-name="Source Sans Pro SemiBold2" fo:font-size="11pt" style:font-size-asian="11pt" style:font-size-complex="11pt"/>
    </style:style>
    <style:style style:name="T110" style:family="text">
      <style:text-properties style:text-position="0% 100%" style:font-name="Source Sans Pro SemiBold2" fo:font-size="11pt" style:font-size-asian="11pt" style:font-size-complex="11pt"/>
    </style:style>
    <style:style style:name="T111" style:family="text"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T112" style:family="text">
      <style:text-properties fo:color="#ffffff" style:font-name="Source Sans Pro SemiBold2" fo:font-size="14pt" style:font-size-asian="14pt" style:font-size-complex="14pt"/>
    </style:style>
    <style:style style:name="T113" style:family="text">
      <style:text-properties fo:color="#aa22ff" style:font-name="Source Sans Pro SemiBold2" fo:font-size="14pt" style:font-size-asian="14pt" style:font-size-complex="14pt"/>
    </style:style>
    <style:style style:name="T114" style:family="text">
      <style:text-properties style:use-window-font-color="true" style:font-name="Source Sans Pro SemiBold2" fo:font-size="14pt" style:letter-kerning="true" style:font-name-asian="Noto Sans CJK SC" style:font-size-asian="14pt" style:font-name-complex="Lohit Devanagari" style:font-size-complex="14pt"/>
    </style:style>
    <style:style style:name="T115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style:text-position="33% 58%" style:font-name="Source Sans Pro SemiBold2" fo:font-size="12pt" style:font-size-asian="12pt" style:font-size-complex="12pt"/>
    </style:style>
    <style:style style:name="T117" style:family="text">
      <style:text-properties fo:color="#ffffff" style:font-name="Source Sans Pro SemiBold2" fo:font-size="18pt" style:font-size-asian="18pt" style:font-size-complex="18pt"/>
    </style:style>
    <style:style style:name="T118" style:family="text">
      <style:text-properties fo:color="#ffffff" style:font-name="Source Sans Pro SemiBold2"/>
    </style:style>
    <style:style style:name="T119" style:family="text">
      <style:text-properties fo:color="#ffffff" style:font-name="Source Sans Pro SemiBold" fo:font-size="18pt" style:font-size-asian="18pt" style:font-size-complex="18pt"/>
    </style:style>
    <style:style style:name="T120" style:family="text">
      <style:text-properties fo:color="#ffffff" style:font-name="Source Sans Pro SemiBold2" fo:font-size="20pt" fo:font-weight="normal" style:font-size-asian="20pt" style:font-weight-asian="normal" style:font-size-complex="20pt" style:font-weight-complex="normal"/>
    </style:style>
    <style:style style:name="T121" style:family="text">
      <style:text-properties style:text-position="0% 100%" style:font-name="Source Sans Pro SemiBold2" fo:font-size="12pt" style:font-size-asian="12pt" style:font-size-complex="12pt"/>
    </style:style>
    <style:style style:name="T122" style:family="text">
      <style:text-properties fo:color="#ffffff" fo:font-size="18pt" style:font-size-asian="18pt" style:font-size-complex="18pt"/>
    </style:style>
    <style:style style:name="T123" style:family="text">
      <style:text-properties style:font-name="Source Sans Pro SemiBold1" fo:font-size="12pt" style:font-size-asian="12pt" style:font-size-complex="12pt"/>
    </style:style>
    <style:style style:name="T124" style:family="text">
      <style:text-properties fo:color="#008000"/>
    </style:style>
    <style:style style:name="T125" style:family="text">
      <style:text-properties fo:color="#000000"/>
    </style:style>
    <style:style style:name="T126" style:family="text">
      <style:text-properties fo:color="#0000ff"/>
    </style:style>
    <style:style style:name="T127" style:family="text">
      <style:text-properties fo:color="#666666"/>
    </style:style>
    <style:style style:name="T128" style:family="text">
      <style:text-properties fo:font-size="8pt" style:font-size-asian="8pt" style:font-size-complex="8pt"/>
    </style:style>
    <style:style style:name="T129" style:family="text">
      <style:text-properties fo:font-size="24pt"/>
    </style:style>
    <style:style style:name="T130" style:family="text">
      <style:text-properties fo:font-size="14pt" fo:font-weight="normal" style:font-size-asian="14pt" style:font-weight-asian="normal" style:font-size-complex="14pt" style:font-weight-complex="normal"/>
    </style:style>
    <style:style style:name="T131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</text:span><text:span text:style-name="T1">p</text:span><text:span text:style-name="T1">r</text:span><text:span text:style-name="T1">o</text:span><text:span text:style-name="T1">w</text:span><text:span text:style-name="T1">a</text:span><text:span text:style-name="T1">d</text:span><text:span text:style-name="T1">z</text:span><text:span text:style-name="T1">e</text:span><text:span text:style-name="T1">n</text:span><text:span text:style-name="T1">i</text:span><text:span text:style-name="T1">e </text:span><text:span text:style-name="T1">d</text:span><text:span text:style-name="T1">o </text:span><text:span text:style-name="T1">a</text:span><text:span text:style-name="T1">l</text:span><text:span text:style-name="T1">g</text:span><text:span text:style-name="T1">o</text:span><text:span text:style-name="T1">r</text:span><text:span text:style-name="T1">y</text:span><text:span text:style-name="T1">t</text:span><text:span text:style-name="T1">m</text:span><text:span text:style-name="T1">ó</text:span><text:span text:style-name="T1">w</text:span><text:span text:style-name="T1"><text:line-break/></text:span><text:span text:style-name="T1">i </text:span><text:span text:style-name="T1">s</text:span><text:span text:style-name="T1">t</text:span><text:span text:style-name="T1">r</text:span><text:span text:style-name="T1">u</text:span><text:span text:style-name="T1">k</text:span><text:span text:style-name="T1">t</text:span><text:span text:style-name="T1">u</text:span><text:span text:style-name="T1">r </text:span><text:span text:style-name="T1">d</text:span><text:span text:style-name="T1">a</text:span><text:span text:style-name="T1">n</text:span><text:span text:style-name="T1">y</text:span><text:span text:style-name="T1">c</text:span><text:span text:style-name="T1">h </text:span><text:span text:style-name="T1">w</text:span><text:span text:style-name="T1"> </text:span><text:span text:style-name="T2">P</text:span><text:span text:style-name="T2">y</text:span><text:span text:style-name="T2">t</text:span><text:span text:style-name="T2">h</text:span><text:span text:style-name="T2">o</text:span><text:span text:style-name="T2">n</text:span><text:span text:style-name="T2">i</text:span><text:span text:style-name="T2">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</text:span><text:span text:style-name="T8">a</text:span><text:span text:style-name="T8">t</text:span><text:span text:style-name="T8">e</text:span><text:span text:style-name="T8">r</text:span><text:span text:style-name="T8">i</text:span><text:span text:style-name="T8">a</text:span><text:span text:style-name="T8">ł</text:span><text:span text:style-name="T8">y</text:span><text:span text:style-name="T8"> </text:span><text:span text:style-name="T8">u</text:span><text:span text:style-name="T8">z</text:span><text:span text:style-name="T8">u</text:span><text:span text:style-name="T8">p</text:span><text:span text:style-name="T8">e</text:span><text:span text:style-name="T8">ł</text:span><text:span text:style-name="T8">n</text:span><text:span text:style-name="T8">i</text:span><text:span text:style-name="T8">a</text:span><text:span text:style-name="T8">j</text:span><text:span text:style-name="T8">ą</text:span><text:span text:style-name="T8">c</text:span><text:span text:style-name="T8">e</text:span><text:span text:style-name="T8"> </text:span><text:span text:style-name="T8">o</text:span><text:span text:style-name="T8">r</text:span><text:span text:style-name="T8">a</text:span><text:span text:style-name="T8">z</text:span><text:span text:style-name="T8"> </text:span><text:span text:style-name="T8">p</text:span><text:span text:style-name="T8">r</text:span><text:span text:style-name="T8">z</text:span><text:span text:style-name="T8">y</text:span><text:span text:style-name="T8">j</text:span><text:span text:style-name="T8">ę</text:span><text:span text:style-name="T8">t</text:span><text:span text:style-name="T8">e</text:span><text:span text:style-name="T8"> </text:span><text:span text:style-name="T8">k</text:span><text:span text:style-name="T8">o</text:span><text:span text:style-name="T8">n</text:span><text:span text:style-name="T8">w</text:span><text:span text:style-name="T8">e</text:span><text:span text:style-name="T8">n</text:span><text:span text:style-name="T8">c</text:span><text:span text:style-name="T8">j</text:span><text:span text:style-name="T8">e</text:span><text:span text:style-name="T8">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</text:span><text:span text:style-name="T9">d</text:span><text:span text:style-name="T9">n</text:span><text:span text:style-name="T9">o</text:span><text:span text:style-name="T9">ś</text:span><text:span text:style-name="T9">n</text:span><text:span text:style-name="T9">i</text:span><text:span text:style-name="T9">k</text:span><text:span text:style-name="T9">i </text:span><text:span text:style-name="T9">d</text:span><text:span text:style-name="T9">o </text:span><text:span text:style-name="T9">m</text:span><text:span text:style-name="T9">a</text:span><text:span text:style-name="T9">t</text:span><text:span text:style-name="T9">e</text:span><text:span text:style-name="T9">ri</text:span><text:span text:style-name="T9">a</text:span><text:span text:style-name="T9">ł</text:span><text:span text:style-name="T9">ó</text:span><text:span text:style-name="T9">w</text:span><text:span text:style-name="T9"> </text:span><text:span text:style-name="T9">w</text:span><text:span text:style-name="T9">y</text:span><text:span text:style-name="T9">k</text:span><text:span text:style-name="T9">o</text:span><text:span text:style-name="T9">r</text:span><text:span text:style-name="T9">z</text:span><text:span text:style-name="T9">y</text:span><text:span text:style-name="T9">s</text:span><text:span text:style-name="T9">z</text:span><text:span text:style-name="T9">t</text:span><text:span text:style-name="T9">a</text:span><text:span text:style-name="T9">n</text:span><text:span text:style-name="T9">y</text:span><text:span text:style-name="T9">c</text:span><text:span text:style-name="T9">h </text:span><text:span text:style-name="T9">p</text:span><text:span text:style-name="T9">o</text:span><text:span text:style-name="T9">d</text:span><text:span text:style-name="T9">c</text:span><text:span text:style-name="T9">z</text:span><text:span text:style-name="T9">a</text:span><text:span text:style-name="T9">s </text:span><text:span text:style-name="T9">w</text:span><text:span text:style-name="T9">a</text:span><text:span text:style-name="T9">r</text:span><text:span text:style-name="T9">s</text:span><text:span text:style-name="T9">z</text:span><text:span text:style-name="T9">t</text:span><text:span text:style-name="T9">a</text:span><text:span text:style-name="T9">t</text:span><text:span text:style-name="T9">u</text:span><text:span text:style-name="T9">.</text:span></text:p>
            <text:p text:style-name="P11"><text:span text:style-name="T10"/></text:p>
            <text:p text:style-name="P11"><text:span text:style-name="T11">g</text:span><text:span text:style-name="T11">it</text:span><text:span text:style-name="T11">h</text:span><text:span text:style-name="T11">u</text:span><text:span text:style-name="T11">b</text:span><text:span text:style-name="T11">.c</text:span><text:span text:style-name="T11">o</text:span><text:span text:style-name="T11">m</text:span><text:span text:style-name="T11">/</text:span><text:span text:style-name="T11">M</text:span><text:span text:style-name="T11">ic</text:span><text:span text:style-name="T11">h</text:span><text:span text:style-name="T11">a</text:span><text:span text:style-name="T11">e</text:span><text:span text:style-name="T11">l-</text:span><text:span text:style-name="T11">W</text:span><text:span text:style-name="T11">is</text:span><text:span text:style-name="T11">n</text:span><text:span text:style-name="T11">i</text:span><text:span text:style-name="T11">e</text:span><text:span text:style-name="T11">w</text:span><text:span text:style-name="T11">s</text:span><text:span text:style-name="T11">k</text:span><text:span text:style-name="T11">i/</text:span><text:span text:style-name="T11">a</text:span><text:span text:style-name="T11">l</text:span><text:span text:style-name="T11">g</text:span><text:span text:style-name="T11">o</text:span><text:span text:style-name="T11">ri</text:span><text:span text:style-name="T11">t</text:span><text:span text:style-name="T11">h</text:span><text:span text:style-name="T11">m</text:span><text:span text:style-name="T11">ic</text:span><text:span text:style-name="T11">-</text:span><text:span text:style-name="T11">w</text:span><text:span text:style-name="T11">o</text:span><text:span text:style-name="T11">r</text:span><text:span text:style-name="T11">k</text:span><text:span text:style-name="T11">s</text:span><text:span text:style-name="T11">h</text:span><text:span text:style-name="T11">o</text:span><text:span text:style-name="T11">p</text:span></text:p>
            <text:p text:style-name="P11"><text:span text:style-name="T10">P</text:span><text:span text:style-name="T10">r</text:span><text:span text:style-name="T10">e</text:span><text:span text:style-name="T10">z</text:span><text:span text:style-name="T10">e</text:span><text:span text:style-name="T10">n</text:span><text:span text:style-name="T10">t</text:span><text:span text:style-name="T10">a</text:span><text:span text:style-name="T10">cj</text:span><text:span text:style-name="T10">a </text:span><text:span text:style-name="T10">o</text:span><text:span text:style-name="T10">r</text:span><text:span text:style-name="T10">a</text:span><text:span text:style-name="T10">z </text:span><text:span text:style-name="T10">k</text:span><text:span text:style-name="T10">o</text:span><text:span text:style-name="T10">d </text:span><text:span text:style-name="T10">ź</text:span><text:span text:style-name="T10">r</text:span><text:span text:style-name="T10">ó</text:span><text:span text:style-name="T10">d</text:span><text:span text:style-name="T10">ł</text:span><text:span text:style-name="T10">o</text:span><text:span text:style-name="T10">w</text:span><text:span text:style-name="T10">y </text:span><text:span text:style-name="T10">ć</text:span><text:span text:style-name="T10">w</text:span><text:span text:style-name="T10">ic</text:span><text:span text:style-name="T10">z</text:span><text:span text:style-name="T10">e</text:span><text:span text:style-name="T10">ń</text:span><text:span text:style-name="T10">.</text:span></text:p>
            <text:p text:style-name="P11"><text:span text:style-name="T10"/></text:p>
            <text:p text:style-name="P11"><text:span text:style-name="T11">p</text:span><text:span text:style-name="T11">y</text:span><text:span text:style-name="T11">p</text:span><text:span text:style-name="T11">i.</text:span><text:span text:style-name="T11">o</text:span><text:span text:style-name="T11">r</text:span><text:span text:style-name="T11">g</text:span><text:span text:style-name="T11">/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/</text:span><text:span text:style-name="T11">a</text:span><text:span text:style-name="T11">l</text:span><text:span text:style-name="T11">g</text:span><text:span text:style-name="T11">o</text:span><text:span text:style-name="T11">-</text:span><text:span text:style-name="T11">p</text:span><text:span text:style-name="T11">r</text:span><text:span text:style-name="T11">o</text:span><text:span text:style-name="T11">fi</text:span><text:span text:style-name="T11">l</text:span><text:span text:style-name="T11">e</text:span><text:span text:style-name="T11">r</text:span></text:p>
            <text:p text:style-name="P11"><text:span text:style-name="T10">P</text:span><text:span text:style-name="T10">a</text:span><text:span text:style-name="T10">k</text:span><text:span text:style-name="T10">ie</text:span><text:span text:style-name="T10">t </text:span><text:span text:style-name="T10">n</text:span><text:span text:style-name="T10">a</text:span><text:span text:style-name="T10">r</text:span><text:span text:style-name="T10">z</text:span><text:span text:style-name="T10">ę</text:span><text:span text:style-name="T10">d</text:span><text:span text:style-name="T10">zi </text:span><text:span text:style-name="T10">d</text:span><text:span text:style-name="T10">o </text:span><text:span text:style-name="T10">p</text:span><text:span text:style-name="T10">r</text:span><text:span text:style-name="T10">o</text:span><text:span text:style-name="T10">fi</text:span><text:span text:style-name="T10">l</text:span><text:span text:style-name="T10">o</text:span><text:span text:style-name="T10">w</text:span><text:span text:style-name="T10">a</text:span><text:span text:style-name="T10">n</text:span><text:span text:style-name="T10">i</text:span><text:span text:style-name="T10">a </text:span><text:span text:style-name="T10">k</text:span><text:span text:style-name="T10">o</text:span><text:span text:style-name="T10">d</text:span><text:span text:style-name="T10">u</text:span><text:span text:style-name="T10">.</text:span></text:p>
            <text:p text:style-name="P11"><text:span text:style-name="T10"/></text:p>
            <text:p text:style-name="P11"><text:span text:style-name="T11">a</text:span><text:span text:style-name="T11">r</text:span><text:span text:style-name="T11">o</text:span><text:span text:style-name="T11">u</text:span><text:span text:style-name="T11">n</text:span><text:span text:style-name="T11">d</text:span><text:span text:style-name="T11">p</text:span><text:span text:style-name="T11">y</text:span><text:span text:style-name="T11">t</text:span><text:span text:style-name="T11">h</text:span><text:span text:style-name="T11">o</text:span><text:span text:style-name="T11">n</text:span><text:span text:style-name="T11">.c</text:span><text:span text:style-name="T11">o</text:span><text:span text:style-name="T11">m</text:span><text:span text:style-name="T11">/</text:span><text:span text:style-name="T11">2</text:span><text:span text:style-name="T11">0</text:span><text:span text:style-name="T11">2</text:span><text:span text:style-name="T11">1</text:span><text:span text:style-name="T11">/</text:span><text:span text:style-name="T11">0</text:span><text:span text:style-name="T11">6</text:span><text:span text:style-name="T11">/</text:span><text:span text:style-name="T11">1</text:span><text:span text:style-name="T11">3</text:span><text:span text:style-name="T11">/</text:span><text:span text:style-name="T11">t</text:span><text:span text:style-name="T11">o</text:span><text:span text:style-name="T11">o</text:span><text:span text:style-name="T11">l-</text:span><text:span text:style-name="T11">f</text:span><text:span text:style-name="T11">o</text:span><text:span text:style-name="T11">r-</text:span><text:span text:style-name="T11">w</text:span><text:span text:style-name="T11">ri</text:span><text:span text:style-name="T11">ti</text:span><text:span text:style-name="T11">n</text:span><text:span text:style-name="T11">g</text:span><text:span text:style-name="T11">-</text:span><text:span text:style-name="T11">a</text:span><text:span text:style-name="T11">l</text:span><text:span text:style-name="T11">g</text:span><text:span text:style-name="T11">o</text:span><text:span text:style-name="T11">ri</text:span><text:span text:style-name="T11">t</text:span><text:span text:style-name="T11">h</text:span><text:span text:style-name="T11">m</text:span><text:span text:style-name="T11">s</text:span></text:p>
            <text:p text:style-name="P14"><text:span text:style-name="T10">D</text:span><text:span text:style-name="T10">o</text:span><text:span text:style-name="T10">k</text:span><text:span text:style-name="T10">u</text:span><text:span text:style-name="T10">m</text:span><text:span text:style-name="T10">e</text:span><text:span text:style-name="T10">n</text:span><text:span text:style-name="T10">t</text:span><text:span text:style-name="T10">a</text:span><text:span text:style-name="T10">cj</text:span><text:span text:style-name="T10">a </text:span><text:span text:style-name="T10">p</text:span><text:span text:style-name="T10">a</text:span><text:span text:style-name="T10">k</text:span><text:span text:style-name="T10">ie</text:span><text:span text:style-name="T10">t</text:span><text:span text:style-name="T10">u </text:span><text:span text:style-name="T10">a</text:span><text:span text:style-name="T10">l</text:span><text:span text:style-name="T10">g</text:span><text:span text:style-name="T10">o</text:span><text:span text:style-name="T10">-</text:span><text:span text:style-name="T10">p</text:span><text:span text:style-name="T10">r</text:span><text:span text:style-name="T10">o</text:span><text:span text:style-name="T10">fi</text:span><text:span text:style-name="T10">l</text:span><text:span text:style-name="T10">e</text:span><text:span text:style-name="T10">r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</text:span><text:span text:style-name="T14">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</text:span><text:span text:style-name="T15">c</text:span><text:span text:style-name="T15">i</text:span><text:span text:style-name="T15">e</text:span><text:span text:style-name="T15">ż</text:span><text:span text:style-name="T15">k</text:span><text:span text:style-name="T15">a </text:span><text:span text:style-name="T15">d</text:span><text:span text:style-name="T15">o </text:span><text:span text:style-name="T15">p</text:span><text:span text:style-name="T15">li</text:span><text:span text:style-name="T15">k</text:span><text:span text:style-name="T15">u </text:span><text:span text:style-name="T15">z</text:span><text:span text:style-name="T15">a</text:span><text:span text:style-name="T15">w</text:span><text:span text:style-name="T15">i</text:span><text:span text:style-name="T15">e</text:span><text:span text:style-name="T15">r</text:span><text:span text:style-name="T15">a</text:span><text:span text:style-name="T15">j</text:span><text:span text:style-name="T15">ą</text:span><text:span text:style-name="T15">c</text:span><text:span text:style-name="T15">e</text:span><text:span text:style-name="T15">g</text:span><text:span text:style-name="T15">o </text:span><text:span text:style-name="T15">k</text:span><text:span text:style-name="T15">o</text:span><text:span text:style-name="T15">d </text:span><text:span text:style-name="T15">ź</text:span><text:span text:style-name="T15">r</text:span><text:span text:style-name="T15">ó</text:span><text:span text:style-name="T15">d</text:span><text:span text:style-name="T15">ł</text:span><text:span text:style-name="T15">o</text:span><text:span text:style-name="T15">w</text:span><text:span text:style-name="T15">y</text:span><text:span text:style-name="T15">.</text:span></text:p>
            <text:p><text:span text:style-name="T15"/></text:p>
            <text:p><text:span text:style-name="T15">Ś</text:span><text:span text:style-name="T15">c</text:span><text:span text:style-name="T15">i</text:span><text:span text:style-name="T15">e</text:span><text:span text:style-name="T15">ż</text:span><text:span text:style-name="T15">k</text:span><text:span text:style-name="T15">a </text:span><text:span text:style-name="T15">d</text:span><text:span text:style-name="T15">o </text:span><text:span text:style-name="T15">s</text:span><text:span text:style-name="T15">k</text:span><text:span text:style-name="T15">r</text:span><text:span text:style-name="T15">y</text:span><text:span text:style-name="T15">p</text:span><text:span text:style-name="T15">t</text:span><text:span text:style-name="T15">u</text:span><text:span text:style-name="T15">, </text:span><text:span text:style-name="T15">k</text:span><text:span text:style-name="T15">t</text:span><text:span text:style-name="T15">ó</text:span><text:span text:style-name="T15">r</text:span><text:span text:style-name="T15">y </text:span><text:span text:style-name="T15">n</text:span><text:span text:style-name="T15">a</text:span><text:span text:style-name="T15">l</text:span><text:span text:style-name="T15">e</text:span><text:span text:style-name="T15">ż</text:span><text:span text:style-name="T15">y </text:span><text:span text:style-name="T15">u</text:span><text:span text:style-name="T15">r</text:span><text:span text:style-name="T15">u</text:span><text:span text:style-name="T15">c</text:span><text:span text:style-name="T15">h</text:span><text:span text:style-name="T15">o</text:span><text:span text:style-name="T15">m</text:span><text:span text:style-name="T15">i</text:span><text:span text:style-name="T15">ć </text:span><text:span text:style-name="T15">a</text:span><text:span text:style-name="T15">b</text:span><text:span text:style-name="T15">y </text:span><text:span text:style-name="T15">o</text:span><text:span text:style-name="T15">t</text:span><text:span text:style-name="T15">r</text:span><text:span text:style-name="T15">z</text:span><text:span text:style-name="T15">y</text:span><text:span text:style-name="T15">m</text:span><text:span text:style-name="T15">a</text:span><text:span text:style-name="T15">ć </text:span><text:span text:style-name="T15">p</text:span><text:span text:style-name="T15">r</text:span><text:span text:style-name="T15">z</text:span><text:span text:style-name="T15">e</text:span><text:span text:style-name="T15">d</text:span><text:span text:style-name="T15">s</text:span><text:span text:style-name="T15">t</text:span><text:span text:style-name="T15">a</text:span><text:span text:style-name="T15">w</text:span><text:span text:style-name="T15">i</text:span><text:span text:style-name="T15">o</text:span><text:span text:style-name="T15">n</text:span><text:span text:style-name="T15">y </text:span><text:span text:style-name="T15">p</text:span><text:span text:style-name="T15">o</text:span><text:span text:style-name="T15">m</text:span><text:span text:style-name="T15">i</text:span><text:span text:style-name="T15">a</text:span><text:span text:style-name="T15">r.</text:span></text:p>
            <text:p><text:span text:style-name="T15"/></text:p>
            <text:p><text:span text:style-name="T15">A</text:span><text:span text:style-name="T15">d</text:span><text:span text:style-name="T15">n</text:span><text:span text:style-name="T15">o</text:span><text:span text:style-name="T15">t</text:span><text:span text:style-name="T15">a</text:span><text:span text:style-name="T15">c</text:span><text:span text:style-name="T15">j</text:span><text:span text:style-name="T15">a </text:span><text:span text:style-name="T15">w</text:span><text:span text:style-name="T15">a</text:span><text:span text:style-name="T15">r</text:span><text:span text:style-name="T15">t</text:span><text:span text:style-name="T15">a </text:span><text:span text:style-name="T15">z</text:span><text:span text:style-name="T15">a</text:span><text:span text:style-name="T15">p</text:span><text:span text:style-name="T15">a</text:span><text:span text:style-name="T15">m</text:span><text:span text:style-name="T15">i</text:span><text:span text:style-name="T15">ę</text:span><text:span text:style-name="T15">t</text:span><text:span text:style-name="T15">a</text:span><text:span text:style-name="T15">n</text:span><text:span text:style-name="T15">i</text:span><text:span text:style-name="T15">a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</text:span><text:span text:style-name="T8">z</text:span><text:span text:style-name="T8">e</text:span><text:span text:style-name="T8">g</text:span><text:span text:style-name="T8">o </text:span><text:span text:style-name="T8">n</text:span><text:span text:style-name="T8">a</text:span><text:span text:style-name="T8">u</text:span><text:span text:style-name="T8">c</text:span><text:span text:style-name="T8">z</text:span><text:span text:style-name="T8">ę </text:span><text:span text:style-name="T8">s</text:span><text:span text:style-name="T8">i</text:span><text:span text:style-name="T8">ę </text:span><text:span text:style-name="T8">p</text:span><text:span text:style-name="T8">o</text:span><text:span text:style-name="T8">d</text:span><text:span text:style-name="T8">c</text:span><text:span text:style-name="T8">z</text:span><text:span text:style-name="T8">a</text:span><text:span text:style-name="T8">s </text:span><text:span text:style-name="T8">w</text:span><text:span text:style-name="T8">a</text:span><text:span text:style-name="T8">r</text:span><text:span text:style-name="T8">s</text:span><text:span text:style-name="T8">z</text:span><text:span text:style-name="T8">t</text:span><text:span text:style-name="T8">a</text:span><text:span text:style-name="T8">t</text:span><text:span text:style-name="T8">u</text:span><text:span text:style-name="T8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y</text:span><text:span text:style-name="T15">w</text:span><text:span text:style-name="T15">a</text:span><text:span text:style-name="T15">ć </text:span><text:span text:style-name="T15">s</text:span><text:span text:style-name="T15">z</text:span><text:span text:style-name="T15">e</text:span><text:span text:style-name="T15">r</text:span><text:span text:style-name="T15">s</text:span><text:span text:style-name="T15">z</text:span><text:span text:style-name="T15">e </text:span><text:span text:style-name="T15">s</text:span><text:span text:style-name="T15">p</text:span><text:span text:style-name="T15">e</text:span><text:span text:style-name="T15">k</text:span><text:span text:style-name="T15">t</text:span><text:span text:style-name="T15">r</text:span><text:span text:style-name="T15">u</text:span><text:span text:style-name="T15">m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ó</text:span><text:span text:style-name="T15">w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fi</text:span><text:span text:style-name="T15">l</text:span><text:span text:style-name="T15">o</text:span><text:span text:style-name="T15">w</text:span><text:span text:style-name="T15">a</text:span><text:span text:style-name="T15">ć </text:span><text:span text:style-name="T15">i </text:span><text:span text:style-name="T15">u</text:span><text:span text:style-name="T15">d</text:span><text:span text:style-name="T15">o</text:span><text:span text:style-name="T15">s</text:span><text:span text:style-name="T15">k</text:span><text:span text:style-name="T15">o</text:span><text:span text:style-name="T15">n</text:span><text:span text:style-name="T15">a</text:span><text:span text:style-name="T15">l</text:span><text:span text:style-name="T15">a</text:span><text:span text:style-name="T15">ć </text:span><text:span text:style-name="T15">is</text:span><text:span text:style-name="T15">t</text:span><text:span text:style-name="T15">n</text:span><text:span text:style-name="T15">i</text:span><text:span text:style-name="T15">e</text:span><text:span text:style-name="T15">j</text:span><text:span text:style-name="T15">ą</text:span><text:span text:style-name="T15">c</text:span><text:span text:style-name="T15">e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a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j</text:span><text:span text:style-name="T15">e</text:span><text:span text:style-name="T15">k</text:span><text:span text:style-name="T15">t</text:span><text:span text:style-name="T15">o</text:span><text:span text:style-name="T15">w</text:span><text:span text:style-name="T15">a</text:span><text:span text:style-name="T15">ć </text:span><text:span text:style-name="T15">b</text:span><text:span text:style-name="T15">a</text:span><text:span text:style-name="T15">r</text:span><text:span text:style-name="T15">d</text:span><text:span text:style-name="T15">z</text:span><text:span text:style-name="T15">i</text:span><text:span text:style-name="T15">e</text:span><text:span text:style-name="T15">j </text:span><text:span text:style-name="T15">n</text:span><text:span text:style-name="T15">i</text:span><text:span text:style-name="T15">e</text:span><text:span text:style-name="T15">z</text:span><text:span text:style-name="T15">a</text:span><text:span text:style-name="T15">w</text:span><text:span text:style-name="T15">o</text:span><text:span text:style-name="T15">d</text:span><text:span text:style-name="T15">n</text:span><text:span text:style-name="T15">e 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5">y</text:span><text:span text:style-name="T15">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</text:span><text:span text:style-name="T16">l</text:span><text:span text:style-name="T16">g</text:span><text:span text:style-name="T16">o</text:span><text:span text:style-name="T16">r</text:span><text:span text:style-name="T16">y</text:span><text:span text:style-name="T16">t</text:span><text:span text:style-name="T16">m</text:span><text:span text:style-name="T17"> </text:span><text:span text:style-name="T16">-</text:span><text:span text:style-name="T17"> </text:span><text:span text:style-name="T17">ci</text:span><text:span text:style-name="T17">ą</text:span><text:span text:style-name="T17">g </text:span><text:span text:style-name="T17">j</text:span><text:span text:style-name="T17">e</text:span><text:span text:style-name="T17">d</text:span><text:span text:style-name="T17">n</text:span><text:span text:style-name="T17">o</text:span><text:span text:style-name="T17">z</text:span><text:span text:style-name="T17">n</text:span><text:span text:style-name="T17">a</text:span><text:span text:style-name="T17">c</text:span><text:span text:style-name="T17">z</text:span><text:span text:style-name="T17">n</text:span><text:span text:style-name="T17">i</text:span><text:span text:style-name="T17">e </text:span><text:span text:style-name="T17">z</text:span><text:span text:style-name="T17">d</text:span><text:span text:style-name="T17">e</text:span><text:span text:style-name="T17">fi</text:span><text:span text:style-name="T17">n</text:span><text:span text:style-name="T17">i</text:span><text:span text:style-name="T17">o</text:span><text:span text:style-name="T17">w</text:span><text:span text:style-name="T17">a</text:span><text:span text:style-name="T17">n</text:span><text:span text:style-name="T17">y</text:span><text:span text:style-name="T17">c</text:span><text:span text:style-name="T17">h </text:span><text:span text:style-name="T17">c</text:span><text:span text:style-name="T17">z</text:span><text:span text:style-name="T17">y</text:span><text:span text:style-name="T17">n</text:span><text:span text:style-name="T17">n</text:span><text:span text:style-name="T17">o</text:span><text:span text:style-name="T17">ś</text:span><text:span text:style-name="T17">ci</text:span><text:span text:style-name="T17">, </text:span><text:span text:style-name="T17">p</text:span><text:span text:style-name="T17">r</text:span><text:span text:style-name="T17">z</text:span><text:span text:style-name="T17">e</text:span><text:span text:style-name="T17">k</text:span><text:span text:style-name="T17">s</text:span><text:span text:style-name="T17">z</text:span><text:span text:style-name="T17">t</text:span><text:span text:style-name="T17">a</text:span><text:span text:style-name="T17">łc</text:span><text:span text:style-name="T17">a</text:span><text:span text:style-name="T17">j</text:span><text:span text:style-name="T17">ą</text:span><text:span text:style-name="T17">c</text:span><text:span text:style-name="T17">y</text:span><text:span text:style-name="T17">c</text:span><text:span text:style-name="T17">h </text:span><text:span text:style-name="T17">p</text:span><text:span text:style-name="T17">e</text:span><text:span text:style-name="T17">w</text:span><text:span text:style-name="T17">n</text:span><text:span text:style-name="T17">e </text:span><text:span text:style-name="T17">d</text:span><text:span text:style-name="T17">a</text:span><text:span text:style-name="T17">n</text:span><text:span text:style-name="T17">e </text:span><text:span text:style-name="T17">w</text:span><text:span text:style-name="T17">e</text:span><text:span text:style-name="T17">jś</text:span><text:span text:style-name="T17">ci</text:span><text:span text:style-name="T17">o</text:span><text:span text:style-name="T17">w</text:span><text:span text:style-name="T17">e </text:span><text:span text:style-name="T17">d</text:span><text:span text:style-name="T17">o </text:span><text:span text:style-name="T17">p</text:span><text:span text:style-name="T17">e</text:span><text:span text:style-name="T17">w</text:span><text:span text:style-name="T17">n</text:span><text:span text:style-name="T17">y</text:span><text:span text:style-name="T17">c</text:span><text:span text:style-name="T17">h </text:span><text:span text:style-name="T17">d</text:span><text:span text:style-name="T17">a</text:span><text:span text:style-name="T17">n</text:span><text:span text:style-name="T17">y</text:span><text:span text:style-name="T17">c</text:span><text:span text:style-name="T17">h </text:span><text:span text:style-name="T17">w</text:span><text:span text:style-name="T17">yj</text:span><text:span text:style-name="T17">ś</text:span><text:span text:style-name="T17">ci</text:span><text:span text:style-name="T17">o</text:span><text:span text:style-name="T17">w</text:span><text:span text:style-name="T17">y</text:span><text:span text:style-name="T17">c</text:span><text:span text:style-name="T17">h</text:span><text:span text:style-name="T17">, </text:span><text:span text:style-name="T17">w </text:span><text:span text:style-name="T17">c</text:span><text:span text:style-name="T17">e</text:span><text:span text:style-name="T17">l</text:span><text:span text:style-name="T17">u </text:span><text:span text:style-name="T17">r</text:span><text:span text:style-name="T17">o</text:span><text:span text:style-name="T17">z</text:span><text:span text:style-name="T17">w</text:span><text:span text:style-name="T17">i</text:span><text:span text:style-name="T17">ą</text:span><text:span text:style-name="T17">z</text:span><text:span text:style-name="T17">a</text:span><text:span text:style-name="T17">n</text:span><text:span text:style-name="T17">i</text:span><text:span text:style-name="T17">a </text:span><text:span text:style-name="T17">o</text:span><text:span text:style-name="T17">k</text:span><text:span text:style-name="T17">r</text:span><text:span text:style-name="T17">e</text:span><text:span text:style-name="T17">śl</text:span><text:span text:style-name="T17">o</text:span><text:span text:style-name="T17">n</text:span><text:span text:style-name="T17">e</text:span><text:span text:style-name="T17">g</text:span><text:span text:style-name="T17">o </text:span><text:span text:style-name="T17">p</text:span><text:span text:style-name="T17">r</text:span><text:span text:style-name="T17">o</text:span><text:span text:style-name="T17">b</text:span><text:span text:style-name="T17">l</text:span><text:span text:style-name="T17">e</text:span><text:span text:style-name="T17">m</text:span><text:span text:style-name="T17">u</text:span><text:span text:style-name="T17">.</text:span></text:p>
            <text:p><text:span text:style-name="T17"/></text:p>
            <text:p><text:span text:style-name="T17"/></text:p>
            <text:p text:style-name="P26"><text:span text:style-name="T17">D</text:span><text:span text:style-name="T17">w</text:span><text:span text:style-name="T17">i</text:span><text:span text:style-name="T17">e </text:span><text:span text:style-name="T17">k</text:span><text:span text:style-name="T17">l</text:span><text:span text:style-name="T17">u</text:span><text:span text:style-name="T17">c</text:span><text:span text:style-name="T17">z</text:span><text:span text:style-name="T17">o</text:span><text:span text:style-name="T17">w</text:span><text:span text:style-name="T17">e </text:span><text:span text:style-name="T17">c</text:span><text:span text:style-name="T17">e</text:span><text:span text:style-name="T17">c</text:span><text:span text:style-name="T17">h</text:span><text:span text:style-name="T17">y </text:span><text:span text:style-name="T17">a</text:span><text:span text:style-name="T17">l</text:span><text:span text:style-name="T17">g</text:span><text:span text:style-name="T17">o</text:span><text:span text:style-name="T17">r</text:span><text:span text:style-name="T17">y</text:span><text:span text:style-name="T17">t</text:span><text:span text:style-name="T17">m</text:span><text:span text:style-name="T17">u</text:span><text:span text:style-name="T17">:</text:span></text:p>
            <text:list text:style-name="L3">
              <text:list-item>
                <text:p text:style-name="P26"><text:span text:style-name="T17">z</text:span><text:span text:style-name="T17">w</text:span><text:span text:style-name="T17">r</text:span><text:span text:style-name="T17">a</text:span><text:span text:style-name="T17">c</text:span><text:span text:style-name="T17">a</text:span><text:span text:style-name="T17"> </text:span><text:span text:style-name="T17">p</text:span><text:span text:style-name="T17">o</text:span><text:span text:style-name="T17">p</text:span><text:span text:style-name="T17">r</text:span><text:span text:style-name="T17">a</text:span><text:span text:style-name="T17">w</text:span><text:span text:style-name="T17">n</text:span><text:span text:style-name="T17">y</text:span><text:span text:style-name="T17"> </text:span><text:span text:style-name="T17">w</text:span><text:span text:style-name="T17">y</text:span><text:span text:style-name="T17">n</text:span><text:span text:style-name="T17">i</text:span><text:span text:style-name="T17">k</text:span></text:p>
              </text:list-item>
              <text:list-item>
                <text:p><text:span text:style-name="T17">e</text:span><text:span text:style-name="T17">f</text:span><text:span text:style-name="T17">e</text:span><text:span text:style-name="T17">k</text:span><text:span text:style-name="T17">t</text:span><text:span text:style-name="T17">y</text:span><text:span text:style-name="T17">w</text:span><text:span text:style-name="T17">n</text:span><text:span text:style-name="T17">i</text:span><text:span text:style-name="T17">e</text:span><text:span text:style-name="T17"> </text:span><text:span text:style-name="T17">w</text:span><text:span text:style-name="T17">y</text:span><text:span text:style-name="T17">k</text:span><text:span text:style-name="T17">o</text:span><text:span text:style-name="T17">r</text:span><text:span text:style-name="T17">z</text:span><text:span text:style-name="T17">y</text:span><text:span text:style-name="T17">s</text:span><text:span text:style-name="T17">t</text:span><text:span text:style-name="T17">u</text:span><text:span text:style-name="T17">j</text:span><text:span text:style-name="T17">e</text:span><text:span text:style-name="T17"> </text:span><text:span text:style-name="T17">z</text:span><text:span text:style-name="T17">a</text:span><text:span text:style-name="T17">s</text:span><text:span text:style-name="T17">o</text:span><text:span text:style-name="T17">b</text:span><text:span text:style-name="T17">y</text:span><text:span text:style-name="T17"> </text:span><text:span text:style-name="T17">o</text:span><text:span text:style-name="T17">b</text:span><text:span text:style-name="T17">l</text:span><text:span text:style-name="T17">i</text:span><text:span text:style-name="T17">c</text:span><text:span text:style-name="T17">z</text:span><text:span text:style-name="T17">e</text:span><text:span text:style-name="T17">n</text:span><text:span text:style-name="T17">i</text:span><text:span text:style-name="T17">o</text:span><text:span text:style-name="T17">w</text:span><text:span text:style-name="T17">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849cm">
          <draw:text-box>
            <text:p text:style-name="P2"><text:span text:style-name="T18">P</text:span><text:span text:style-name="T18">o</text:span><text:span text:style-name="T18">d</text:span><text:span text:style-name="T18">zi</text:span><text:span text:style-name="T18">ał </text:span><text:span text:style-name="T18">al</text:span><text:span text:style-name="T18">g</text:span><text:span text:style-name="T18">o</text:span><text:span text:style-name="T18">r</text:span><text:span text:style-name="T18">y</text:span><text:span text:style-name="T18">t</text:span><text:span text:style-name="T18">m</text:span><text:span text:style-name="T18">ó</text:span><text:span text:style-name="T18">w </text:span><text:span text:style-name="T18">z</text:span><text:span text:style-name="T18">e </text:span><text:span text:style-name="T18">w</text:span><text:span text:style-name="T18">z</text:span><text:span text:style-name="T18">gl</text:span><text:span text:style-name="T18">ę</text:span><text:span text:style-name="T18">d</text:span><text:span text:style-name="T18">u </text:span><text:span text:style-name="T18">n</text:span><text:span text:style-name="T18">a </text:span><text:span text:style-name="T18">“</text:span><text:span text:style-name="T19">p</text:span><text:span text:style-name="T19">o</text:span><text:span text:style-name="T19">p</text:span><text:span text:style-name="T19">r</text:span><text:span text:style-name="T19">a</text:span><text:span text:style-name="T19">w</text:span><text:span text:style-name="T19">n</text:span><text:span text:style-name="T19">o</text:span><text:span text:style-name="T19">ś</text:span><text:span text:style-name="T19">ci </text:span><text:span text:style-name="T19">w</text:span><text:span text:style-name="T19">y</text:span><text:span text:style-name="T19">ni</text:span><text:span text:style-name="T19">k</text:span><text:span text:style-name="T19">u </text:span><text:span text:style-name="T18">”.</text:span></text:p>
            <text:p><text:span text:style-name="T20"/></text:p>
            <text:p><text:span text:style-name="T21">d</text:span><text:span text:style-name="T21">o</text:span><text:span text:style-name="T21">kł</text:span><text:span text:style-name="T21">a</text:span><text:span text:style-name="T21">d</text:span><text:span text:style-name="T21">n</text:span><text:span text:style-name="T21">e</text:span><text:span text:style-name="T20"> </text:span><text:span text:style-name="T20">– </text:span><text:span text:style-name="T22">z</text:span><text:span text:style-name="T22">w</text:span><text:span text:style-name="T22">ra</text:span><text:span text:style-name="T22">c</text:span><text:span text:style-name="T22">aj</text:span><text:span text:style-name="T22">ą </text:span><text:span text:style-name="T22">o</text:span><text:span text:style-name="T22">p</text:span><text:span text:style-name="T22">ty</text:span><text:span text:style-name="T22">m</text:span><text:span text:style-name="T22">al</text:span><text:span text:style-name="T22">n</text:span><text:span text:style-name="T22">e </text:span><text:span text:style-name="T22">r</text:span><text:span text:style-name="T22">o</text:span><text:span text:style-name="T22">z</text:span><text:span text:style-name="T22">w</text:span><text:span text:style-name="T22">ią</text:span><text:span text:style-name="T22">z</text:span><text:span text:style-name="T22">a</text:span><text:span text:style-name="T22">ni</text:span><text:span text:style-name="T22">e </text:span><text:span text:style-name="T22">(s</text:span><text:span text:style-name="T22">o</text:span><text:span text:style-name="T22">rt</text:span><text:span text:style-name="T22">o</text:span><text:span text:style-name="T22">w</text:span><text:span text:style-name="T22">a</text:span><text:span text:style-name="T22">ni</text:span><text:span text:style-name="T22">e </text:span><text:span text:style-name="T22">li</text:span><text:span text:style-name="T22">st</text:span><text:span text:style-name="T22">y, </text:span><text:span text:style-name="T22">m</text:span><text:span text:style-name="T22">n</text:span><text:span text:style-name="T22">o</text:span><text:span text:style-name="T22">ż</text:span><text:span text:style-name="T22">e</text:span><text:span text:style-name="T22">ni</text:span><text:span text:style-name="T22">e </text:span><text:span text:style-name="T22">m</text:span><text:span text:style-name="T22">a</text:span><text:span text:style-name="T22">ci</text:span><text:span text:style-name="T22">e</text:span><text:span text:style-name="T22">ż</text:span><text:span text:style-name="T22">y)</text:span><text:span text:style-name="T20"> </text:span><text:span text:style-name="T20"><text:s/></text:span></text:p>
            <text:p text:style-name="P26"><text:span text:style-name="T20"/></text:p>
            <text:p><text:span text:style-name="T23">h</text:span><text:span text:style-name="T23">e</text:span><text:span text:style-name="T23">u</text:span><text:span text:style-name="T23">r</text:span><text:span text:style-name="T23">y</text:span><text:span text:style-name="T23">st</text:span><text:span text:style-name="T23">y</text:span><text:span text:style-name="T23">c</text:span><text:span text:style-name="T23">z</text:span><text:span text:style-name="T23">n</text:span><text:span text:style-name="T23">e</text:span><text:span text:style-name="T20"> </text:span><text:span text:style-name="T20">- </text:span><text:span text:style-name="T22">ni</text:span><text:span text:style-name="T22">e </text:span><text:span text:style-name="T22">g</text:span><text:span text:style-name="T22">w</text:span><text:span text:style-name="T22">ar</text:span><text:span text:style-name="T22">a</text:span><text:span text:style-name="T22">n</text:span><text:span text:style-name="T22">t</text:span><text:span text:style-name="T22">uj</text:span><text:span text:style-name="T22">ą </text:span><text:span text:style-name="T22">z</text:span><text:span text:style-name="T22">n</text:span><text:span text:style-name="T22">al</text:span><text:span text:style-name="T22">e</text:span><text:span text:style-name="T22">zi</text:span><text:span text:style-name="T22">e</text:span><text:span text:style-name="T22">ni</text:span><text:span text:style-name="T22">a </text:span><text:span text:style-name="T22">o</text:span><text:span text:style-name="T22">p</text:span><text:span text:style-name="T22">ty</text:span><text:span text:style-name="T22">m</text:span><text:span text:style-name="T22">al</text:span><text:span text:style-name="T22">n</text:span><text:span text:style-name="T22">e</text:span><text:span text:style-name="T22">g</text:span><text:span text:style-name="T22">o </text:span><text:span text:style-name="T22">r</text:span><text:span text:style-name="T22">o</text:span><text:span text:style-name="T22">z</text:span><text:span text:style-name="T22">w</text:span><text:span text:style-name="T22">ią</text:span><text:span text:style-name="T22">z</text:span><text:span text:style-name="T22">a</text:span><text:span text:style-name="T22">ni</text:span><text:span text:style-name="T22">a. </text:span><text:span text:style-name="T22">Z</text:span><text:span text:style-name="T22">w</text:span><text:span text:style-name="T22">ra</text:span><text:span text:style-name="T22">c</text:span><text:span text:style-name="T22">a</text:span><text:span text:style-name="T22">n</text:span><text:span text:style-name="T22">e </text:span><text:span text:style-name="T22">p</text:span><text:span text:style-name="T22">rz</text:span><text:span text:style-name="T22">e</text:span><text:span text:style-name="T22">z </text:span><text:span text:style-name="T22">ni</text:span><text:span text:style-name="T22">e</text:span><text:span text:style-name="T22">g</text:span><text:span text:style-name="T22">o </text:span><text:span text:style-name="T22">r</text:span><text:span text:style-name="T22">o</text:span><text:span text:style-name="T22">z</text:span><text:span text:style-name="T22">w</text:span><text:span text:style-name="T22">ią</text:span><text:span text:style-name="T22">z</text:span><text:span text:style-name="T22">a</text:span><text:span text:style-name="T22">ni</text:span><text:span text:style-name="T22">e </text:span><text:span text:style-name="T22">m</text:span><text:span text:style-name="T22">o</text:span><text:span text:style-name="T22">ż</text:span><text:span text:style-name="T22">e </text:span><text:span text:style-name="T22">b</text:span><text:span text:style-name="T22">y</text:span><text:span text:style-name="T22">ć </text:span><text:span text:style-name="T22">d</text:span><text:span text:style-name="T22">o</text:span><text:span text:style-name="T22">w</text:span><text:span text:style-name="T22">ol</text:span><text:span text:style-name="T22">ni</text:span><text:span text:style-name="T22">e </text:span><text:span text:style-name="T22">o</text:span><text:span text:style-name="T22">dl</text:span><text:span text:style-name="T22">e</text:span><text:span text:style-name="T22">gł</text:span><text:span text:style-name="T22">e </text:span><text:span text:style-name="T22">o</text:span><text:span text:style-name="T22">d </text:span><text:span text:style-name="T22">o</text:span><text:span text:style-name="T22">p</text:span><text:span text:style-name="T22">ti</text:span><text:span text:style-name="T22">m</text:span><text:span text:style-name="T22">u</text:span><text:span text:style-name="T22">m</text:span><text:span text:style-name="T22">. </text:span><text:span text:style-name="T22">Sł</text:span><text:span text:style-name="T22">u</text:span><text:span text:style-name="T22">ż</text:span><text:span text:style-name="T22">ą </text:span><text:span text:style-name="T22">d</text:span><text:span text:style-name="T22">o </text:span><text:span text:style-name="T22">z</text:span><text:span text:style-name="T22">n</text:span><text:span text:style-name="T22">aj</text:span><text:span text:style-name="T22">d</text:span><text:span text:style-name="T22">o</text:span><text:span text:style-name="T22">w</text:span><text:span text:style-name="T22">a</text:span><text:span text:style-name="T22">ni</text:span><text:span text:style-name="T22">a </text:span><text:span text:style-name="T22">r</text:span><text:span text:style-name="T22">o</text:span><text:span text:style-name="T22">z</text:span><text:span text:style-name="T22">w</text:span><text:span text:style-name="T22">ią</text:span><text:span text:style-name="T22">z</text:span><text:span text:style-name="T22">a</text:span><text:span text:style-name="T22">ń </text:span><text:span text:style-name="T22">p</text:span><text:span text:style-name="T22">r</text:span><text:span text:style-name="T22">o</text:span><text:span text:style-name="T22">bl</text:span><text:span text:style-name="T22">e</text:span><text:span text:style-name="T22">m</text:span><text:span text:style-name="T22">ó</text:span><text:span text:style-name="T22">w </text:span><text:span text:style-name="T22">dl</text:span><text:span text:style-name="T22">a </text:span><text:span text:style-name="T22">kt</text:span><text:span text:style-name="T22">ó</text:span><text:span text:style-name="T22">ry</text:span><text:span text:style-name="T22">c</text:span><text:span text:style-name="T22">h </text:span><text:span text:style-name="T22">kl</text:span><text:span text:style-name="T22">a</text:span><text:span text:style-name="T22">s</text:span><text:span text:style-name="T22">y</text:span><text:span text:style-name="T22">c</text:span><text:span text:style-name="T22">z</text:span><text:span text:style-name="T22">n</text:span><text:span text:style-name="T22">e </text:span><text:span text:style-name="T22">m</text:span><text:span text:style-name="T22">et</text:span><text:span text:style-name="T22">o</text:span><text:span text:style-name="T22">d</text:span><text:span text:style-name="T22">y </text:span><text:span text:style-name="T22">s</text:span><text:span text:style-name="T22">ą </text:span><text:span text:style-name="T22">z</text:span><text:span text:style-name="T22">b</text:span><text:span text:style-name="T22">yt </text:span><text:span text:style-name="T22">w</text:span><text:span text:style-name="T22">ol</text:span><text:span text:style-name="T22">n</text:span><text:span text:style-name="T22">e </text:span><text:span text:style-name="T22">lu</text:span><text:span text:style-name="T22">b </text:span><text:span text:style-name="T22">ni</text:span><text:span text:style-name="T22">e </text:span><text:span text:style-name="T22">s</text:span><text:span text:style-name="T22">ą </text:span><text:span text:style-name="T22">w </text:span><text:span text:style-name="T22">st</text:span><text:span text:style-name="T22">a</text:span><text:span text:style-name="T22">ni</text:span><text:span text:style-name="T22">e </text:span><text:span text:style-name="T22">o</text:span><text:span text:style-name="T22">si</text:span><text:span text:style-name="T22">ą</text:span><text:span text:style-name="T22">g</text:span><text:span text:style-name="T22">n</text:span><text:span text:style-name="T22">ą</text:span><text:span text:style-name="T22">ć </text:span><text:span text:style-name="T22">o</text:span><text:span text:style-name="T22">p</text:span><text:span text:style-name="T22">ty</text:span><text:span text:style-name="T22">m</text:span><text:span text:style-name="T22">al</text:span><text:span text:style-name="T22">n</text:span><text:span text:style-name="T22">e</text:span><text:span text:style-name="T22">g</text:span><text:span text:style-name="T22">o </text:span><text:span text:style-name="T22">w</text:span><text:span text:style-name="T22">y</text:span><text:span text:style-name="T22">ni</text:span><text:span text:style-name="T22">k</text:span><text:span text:style-name="T22">u </text:span><text:span text:style-name="T22">(p</text:span><text:span text:style-name="T22">r</text:span><text:span text:style-name="T22">o</text:span><text:span text:style-name="T22">g</text:span><text:span text:style-name="T22">n</text:span><text:span text:style-name="T22">o</text:span><text:span text:style-name="T22">z</text:span><text:span text:style-name="T22">o</text:span><text:span text:style-name="T22">w</text:span><text:span text:style-name="T22">a</text:span><text:span text:style-name="T22">ni</text:span><text:span text:style-name="T22">e </text:span><text:span text:style-name="T22">p</text:span><text:span text:style-name="T22">o</text:span><text:span text:style-name="T22">g</text:span><text:span text:style-name="T22">o</text:span><text:span text:style-name="T22">d</text:span><text:span text:style-name="T22">y, </text:span><text:span text:style-name="T22">p</text:span><text:span text:style-name="T22">r</text:span><text:span text:style-name="T22">o</text:span><text:span text:style-name="T22">bl</text:span><text:span text:style-name="T22">e</text:span><text:span text:style-name="T22">m </text:span><text:span text:style-name="T22">k</text:span><text:span text:style-name="T22">o</text:span><text:span text:style-name="T22">m</text:span><text:span text:style-name="T22">i</text:span><text:span text:style-name="T22">w</text:span><text:span text:style-name="T22">oj</text:span><text:span text:style-name="T22">a</text:span><text:span text:style-name="T22">ż</text:span><text:span text:style-name="T22">er</text:span><text:span text:style-name="T22">a)</text:span><text:span text:style-name="T22">.</text:span></text:p>
            <text:p><text:span text:style-name="T20"/></text:p>
            <text:p><text:span text:style-name="T24">a</text:span><text:span text:style-name="T24">p</text:span><text:span text:style-name="T24">r</text:span><text:span text:style-name="T24">o</text:span><text:span text:style-name="T24">k</text:span><text:span text:style-name="T24">s</text:span><text:span text:style-name="T24">y</text:span><text:span text:style-name="T24">m</text:span><text:span text:style-name="T24">a</text:span><text:span text:style-name="T24">c</text:span><text:span text:style-name="T24">yj</text:span><text:span text:style-name="T24">n</text:span><text:span text:style-name="T24">e</text:span><text:span text:style-name="T25"> </text:span><text:span text:style-name="T25">– </text:span><text:span text:style-name="T26">ta</text:span><text:span text:style-name="T26">k </text:span><text:span text:style-name="T26">ja</text:span><text:span text:style-name="T26">k </text:span><text:span text:style-name="T26">al</text:span><text:span text:style-name="T26">g</text:span><text:span text:style-name="T26">o</text:span><text:span text:style-name="T26">ry</text:span><text:span text:style-name="T26">t</text:span><text:span text:style-name="T26">m</text:span><text:span text:style-name="T26">y </text:span><text:span text:style-name="T26">h</text:span><text:span text:style-name="T26">e</text:span><text:span text:style-name="T26">u</text:span><text:span text:style-name="T26">ry</text:span><text:span text:style-name="T26">st</text:span><text:span text:style-name="T26">y</text:span><text:span text:style-name="T26">c</text:span><text:span text:style-name="T26">z</text:span><text:span text:style-name="T26">n</text:span><text:span text:style-name="T26">e </text:span><text:span text:style-name="T26">ni</text:span><text:span text:style-name="T26">e </text:span><text:span text:style-name="T26">g</text:span><text:span text:style-name="T26">w</text:span><text:span text:style-name="T26">ar</text:span><text:span text:style-name="T26">a</text:span><text:span text:style-name="T26">n</text:span><text:span text:style-name="T26">t</text:span><text:span text:style-name="T26">uj</text:span><text:span text:style-name="T26">ą </text:span><text:span text:style-name="T26">z</text:span><text:span text:style-name="T26">n</text:span><text:span text:style-name="T26">al</text:span><text:span text:style-name="T26">e</text:span><text:span text:style-name="T26">zi</text:span><text:span text:style-name="T26">e</text:span><text:span text:style-name="T26">ni</text:span><text:span text:style-name="T26">a </text:span><text:span text:style-name="T26">o</text:span><text:span text:style-name="T26">p</text:span><text:span text:style-name="T26">ty</text:span><text:span text:style-name="T26">m</text:span><text:span text:style-name="T26">al</text:span><text:span text:style-name="T26">n</text:span><text:span text:style-name="T26">e</text:span><text:span text:style-name="T26">g</text:span><text:span text:style-name="T26">o </text:span><text:span text:style-name="T26">r</text:span><text:span text:style-name="T26">o</text:span><text:span text:style-name="T26">z</text:span><text:span text:style-name="T26">w</text:span><text:span text:style-name="T26">ią</text:span><text:span text:style-name="T26">z</text:span><text:span text:style-name="T26">a</text:span><text:span text:style-name="T26">ni</text:span><text:span text:style-name="T26">a. </text:span><text:span text:style-name="T22">Z</text:span><text:span text:style-name="T22">w</text:span><text:span text:style-name="T22">ra</text:span><text:span text:style-name="T22">c</text:span><text:span text:style-name="T22">a</text:span><text:span text:style-name="T22">n</text:span><text:span text:style-name="T22">e </text:span><text:span text:style-name="T22">r</text:span><text:span text:style-name="T22">o</text:span><text:span text:style-name="T22">z</text:span><text:span text:style-name="T22">w</text:span><text:span text:style-name="T22">ią</text:span><text:span text:style-name="T22">z</text:span><text:span text:style-name="T22">a</text:span><text:span text:style-name="T22">ni</text:span><text:span text:style-name="T22">e </text:span><text:span text:style-name="T22">r</text:span><text:span text:style-name="T22">ó</text:span><text:span text:style-name="T22">ż</text:span><text:span text:style-name="T22">ni </text:span><text:span text:style-name="T22">si</text:span><text:span text:style-name="T22">ę </text:span><text:span text:style-name="T22">z</text:span><text:span text:style-name="T22">n</text:span><text:span text:style-name="T22">a</text:span><text:span text:style-name="T22">n</text:span><text:span text:style-name="T22">y</text:span><text:span text:style-name="T22">m </text:span><text:span text:style-name="T22">c</text:span><text:span text:style-name="T22">z</text:span><text:span text:style-name="T22">y</text:span><text:span text:style-name="T22">n</text:span><text:span text:style-name="T22">ni</text:span><text:span text:style-name="T22">ki</text:span><text:span text:style-name="T22">e</text:span><text:span text:style-name="T22">m </text:span><text:span text:style-name="T22">o</text:span><text:span text:style-name="T22">d </text:span><text:span text:style-name="T22">o</text:span><text:span text:style-name="T22">p</text:span><text:span text:style-name="T22">ty</text:span><text:span text:style-name="T22">m</text:span><text:span text:style-name="T22">al</text:span><text:span text:style-name="T22">n</text:span><text:span text:style-name="T22">ej </text:span><text:span text:style-name="T22">m</text:span><text:span text:style-name="T22">ia</text:span><text:span text:style-name="T22">ry </text:span><text:span text:style-name="T22">il</text:span><text:span text:style-name="T22">o</text:span><text:span text:style-name="T22">ś</text:span><text:span text:style-name="T22">ci</text:span><text:span text:style-name="T22">o</text:span><text:span text:style-name="T22">w</text:span><text:span text:style-name="T22">ej </text:span><text:span text:style-name="T22">r</text:span><text:span text:style-name="T22">o</text:span><text:span text:style-name="T22">z</text:span><text:span text:style-name="T22">w</text:span><text:span text:style-name="T22">ią</text:span><text:span text:style-name="T22">z</text:span><text:span text:style-name="T22">a</text:span><text:span text:style-name="T22">ni</text:span><text:span text:style-name="T22">a </text:span><text:span text:style-name="T22">(o</text:span><text:span text:style-name="T22">kr</text:span><text:span text:style-name="T22">e</text:span><text:span text:style-name="T22">śl</text:span><text:span text:style-name="T22">e</text:span><text:span text:style-name="T22">ni</text:span><text:span text:style-name="T22">e </text:span><text:span text:style-name="T22">c</text:span><text:span text:style-name="T22">z</text:span><text:span text:style-name="T22">y </text:span><text:span text:style-name="T22">li</text:span><text:span text:style-name="T22">c</text:span><text:span text:style-name="T22">z</text:span><text:span text:style-name="T22">b</text:span><text:span text:style-name="T22">a </text:span><text:span text:style-name="T22">je</text:span><text:span text:style-name="T22">st </text:span><text:span text:style-name="T22">pi</text:span><text:span text:style-name="T22">e</text:span><text:span text:style-name="T22">r</text:span><text:span text:style-name="T22">w</text:span><text:span text:style-name="T22">sz</text:span><text:span text:style-name="T22">a </text:span><text:span text:style-name="T22">z</text:span><text:span text:style-name="T22">e </text:span><text:span text:style-name="T22">w</text:span><text:span text:style-name="T22">s</text:span><text:span text:style-name="T22">k</text:span><text:span text:style-name="T22">a</text:span><text:span text:style-name="T22">ź</text:span><text:span text:style-name="T22">ni</text:span><text:span text:style-name="T22">ki</text:span><text:span text:style-name="T22">e</text:span><text:span text:style-name="T22">m </text:span><text:span text:style-name="T22">bł</text:span><text:span text:style-name="T22">ę</text:span><text:span text:style-name="T22">d</text:span><text:span text:style-name="T22">u </text:span><text:span text:style-name="T22">w</text:span><text:span text:style-name="T22">y</text:span><text:span text:style-name="T22">n</text:span><text:span text:style-name="T22">o</text:span><text:span text:style-name="T22">sz</text:span><text:span text:style-name="T22">ą</text:span><text:span text:style-name="T22">c</text:span><text:span text:style-name="T22">y</text:span><text:span text:style-name="T22">m </text:span><text:span text:style-name="T22">n</text:span><text:span text:style-name="T22">p. </text:span><text:span text:style-name="T22">2</text:span><text:span text:style-name="T22">^</text:span><text:span text:style-name="T22">5</text:span><text:span text:style-name="T22">0)</text:span><text:span text:style-name="T2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661cm">
          <draw:text-box>
            <text:p text:style-name="P11"><text:span text:style-name="T32">Pr</text:span><text:span text:style-name="T32">zy</text:span><text:span text:style-name="T32">kł</text:span><text:span text:style-name="T32">a</text:span><text:span text:style-name="T32">d</text:span><text:span text:style-name="T32">o</text:span><text:span text:style-name="T32">w</text:span><text:span text:style-name="T32">e </text:span><text:span text:style-name="T32">m</text:span><text:span text:style-name="T32">et</text:span><text:span text:style-name="T32">ry</text:span><text:span text:style-name="T32">ki </text:span><text:span text:style-name="T32">“</text:span><text:span text:style-name="T33">ef</text:span><text:span text:style-name="T33">e</text:span><text:span text:style-name="T33">kt</text:span><text:span text:style-name="T33">y</text:span><text:span text:style-name="T33">w</text:span><text:span text:style-name="T33">n</text:span><text:span text:style-name="T33">e</text:span><text:span text:style-name="T33">g</text:span><text:span text:style-name="T33">o </text:span><text:span text:style-name="T33">w</text:span><text:span text:style-name="T33">yk</text:span><text:span text:style-name="T33">or</text:span><text:span text:style-name="T33">zy</text:span><text:span text:style-name="T33">st</text:span><text:span text:style-name="T33">y</text:span><text:span text:style-name="T33">w</text:span><text:span text:style-name="T33">a</text:span><text:span text:style-name="T33">ni</text:span><text:span text:style-name="T33">a </text:span><text:span text:style-name="T33">za</text:span><text:span text:style-name="T33">s</text:span><text:span text:style-name="T33">o</text:span><text:span text:style-name="T33">b</text:span><text:span text:style-name="T33">ó</text:span><text:span text:style-name="T33">w </text:span><text:span text:style-name="T33">o</text:span><text:span text:style-name="T33">bl</text:span><text:span text:style-name="T33">ic</text:span><text:span text:style-name="T33">ze</text:span><text:span text:style-name="T33">ni</text:span><text:span text:style-name="T33">o</text:span><text:span text:style-name="T33">w</text:span><text:span text:style-name="T33">yc</text:span><text:span text:style-name="T33">h</text:span><text:span text:style-name="T32">”</text:span><text:span text:style-name="T3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</text:span><text:span text:style-name="T15"> </text:span><text:span text:style-name="T15">w</text:span><text:span text:style-name="T15">i</text:span><text:span text:style-name="T15">e</text:span><text:span text:style-name="T15">l</text:span><text:span text:style-name="T15">u </text:span><text:span text:style-name="T15">p</text:span><text:span text:style-name="T15">r</text:span><text:span text:style-name="T15">z</text:span><text:span text:style-name="T15">y</text:span><text:span text:style-name="T15">p</text:span><text:span text:style-name="T15">a</text:span><text:span text:style-name="T15">d</text:span><text:span text:style-name="T15">k</text:span><text:span text:style-name="T15">a</text:span><text:span text:style-name="T15">c</text:span><text:span text:style-name="T15">h </text:span><text:span text:style-name="T15">o</text:span><text:span text:style-name="T15">b</text:span><text:span text:style-name="T15">li</text:span><text:span text:style-name="T15">c</text:span><text:span text:style-name="T15">z</text:span><text:span text:style-name="T15">e</text:span><text:span text:style-name="T15">n</text:span><text:span text:style-name="T15">i</text:span><text:span text:style-name="T15">e </text:span><text:span text:style-name="T15">p</text:span><text:span text:style-name="T15">r</text:span><text:span text:style-name="T15">z</text:span><text:span text:style-name="T15">y</text:span><text:span text:style-name="T15">b</text:span><text:span text:style-name="T15">li</text:span><text:span text:style-name="T15">ż</text:span><text:span text:style-name="T15">o</text:span><text:span text:style-name="T15">n</text:span><text:span text:style-name="T15">e</text:span><text:span text:style-name="T15">g</text:span><text:span text:style-name="T15">o </text:span><text:span text:style-name="T15">w</text:span><text:span text:style-name="T15">y</text:span><text:span text:style-name="T15">n</text:span><text:span text:style-name="T15">i</text:span><text:span text:style-name="T15">k</text:span><text:span text:style-name="T15">u </text:span><text:span text:style-name="T15">j</text:span><text:span text:style-name="T15">e</text:span><text:span text:style-name="T15">s</text:span><text:span text:style-name="T15">t </text:span><text:span text:style-name="T15">j</text:span><text:span text:style-name="T15">e</text:span><text:span text:style-name="T15">d</text:span><text:span text:style-name="T15">y</text:span><text:span text:style-name="T15">n</text:span><text:span text:style-name="T15">y</text:span><text:span text:style-name="T15">m</text:span><text:span text:style-name="T15"> </text:span><text:span text:style-name="T15">a</text:span><text:span text:style-name="T15">k</text:span><text:span text:style-name="T15">c</text:span><text:span text:style-name="T15">e</text:span><text:span text:style-name="T15">p</text:span><text:span text:style-name="T15">t</text:span><text:span text:style-name="T15">o</text:span><text:span text:style-name="T15">w</text:span><text:span text:style-name="T15">a</text:span><text:span text:style-name="T15">l</text:span><text:span text:style-name="T15">n</text:span><text:span text:style-name="T15">y</text:span><text:span text:style-name="T15">m</text:span><text:span text:style-name="T15">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e</text:span><text:span text:style-name="T15">m</text:span><text:span text:style-name="T15">.</text:span></text:p>
            <text:p><text:span text:style-name="T15"/></text:p>
            <text:p><text:span text:style-name="T15">C</text:span><text:span text:style-name="T15">z</text:span><text:span text:style-name="T15">a</text:span><text:span text:style-name="T15">s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 </text:span><text:span text:style-name="T15">j</text:span><text:span text:style-name="T15">e</text:span><text:span text:style-name="T15">s</text:span><text:span text:style-name="T15">t </text:span><text:span text:style-name="T15">t</text:span><text:span text:style-name="T15">y</text:span><text:span text:style-name="T15">l</text:span><text:span text:style-name="T15">k</text:span><text:span text:style-name="T15">o </text:span><text:span text:style-name="T15">j</text:span><text:span text:style-name="T15">e</text:span><text:span text:style-name="T15">d</text:span><text:span text:style-name="T15">n</text:span><text:span text:style-name="T15">ą </text:span><text:span text:style-name="T15">z </text:span><text:span text:style-name="T15">w</text:span><text:span text:style-name="T15">i</text:span><text:span text:style-name="T15">e</text:span><text:span text:style-name="T15">l</text:span><text:span text:style-name="T15">u </text:span><text:span text:style-name="T15">m</text:span><text:span text:style-name="T15">e</text:span><text:span text:style-name="T15">t</text:span><text:span text:style-name="T15">r</text:span><text:span text:style-name="T15">y</text:span><text:span text:style-name="T15">k </text:span><text:span text:style-name="T15">w</text:span><text:span text:style-name="T15">y</text:span><text:span text:style-name="T15">d</text:span><text:span text:style-name="T15">a</text:span><text:span text:style-name="T15">j</text:span><text:span text:style-name="T15">n</text:span><text:span text:style-name="T15">o</text:span><text:span text:style-name="T15">ś</text:span><text:span text:style-name="T15">c</text:span><text:span text:style-name="T15">i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e pomiaru czasu oraz pamięc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</text:span><text:span text:style-name="T34">z</text:span><text:span text:style-name="T34">y</text:span><text:span text:style-name="T34">n</text:span><text:span text:style-name="T34">n</text:span><text:span text:style-name="T34">i</text:span><text:span text:style-name="T34">k</text:span><text:span text:style-name="T34">i </text:span><text:span text:style-name="T34">w</text:span><text:span text:style-name="T34">p</text:span><text:span text:style-name="T34">ł</text:span><text:span text:style-name="T34">y</text:span><text:span text:style-name="T34">w</text:span><text:span text:style-name="T34">a</text:span><text:span text:style-name="T34">j</text:span><text:span text:style-name="T34">ą</text:span><text:span text:style-name="T34">c</text:span><text:span text:style-name="T34">e </text:span><text:span text:style-name="T34">n</text:span><text:span text:style-name="T34">a </text:span><text:span text:style-name="T34">c</text:span><text:span text:style-name="T34">z</text:span><text:span text:style-name="T34">a</text:span><text:span text:style-name="T34">s </text:span><text:span text:style-name="T34">w</text:span><text:span text:style-name="T34">y</text:span><text:span text:style-name="T34">k</text:span><text:span text:style-name="T34">o</text:span><text:span text:style-name="T34">n</text:span><text:span text:style-name="T34">a</text:span><text:span text:style-name="T34">n</text:span><text:span text:style-name="T34">i</text:span><text:span text:style-name="T34">a </text:span><text:span text:style-name="T34">a</text:span><text:span text:style-name="T34">l</text:span><text:span text:style-name="T34">g</text:span><text:span text:style-name="T34">o</text:span><text:span text:style-name="T34">r</text:span><text:span text:style-name="T34">y</text:span><text:span text:style-name="T34">t</text:span><text:span text:style-name="T34">m</text:span><text:span text:style-name="T34">u</text:span><text:span text:style-name="T34">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</text:span><text:span text:style-name="T35">o</text:span><text:span text:style-name="T35">n</text:span><text:span text:style-name="T35">f</text:span><text:span text:style-name="T35">i</text:span><text:span text:style-name="T35">g</text:span><text:span text:style-name="T35">u</text:span><text:span text:style-name="T35">r</text:span><text:span text:style-name="T35">a</text:span><text:span text:style-name="T35">c</text:span><text:span text:style-name="T35">j</text:span><text:span text:style-name="T35">a</text:span><text:span text:style-name="T35"> </text:span><text:span text:style-name="T35">s</text:span><text:span text:style-name="T35">p</text:span><text:span text:style-name="T35">r</text:span><text:span text:style-name="T35">z</text:span><text:span text:style-name="T35">ę</text:span><text:span text:style-name="T35">t</text:span><text:span text:style-name="T35">o</text:span><text:span text:style-name="T35">w</text:span><text:span text:style-name="T35">a</text:span></text:p>
              </text:list-item>
              <text:list-item>
                <text:p><text:span text:style-name="T35">j</text:span><text:span text:style-name="T35">ę</text:span><text:span text:style-name="T35">z</text:span><text:span text:style-name="T35">y</text:span><text:span text:style-name="T35">k</text:span><text:span text:style-name="T35"> </text:span><text:span text:style-name="T35">p</text:span><text:span text:style-name="T35">r</text:span><text:span text:style-name="T35">o</text:span><text:span text:style-name="T35">g</text:span><text:span text:style-name="T35">r</text:span><text:span text:style-name="T35">a</text:span><text:span text:style-name="T35">m</text:span><text:span text:style-name="T35">o</text:span><text:span text:style-name="T35">w</text:span><text:span text:style-name="T35">a</text:span><text:span text:style-name="T35">n</text:span><text:span text:style-name="T35">i</text:span><text:span text:style-name="T35">a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k</text:span><text:span text:style-name="T35">o</text:span><text:span text:style-name="T35">m</text:span><text:span text:style-name="T35">p</text:span><text:span text:style-name="T35">i</text:span><text:span text:style-name="T35">l</text:span><text:span text:style-name="T35">a</text:span><text:span text:style-name="T35">t</text:span><text:span text:style-name="T35">o</text:span><text:span text:style-name="T35">r</text:span><text:span text:style-name="T35">a</text:span><text:span text:style-name="T35"> </text:span><text:span text:style-name="T35">/</text:span><text:span text:style-name="T35"> </text:span><text:span text:style-name="T35">i</text:span><text:span text:style-name="T35">n</text:span><text:span text:style-name="T35">t</text:span><text:span text:style-name="T35">e</text:span><text:span text:style-name="T35">r</text:span><text:span text:style-name="T35">p</text:span><text:span text:style-name="T35">r</text:span><text:span text:style-name="T35">e</text:span><text:span text:style-name="T35">t</text:span><text:span text:style-name="T35">e</text:span><text:span text:style-name="T35">r</text:span><text:span text:style-name="T35">a</text:span></text:p>
              </text:list-item>
              <text:list-item>
                <text:p><text:span text:style-name="T35">r</text:span><text:span text:style-name="T35">o</text:span><text:span text:style-name="T35">d</text:span><text:span text:style-name="T35">z</text:span><text:span text:style-name="T35">a</text:span><text:span text:style-name="T35">j</text:span><text:span text:style-name="T35"> </text:span><text:span text:style-name="T35">p</text:span><text:span text:style-name="T35">r</text:span><text:span text:style-name="T35">z</text:span><text:span text:style-name="T35">e</text:span><text:span text:style-name="T35">t</text:span><text:span text:style-name="T35">w</text:span><text:span text:style-name="T35">a</text:span><text:span text:style-name="T35">r</text:span><text:span text:style-name="T35">z</text:span><text:span text:style-name="T35">a</text:span><text:span text:style-name="T35">n</text:span><text:span text:style-name="T35">y</text:span><text:span text:style-name="T35">c</text:span><text:span text:style-name="T35">h</text:span><text:span text:style-name="T35"> </text:span><text:span text:style-name="T35">d</text:span><text:span text:style-name="T35">a</text:span><text:span text:style-name="T35">n</text:span><text:span text:style-name="T35">y</text:span><text:span text:style-name="T35">c</text:span><text:span text:style-name="T35">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</text:span><text:span text:style-name="T35">f</text:span><text:span text:style-name="T35">e</text:span><text:span text:style-name="T35">k</text:span><text:span text:style-name="T35">t</text:span><text:span text:style-name="T35">y</text:span><text:span text:style-name="T35">w</text:span><text:span text:style-name="T35">n</text:span><text:span text:style-name="T35">a</text:span><text:span text:style-name="T35"> </text:span><text:span text:style-name="T35">i</text:span><text:span text:style-name="T35">m</text:span><text:span text:style-name="T35">p</text:span><text:span text:style-name="T35">l</text:span><text:span text:style-name="T35">e</text:span><text:span text:style-name="T35">m</text:span><text:span text:style-name="T35">e</text:span><text:span text:style-name="T35">n</text:span><text:span text:style-name="T35">t</text:span><text:span text:style-name="T35">a</text:span><text:span text:style-name="T35">c</text:span><text:span text:style-name="T35">j</text:span><text:span text:style-name="T35">a</text:span></text:p>
              </text:list-item>
              <text:list-item>
                <text:p><text:span text:style-name="T35">s</text:span><text:span text:style-name="T35">y</text:span><text:span text:style-name="T35">s</text:span><text:span text:style-name="T35">t</text:span><text:span text:style-name="T35">e</text:span><text:span text:style-name="T35">m</text:span><text:span text:style-name="T35"> </text:span><text:span text:style-name="T35">o</text:span><text:span text:style-name="T35">p</text:span><text:span text:style-name="T35">e</text:span><text:span text:style-name="T35">r</text:span><text:span text:style-name="T35">a</text:span><text:span text:style-name="T35">c</text:span><text:span text:style-name="T35">y</text:span><text:span text:style-name="T35">j</text:span><text:span text:style-name="T35">n</text:span><text:span text:style-name="T35">y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s</text:span><text:span text:style-name="T35">t</text:span><text:span text:style-name="T35">e</text:span><text:span text:style-name="T35">r</text:span><text:span text:style-name="T35">o</text:span><text:span text:style-name="T35">w</text:span><text:span text:style-name="T35">n</text:span><text:span text:style-name="T35">i</text:span><text:span text:style-name="T35">k</text:span><text:span text:style-name="T35">ó</text:span><text:span text:style-name="T35">w</text:span></text:p>
              </text:list-item>
              <text:list-item>
                <text:p><text:span text:style-name="T35">.</text:span><text:span text:style-name="T35">.</text:span><text:span text:style-name="T35">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6.646cm">
          <draw:text-box>
            <text:p><text:span text:style-name="T36">n</text:span><text:span text:style-name="T36">i</text:span><text:span text:style-name="T36">e</text:span><text:span text:style-name="T36">m</text:span><text:span text:style-name="T36">i</text:span><text:span text:style-name="T36">a</text:span><text:span text:style-name="T36">r</text:span><text:span text:style-name="T36">o</text:span><text:span text:style-name="T36">d</text:span><text:span text:style-name="T36">a</text:span><text:span text:style-name="T36">j</text:span><text:span text:style-name="T36">n</text:span><text:span text:style-name="T36">e</text:span><text:span text:style-name="T37"> </text:span><text:span text:style-name="T37">- </text:span><text:span text:style-name="T38">“</text:span><text:span text:style-name="T39">M</text:span><text:span text:style-name="T39">ó</text:span><text:span text:style-name="T39">j </text:span><text:span text:style-name="T39">a</text:span><text:span text:style-name="T39">lg</text:span><text:span text:style-name="T39">o</text:span><text:span text:style-name="T39">r</text:span><text:span text:style-name="T39">y</text:span><text:span text:style-name="T39">t</text:span><text:span text:style-name="T39">m</text:span><text:span text:style-name="T39"> </text:span><text:span text:style-name="T39">w</text:span><text:span text:style-name="T39">y</text:span><text:span text:style-name="T39">k</text:span><text:span text:style-name="T39">o</text:span><text:span text:style-name="T39">n</text:span><text:span text:style-name="T39">a</text:span><text:span text:style-name="T39">ł </text:span><text:span text:style-name="T39">si</text:span><text:span text:style-name="T39">ę </text:span><text:span text:style-name="T39">d</text:span><text:span text:style-name="T39">w</text:span><text:span text:style-name="T39">a </text:span><text:span text:style-name="T39">t</text:span><text:span text:style-name="T39">y</text:span><text:span text:style-name="T39">si</text:span><text:span text:style-name="T39">ą</text:span><text:span text:style-name="T39">c</text:span><text:span text:style-name="T39">e </text:span><text:span text:style-name="T39">r</text:span><text:span text:style-name="T39">a</text:span><text:span text:style-name="T39">z</text:span><text:span text:style-name="T39">y </text:span><text:span text:style-name="T39">s</text:span><text:span text:style-name="T39">z</text:span><text:span text:style-name="T39">y</text:span><text:span text:style-name="T39">b</text:span><text:span text:style-name="T39">s</text:span><text:span text:style-name="T39">z</text:span><text:span text:style-name="T39">ej </text:span><text:span text:style-name="T39">n</text:span><text:span text:style-name="T39">a </text:span><text:span text:style-name="T39">A</text:span><text:span text:style-name="T39">M</text:span><text:span text:style-name="T39">D </text:span><text:span text:style-name="T39">T</text:span><text:span text:style-name="T39">h</text:span><text:span text:style-name="T39">r</text:span><text:span text:style-name="T39">e</text:span><text:span text:style-name="T39">a</text:span><text:span text:style-name="T39">d</text:span><text:span text:style-name="T39">ri</text:span><text:span text:style-name="T39">p</text:span><text:span text:style-name="T39">p</text:span><text:span text:style-name="T39">e</text:span><text:span text:style-name="T39">r, </text:span><text:span text:style-name="T39">n</text:span><text:span text:style-name="T39">iż </text:span><text:span text:style-name="T39">t</text:span><text:span text:style-name="T39">w</text:span><text:span text:style-name="T39">ó</text:span><text:span text:style-name="T39">j </text:span><text:span text:style-name="T39">n</text:span><text:span text:style-name="T39">a </text:span><text:span text:style-name="T39">C</text:span><text:span text:style-name="T39">o</text:span><text:span text:style-name="T39">m</text:span><text:span text:style-name="T39">m</text:span><text:span text:style-name="T39">o</text:span><text:span text:style-name="T39">d</text:span><text:span text:style-name="T39">o</text:span><text:span text:style-name="T39">r</text:span><text:span text:style-name="T39">e </text:span><text:span text:style-name="T39">6</text:span><text:span text:style-name="T39">4 </text:span><text:span text:style-name="T38">”.</text:span></text:p>
            <text:p><text:span text:style-name="T15"/></text:p>
            <text:p><text:span text:style-name="T36">n</text:span><text:span text:style-name="T36">i</text:span><text:span text:style-name="T36">e</text:span><text:span text:style-name="T36">i</text:span><text:span text:style-name="T36">n</text:span><text:span text:style-name="T36">t</text:span><text:span text:style-name="T36">u</text:span><text:span text:style-name="T36">ic</text:span><text:span text:style-name="T36">yj</text:span><text:span text:style-name="T36">n</text:span><text:span text:style-name="T36">e</text:span><text:span text:style-name="T37"> </text:span><text:span text:style-name="T37">- </text:span><text:span text:style-name="T40">“</text:span><text:span text:style-name="T41">T</text:span><text:span text:style-name="T41">e</text:span><text:span text:style-name="T41">n </text:span><text:span text:style-name="T41">a</text:span><text:span text:style-name="T41">lg</text:span><text:span text:style-name="T41">o</text:span><text:span text:style-name="T41">r</text:span><text:span text:style-name="T41">y</text:span><text:span text:style-name="T41">t</text:span><text:span text:style-name="T41">m</text:span><text:span text:style-name="T41"> </text:span><text:span text:style-name="T41">p</text:span><text:span text:style-name="T41">o</text:span><text:span text:style-name="T41">tr</text:span><text:span text:style-name="T41">z</text:span><text:span text:style-name="T41">e</text:span><text:span text:style-name="T41">b</text:span><text:span text:style-name="T41">u</text:span><text:span text:style-name="T41">je </text:span><text:span text:style-name="T41">c</text:span><text:span text:style-name="T41">zt</text:span><text:span text:style-name="T41">e</text:span><text:span text:style-name="T41">r</text:span><text:span text:style-name="T41">e</text:span><text:span text:style-name="T41">c</text:span><text:span text:style-name="T41">h </text:span><text:span text:style-name="T41">g</text:span><text:span text:style-name="T41">o</text:span><text:span text:style-name="T41">d</text:span><text:span text:style-name="T41">zi</text:span><text:span text:style-name="T41">n </text:span><text:span text:style-name="T41">d</text:span><text:span text:style-name="T41">o </text:span><text:span text:style-name="T41">p</text:span><text:span text:style-name="T41">o</text:span><text:span text:style-name="T41">s</text:span><text:span text:style-name="T41">o</text:span><text:span text:style-name="T41">rt</text:span><text:span text:style-name="T41">o</text:span><text:span text:style-name="T41">w</text:span><text:span text:style-name="T41">a</text:span><text:span text:style-name="T41">n</text:span><text:span text:style-name="T41">i</text:span><text:span text:style-name="T41">a </text:span><text:span text:style-name="T41">d</text:span><text:span text:style-name="T41">w</text:span><text:span text:style-name="T41">ó</text:span><text:span text:style-name="T41">c</text:span><text:span text:style-name="T41">h </text:span><text:span text:style-name="T41">m</text:span><text:span text:style-name="T41">il</text:span><text:span text:style-name="T41">i</text:span><text:span text:style-name="T41">o</text:span><text:span text:style-name="T41">n</text:span><text:span text:style-name="T41">ó</text:span><text:span text:style-name="T41">w </text:span><text:span text:style-name="T41">r</text:span><text:span text:style-name="T41">e</text:span><text:span text:style-name="T41">k</text:span><text:span text:style-name="T41">o</text:span><text:span text:style-name="T41">r</text:span><text:span text:style-name="T41">d</text:span><text:span text:style-name="T41">ó</text:span><text:span text:style-name="T41">w </text:span><text:span text:style-name="T40">”.</text:span></text:p>
          </draw:text-box>
        </draw:frame>
        <draw:frame draw:style-name="gr37" draw:text-style-name="P21" draw:layer="layout" svg:width="18.613cm" svg:height="2.199cm" svg:x="4.949cm" svg:y="3.772cm">
          <draw:text-box>
            <text:p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y 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e </text:span><text:span text:style-name="T15">z </text:span><text:span text:style-name="T15">p</text:span><text:span text:style-name="T15">o</text:span><text:span text:style-name="T15">d</text:span><text:span text:style-name="T15">a</text:span><text:span text:style-name="T15">w</text:span><text:span text:style-name="T15">a</text:span><text:span text:style-name="T15">n</text:span><text:span text:style-name="T15">i</text:span><text:span text:style-name="T15">e</text:span><text:span text:style-name="T15">m</text:span><text:span text:style-name="T15"> </text:span><text:span text:style-name="T15">d</text:span><text:span text:style-name="T15">o</text:span><text:span text:style-name="T15">k</text:span><text:span text:style-name="T15">ł</text:span><text:span text:style-name="T15">a</text:span><text:span text:style-name="T15">d</text:span><text:span text:style-name="T15">n</text:span><text:span text:style-name="T15">y</text:span><text:span text:style-name="T15">c</text:span><text:span text:style-name="T15">h </text:span><text:span text:style-name="T15">w</text:span><text:span text:style-name="T15">a</text:span><text:span text:style-name="T15">r</text:span><text:span text:style-name="T15">t</text:span><text:span text:style-name="T15">o</text:span><text:span text:style-name="T15">ś</text:span><text:span text:style-name="T15">c</text:span><text:span text:style-name="T15">i </text:span><text:span text:style-name="T15">c</text:span><text:span text:style-name="T15">z</text:span><text:span text:style-name="T15">a</text:span><text:span text:style-name="T15">s</text:span><text:span text:style-name="T15">u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</text:span><text:span text:style-name="T15">: </text:span></text:p>
          </draw:text-box>
        </draw:frame>
        <draw:g>
          <draw:g>
            <draw:custom-shape draw:style-name="gr19" draw:text-style-name="P16" draw:layer="layout" svg:width="0.931cm" svg:height="0.931cm" svg:x="3.66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6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6.6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9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9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9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9.4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</text:span><text:span text:style-name="T15">z</text:span><text:span text:style-name="T15">y</text:span><text:span text:style-name="T15">m</text:span><text:span text:style-name="T15"> </text:span><text:span text:style-name="T15">j</text:span><text:span text:style-name="T15">e</text:span><text:span text:style-name="T15">s</text:span><text:span text:style-name="T15">t </text:span><text:span text:style-name="T15">– </text:span><text:span text:style-name="T42">F</text:span><text:span text:style-name="T42">u</text:span><text:span text:style-name="T42">n</text:span><text:span text:style-name="T42">k</text:span><text:span text:style-name="T42">cj</text:span><text:span text:style-name="T42">a </text:span><text:span text:style-name="T42">w</text:span><text:span text:style-name="T42"> </text:span><text:span text:style-name="T42">n</text:span><text:span text:style-name="T42">o</text:span><text:span text:style-name="T42">t</text:span><text:span text:style-name="T42">a</text:span><text:span text:style-name="T42">cj</text:span><text:span text:style-name="T42">i </text:span><text:span text:style-name="T42">a</text:span><text:span text:style-name="T42">s</text:span><text:span text:style-name="T42">y</text:span><text:span text:style-name="T42">m</text:span><text:span text:style-name="T42">p</text:span><text:span text:style-name="T42">t</text:span><text:span text:style-name="T42">o</text:span><text:span text:style-name="T42">t</text:span><text:span text:style-name="T42">y</text:span><text:span text:style-name="T42">c</text:span><text:span text:style-name="T42">z</text:span><text:span text:style-name="T42">n</text:span><text:span text:style-name="T42">e</text:span><text:span text:style-name="T42">j, </text:span><text:span text:style-name="T42">k</text:span><text:span text:style-name="T42">t</text:span><text:span text:style-name="T42">ó</text:span><text:span text:style-name="T42">r</text:span><text:span text:style-name="T42">a </text:span><text:span text:style-name="T42">w</text:span><text:span text:style-name="T42"> </text:span><text:span text:style-name="T42">p</text:span><text:span text:style-name="T42">r</text:span><text:span text:style-name="T42">z</text:span><text:span text:style-name="T42">y</text:span><text:span text:style-name="T42">b</text:span><text:span text:style-name="T42">li</text:span><text:span text:style-name="T42">ż</text:span><text:span text:style-name="T42">o</text:span><text:span text:style-name="T42">n</text:span><text:span text:style-name="T42">y </text:span><text:span text:style-name="T42">s</text:span><text:span text:style-name="T42">p</text:span><text:span text:style-name="T42">o</text:span><text:span text:style-name="T42">s</text:span><text:span text:style-name="T42">ó</text:span><text:span text:style-name="T42">b </text:span><text:span text:style-name="T42">o</text:span><text:span text:style-name="T42">p</text:span><text:span text:style-name="T42">is</text:span><text:span text:style-name="T42">u</text:span><text:span text:style-name="T42">j</text:span><text:span text:style-name="T42">e </text:span><text:span text:style-name="T42">w</text:span><text:span text:style-name="T42"> </text:span><text:span text:style-name="T42">j</text:span><text:span text:style-name="T42">a</text:span><text:span text:style-name="T42">k</text:span><text:span text:style-name="T42">i </text:span><text:span text:style-name="T42">s</text:span><text:span text:style-name="T42">p</text:span><text:span text:style-name="T42">o</text:span><text:span text:style-name="T42">s</text:span><text:span text:style-name="T42">ó</text:span><text:span text:style-name="T42">b</text:span><text:span text:style-name="T42">, </text:span><text:span text:style-name="T42">w</text:span><text:span text:style-name="T42">r</text:span><text:span text:style-name="T42">a</text:span><text:span text:style-name="T42">z </text:span><text:span text:style-name="T42">z</text:span><text:span text:style-name="T42">e </text:span><text:span text:style-name="T42">w</text:span><text:span text:style-name="T42">s</text:span><text:span text:style-name="T42">r</text:span><text:span text:style-name="T42">o</text:span><text:span text:style-name="T42">t</text:span><text:span text:style-name="T42">e</text:span><text:span text:style-name="T42">m</text:span><text:span text:style-name="T42"> </text:span><text:span text:style-name="T42">w</text:span><text:span text:style-name="T42">i</text:span><text:span text:style-name="T42">e</text:span><text:span text:style-name="T42">l</text:span><text:span text:style-name="T42">k</text:span><text:span text:style-name="T42">o</text:span><text:span text:style-name="T42">ś</text:span><text:span text:style-name="T42">ci </text:span><text:span text:style-name="T42">d</text:span><text:span text:style-name="T42">a</text:span><text:span text:style-name="T42">n</text:span><text:span text:style-name="T42">c</text:span><text:span text:style-name="T42">y</text:span><text:span text:style-name="T42">c</text:span><text:span text:style-name="T42">h </text:span><text:span text:style-name="T42">w</text:span><text:span text:style-name="T42">e</text:span><text:span text:style-name="T42">jś</text:span><text:span text:style-name="T42">ci</text:span><text:span text:style-name="T42">o</text:span><text:span text:style-name="T42">w</text:span><text:span text:style-name="T42">y</text:span><text:span text:style-name="T42">c</text:span><text:span text:style-name="T42">h</text:span><text:span text:style-name="T42">, </text:span><text:span text:style-name="T42">r</text:span><text:span text:style-name="T42">o</text:span><text:span text:style-name="T42">ś</text:span><text:span text:style-name="T42">n</text:span><text:span text:style-name="T42">i</text:span><text:span text:style-name="T42">e </text:span><text:span text:style-name="T42">z</text:span><text:span text:style-name="T42">u</text:span><text:span text:style-name="T42">ż</text:span><text:span text:style-name="T42">y</text:span><text:span text:style-name="T42">ci</text:span><text:span text:style-name="T42">e </text:span><text:span text:style-name="T42">z</text:span><text:span text:style-name="T42">a</text:span><text:span text:style-name="T42">s</text:span><text:span text:style-name="T42">o</text:span><text:span text:style-name="T42">b</text:span><text:span text:style-name="T42">ó</text:span><text:span text:style-name="T42">w</text:span><text:span text:style-name="T42">.</text:span></text:p>
            <text:p><text:span text:style-name="T15"/></text:p>
            <text:p><text:span text:style-name="T15">C</text:span><text:span text:style-name="T15">o </text:span><text:span text:style-name="T15">o</text:span><text:span text:style-name="T15">k</text:span><text:span text:style-name="T15">r</text:span><text:span text:style-name="T15">e</text:span><text:span text:style-name="T15">śl</text:span><text:span text:style-name="T15">a </text:span><text:span text:style-name="T15">– </text:span><text:span text:style-name="T35">S</text:span><text:span text:style-name="T35">k</text:span><text:span text:style-name="T35">a</text:span><text:span text:style-name="T35">l</text:span><text:span text:style-name="T35">o</text:span><text:span text:style-name="T35">w</text:span><text:span text:style-name="T35">a</text:span><text:span text:style-name="T35">l</text:span><text:span text:style-name="T35">n</text:span><text:span text:style-name="T35">o</text:span><text:span text:style-name="T35">ś</text:span><text:span text:style-name="T35">ć </text:span><text:span text:style-name="T35">a</text:span><text:span text:style-name="T35">l</text:span><text:span text:style-name="T35">g</text:span><text:span text:style-name="T35">o</text:span><text:span text:style-name="T35">r</text:span><text:span text:style-name="T35">y</text:span><text:span text:style-name="T35">t</text:span><text:span text:style-name="T35">m</text:span><text:span text:style-name="T35">u</text:span><text:span text:style-name="T35">.</text:span></text:p>
            <text:p><text:span text:style-name="T15"/></text:p>
            <text:p><text:span text:style-name="T15">J</text:span><text:span text:style-name="T15">a</text:span><text:span text:style-name="T15">k </text:span><text:span text:style-name="T15">z</text:span><text:span text:style-name="T15">n</text:span><text:span text:style-name="T15">a</text:span><text:span text:style-name="T15">l</text:span><text:span text:style-name="T15">e</text:span><text:span text:style-name="T15">ź</text:span><text:span text:style-name="T15">ć </text:span><text:span text:style-name="T15">– </text:span><text:span text:style-name="T35">Z</text:span><text:span text:style-name="T35">n</text:span><text:span text:style-name="T35">a</text:span><text:span text:style-name="T35">j</text:span><text:span text:style-name="T35">d</text:span><text:span text:style-name="T35">u</text:span><text:span text:style-name="T35">j</text:span><text:span text:style-name="T35">e</text:span><text:span text:style-name="T35">m</text:span><text:span text:style-name="T35">y </text:span><text:span text:style-name="T35">d</text:span><text:span text:style-name="T35">o</text:span><text:span text:style-name="T35">k</text:span><text:span text:style-name="T35">ł</text:span><text:span text:style-name="T35">a</text:span><text:span text:style-name="T35">d</text:span><text:span text:style-name="T35">n</text:span><text:span text:style-name="T35">ą </text:span><text:span text:style-name="T35">f</text:span><text:span text:style-name="T35">u</text:span><text:span text:style-name="T35">n</text:span><text:span text:style-name="T35">k</text:span><text:span text:style-name="T35">cj</text:span><text:span text:style-name="T35">ę </text:span><text:span text:style-name="T35">k</text:span><text:span text:style-name="T35">t</text:span><text:span text:style-name="T35">ó</text:span><text:span text:style-name="T35">r</text:span><text:span text:style-name="T35">a </text:span><text:span text:style-name="T35">s</text:span><text:span text:style-name="T35">u</text:span><text:span text:style-name="T35">m</text:span><text:span text:style-name="T35">u</text:span><text:span text:style-name="T35">j</text:span><text:span text:style-name="T35">e </text:span><text:span text:style-name="T35">c</text:span><text:span text:style-name="T35">z</text:span><text:span text:style-name="T35">a</text:span><text:span text:style-name="T35">s</text:span><text:span text:style-name="T35">y </text:span><text:span text:style-name="T35">w</text:span><text:span text:style-name="T35">y</text:span><text:span text:style-name="T35">k</text:span><text:span text:style-name="T35">o</text:span><text:span text:style-name="T35">n</text:span><text:span text:style-name="T35">a</text:span><text:span text:style-name="T35">n</text:span><text:span text:style-name="T35">i</text:span><text:span text:style-name="T35">a </text:span><text:span text:style-name="T35">w</text:span><text:span text:style-name="T35">s</text:span><text:span text:style-name="T35">z</text:span><text:span text:style-name="T35">y</text:span><text:span text:style-name="T35">s</text:span><text:span text:style-name="T35">t</text:span><text:span text:style-name="T35">k</text:span><text:span text:style-name="T35">ic</text:span><text:span text:style-name="T35">h </text:span><text:span text:style-name="T35">o</text:span><text:span text:style-name="T35">p</text:span><text:span text:style-name="T35">e</text:span><text:span text:style-name="T35">r</text:span><text:span text:style-name="T35">a</text:span><text:span text:style-name="T35">cj</text:span><text:span text:style-name="T35">i, </text:span><text:span text:style-name="T35">a </text:span><text:span text:style-name="T35">n</text:span><text:span text:style-name="T35">a</text:span><text:span text:style-name="T35">s</text:span><text:span text:style-name="T35">t</text:span><text:span text:style-name="T35">ę</text:span><text:span text:style-name="T35">p</text:span><text:span text:style-name="T35">n</text:span><text:span text:style-name="T35">i</text:span><text:span text:style-name="T35">e </text:span><text:span text:style-name="T35">p</text:span><text:span text:style-name="T35">o</text:span><text:span text:style-name="T35">m</text:span><text:span text:style-name="T35">ij</text:span><text:span text:style-name="T35">a</text:span><text:span text:style-name="T35">m</text:span><text:span text:style-name="T35">y </text:span><text:span text:style-name="T35">s</text:span><text:span text:style-name="T35">k</text:span><text:span text:style-name="T35">ł</text:span><text:span text:style-name="T35">a</text:span><text:span text:style-name="T35">d</text:span><text:span text:style-name="T35">n</text:span><text:span text:style-name="T35">i</text:span><text:span text:style-name="T35">k</text:span><text:span text:style-name="T35">i </text:span><text:span text:style-name="T35">n</text:span><text:span text:style-name="T35">is</text:span><text:span text:style-name="T35">k</text:span><text:span text:style-name="T35">i</text:span><text:span text:style-name="T35">e</text:span><text:span text:style-name="T35">g</text:span><text:span text:style-name="T35">o </text:span><text:span text:style-name="T35">r</text:span><text:span text:style-name="T35">z</text:span><text:span text:style-name="T35">ę</text:span><text:span text:style-name="T35">d</text:span><text:span text:style-name="T35">u </text:span><text:span text:style-name="T35">o</text:span><text:span text:style-name="T35">r</text:span><text:span text:style-name="T35">a</text:span><text:span text:style-name="T35">z </text:span><text:span text:style-name="T35">s</text:span><text:span text:style-name="T35">t</text:span><text:span text:style-name="T35">a</text:span><text:span text:style-name="T35">ł</text:span><text:span text:style-name="T35">e </text:span><text:span text:style-name="T35">c</text:span><text:span text:style-name="T35">z</text:span><text:span text:style-name="T35">y</text:span><text:span text:style-name="T35">n</text:span><text:span text:style-name="T35">n</text:span><text:span text:style-name="T35">i</text:span><text:span text:style-name="T35">k</text:span><text:span text:style-name="T35">i. </text:span><text:span text:style-name="T35">U</text:span><text:span text:style-name="T35">z</text:span><text:span text:style-name="T35">a</text:span><text:span text:style-name="T35">l</text:span><text:span text:style-name="T35">e</text:span><text:span text:style-name="T35">ż</text:span><text:span text:style-name="T35">n</text:span><text:span text:style-name="T35">i</text:span><text:span text:style-name="T35">a</text:span><text:span text:style-name="T35">m</text:span><text:span text:style-name="T35">y </text:span><text:span text:style-name="T35">f</text:span><text:span text:style-name="T35">u</text:span><text:span text:style-name="T35">n</text:span><text:span text:style-name="T35">k</text:span><text:span text:style-name="T35">cj</text:span><text:span text:style-name="T35">ę </text:span><text:span text:style-name="T35">j</text:span><text:span text:style-name="T35">e</text:span><text:span text:style-name="T35">d</text:span><text:span text:style-name="T35">y</text:span><text:span text:style-name="T35">n</text:span><text:span text:style-name="T35">i</text:span><text:span text:style-name="T35">e </text:span><text:span text:style-name="T35">o</text:span><text:span text:style-name="T35">d </text:span><text:span text:style-name="T35">j</text:span><text:span text:style-name="T35">e</text:span><text:span text:style-name="T35">d</text:span><text:span text:style-name="T35">n</text:span><text:span text:style-name="T35">e</text:span><text:span text:style-name="T35">j </text:span><text:span text:style-name="T35">z</text:span><text:span text:style-name="T35">m</text:span><text:span text:style-name="T35">i</text:span><text:span text:style-name="T35">e</text:span><text:span text:style-name="T35">n</text:span><text:span text:style-name="T35">n</text:span><text:span text:style-name="T35">e</text:span><text:span text:style-name="T35">j, </text:span><text:span text:style-name="T35">b</text:span><text:span text:style-name="T35">ę</text:span><text:span text:style-name="T35">d</text:span><text:span text:style-name="T35">ą</text:span><text:span text:style-name="T35">c</text:span><text:span text:style-name="T35">e</text:span><text:span text:style-name="T35">j </text:span><text:span text:style-name="T35">li</text:span><text:span text:style-name="T35">c</text:span><text:span text:style-name="T35">z</text:span><text:span text:style-name="T35">b</text:span><text:span text:style-name="T35">ą </text:span><text:span text:style-name="T35">n</text:span><text:span text:style-name="T35">a</text:span><text:span text:style-name="T35">t</text:span><text:span text:style-name="T35">u</text:span><text:span text:style-name="T35">r</text:span><text:span text:style-name="T35">a</text:span><text:span text:style-name="T35">l</text:span><text:span text:style-name="T35">n</text:span><text:span text:style-name="T35">ą</text:span><text:span text:style-name="T35">, <text:s/></text:span><text:span text:style-name="T35">k</text:span><text:span text:style-name="T35">t</text:span><text:span text:style-name="T35">ó</text:span><text:span text:style-name="T35">r</text:span><text:span text:style-name="T35">a </text:span><text:span text:style-name="T35">d</text:span><text:span text:style-name="T35">e</text:span><text:span text:style-name="T35">t</text:span><text:span text:style-name="T35">e</text:span><text:span text:style-name="T35">r</text:span><text:span text:style-name="T35">m</text:span><text:span text:style-name="T35">i</text:span><text:span text:style-name="T35">n</text:span><text:span text:style-name="T35">u</text:span><text:span text:style-name="T35">j</text:span><text:span text:style-name="T35">e </text:span><text:span text:style-name="T35">w</text:span><text:span text:style-name="T35">i</text:span><text:span text:style-name="T35">e</text:span><text:span text:style-name="T35">l</text:span><text:span text:style-name="T35">k</text:span><text:span text:style-name="T35">o</text:span><text:span text:style-name="T35">ś</text:span><text:span text:style-name="T35">ć </text:span><text:span text:style-name="T35">d</text:span><text:span text:style-name="T35">a</text:span><text:span text:style-name="T35">n</text:span><text:span text:style-name="T35">y</text:span><text:span text:style-name="T35">c</text:span><text:span text:style-name="T35">h </text:span><text:span text:style-name="T35">w</text:span><text:span text:style-name="T35">e</text:span><text:span text:style-name="T35">jś</text:span><text:span text:style-name="T35">ci</text:span><text:span text:style-name="T35">o</text:span><text:span text:style-name="T35">w</text:span><text:span text:style-name="T35">y</text:span><text:span text:style-name="T35">c</text:span><text:span text:style-name="T35">h</text:span><text:span text:style-name="T35">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3">* </text:span><text:span text:style-name="T43">Do</text:span><text:span text:style-name="T43">pu</text:span><text:span text:style-name="T43">sz</text:span><text:span text:style-name="T43">cz</text:span><text:span text:style-name="T43">a</text:span><text:span text:style-name="T43">my </text:span><text:span text:style-name="T43">się </text:span><text:span text:style-name="T43">pe</text:span><text:span text:style-name="T43">wn</text:span><text:span text:style-name="T43">yc</text:span><text:span text:style-name="T43">h </text:span><text:span text:style-name="T43">up</text:span><text:span text:style-name="T43">ro</text:span><text:span text:style-name="T43">sz</text:span><text:span text:style-name="T43">cz</text:span><text:span text:style-name="T43">eń</text:span><text:span text:style-name="T43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6" draw:layer="layout" svg:width="20.193cm" svg:height="8.787cm" svg:x="5.104cm" svg:y="3.482cm">
          <draw:text-box>
            <text:p><text:span text:style-name="T44">P</text:span><text:span text:style-name="T44">o</text:span><text:span text:style-name="T44">z</text:span><text:span text:style-name="T44">w</text:span><text:span text:style-name="T44">a</text:span><text:span text:style-name="T44">l</text:span><text:span text:style-name="T44">a </text:span><text:span text:style-name="T44">w</text:span><text:span text:style-name="T44"> </text:span><text:span text:style-name="T44">s</text:span><text:span text:style-name="T44">z</text:span><text:span text:style-name="T44">y</text:span><text:span text:style-name="T44">b</text:span><text:span text:style-name="T44">k</text:span><text:span text:style-name="T44">i </text:span><text:span text:style-name="T44">s</text:span><text:span text:style-name="T44">p</text:span><text:span text:style-name="T44">o</text:span><text:span text:style-name="T44">s</text:span><text:span text:style-name="T44">ó</text:span><text:span text:style-name="T44">b </text:span><text:span text:style-name="T44">p</text:span><text:span text:style-name="T44">o</text:span><text:span text:style-name="T44">r</text:span><text:span text:style-name="T44">ó</text:span><text:span text:style-name="T44">w</text:span><text:span text:style-name="T44">n</text:span><text:span text:style-name="T44">y</text:span><text:span text:style-name="T44">w</text:span><text:span text:style-name="T44">a</text:span><text:span text:style-name="T44">ć </text:span><text:span text:style-name="T44">r</text:span><text:span text:style-name="T44">ó</text:span><text:span text:style-name="T44">ż</text:span><text:span text:style-name="T44">n</text:span><text:span text:style-name="T44">e </text:span><text:span text:style-name="T44">a</text:span><text:span text:style-name="T44">l</text:span><text:span text:style-name="T44">g</text:span><text:span text:style-name="T44">o</text:span><text:span text:style-name="T44">r</text:span><text:span text:style-name="T44">y</text:span><text:span text:style-name="T44">t</text:span><text:span text:style-name="T44">m</text:span><text:span text:style-name="T44">y</text:span><text:span text:style-name="T44">.</text:span></text:p>
            <text:p><text:span text:style-name="T44"/></text:p>
            <text:p><text:span text:style-name="T44">O</text:span><text:span text:style-name="T44">d</text:span><text:span text:style-name="T44">r</text:span><text:span text:style-name="T44">z</text:span><text:span text:style-name="T44">u</text:span><text:span text:style-name="T44">c</text:span><text:span text:style-name="T44">a</text:span><text:span text:style-name="T44">ć </text:span><text:span text:style-name="T44">r</text:span><text:span text:style-name="T44">o</text:span><text:span text:style-name="T44">z</text:span><text:span text:style-name="T44">w</text:span><text:span text:style-name="T44">i</text:span><text:span text:style-name="T44">ą</text:span><text:span text:style-name="T44">z</text:span><text:span text:style-name="T44">a</text:span><text:span text:style-name="T44">n</text:span><text:span text:style-name="T44">i</text:span><text:span text:style-name="T44">a</text:span><text:span text:style-name="T44">, </text:span><text:span text:style-name="T44">k</text:span><text:span text:style-name="T44">t</text:span><text:span text:style-name="T44">ó</text:span><text:span text:style-name="T44">r</text:span><text:span text:style-name="T44">e </text:span><text:span text:style-name="T44">n</text:span><text:span text:style-name="T44">a </text:span><text:span text:style-name="T44">p</text:span><text:span text:style-name="T44">e</text:span><text:span text:style-name="T44">w</text:span><text:span text:style-name="T44">n</text:span><text:span text:style-name="T44">o </text:span><text:span text:style-name="T44">n</text:span><text:span text:style-name="T44">i</text:span><text:span text:style-name="T44">e </text:span><text:span text:style-name="T44">s</text:span><text:span text:style-name="T44">p</text:span><text:span text:style-name="T44">r</text:span><text:span text:style-name="T44">a</text:span><text:span text:style-name="T44">w</text:span><text:span text:style-name="T44">d</text:span><text:span text:style-name="T44">z</text:span><text:span text:style-name="T44">ą </text:span><text:span text:style-name="T44">s</text:span><text:span text:style-name="T44">i</text:span><text:span text:style-name="T44">ę </text:span><text:span text:style-name="T44">w</text:span><text:span text:style-name="T44"> </text:span><text:span text:style-name="T44">ś</text:span><text:span text:style-name="T44">r</text:span><text:span text:style-name="T44">o</text:span><text:span text:style-name="T44">d</text:span><text:span text:style-name="T44">o</text:span><text:span text:style-name="T44">w</text:span><text:span text:style-name="T44">i</text:span><text:span text:style-name="T44">s</text:span><text:span text:style-name="T44">k</text:span><text:span text:style-name="T44">u </text:span><text:span text:style-name="T44">p</text:span><text:span text:style-name="T44">r</text:span><text:span text:style-name="T44">o</text:span><text:span text:style-name="T44">d</text:span><text:span text:style-name="T44">u</text:span><text:span text:style-name="T44">k</text:span><text:span text:style-name="T44">c</text:span><text:span text:style-name="T44">y</text:span><text:span text:style-name="T44">j</text:span><text:span text:style-name="T44">n</text:span><text:span text:style-name="T44">y</text:span><text:span text:style-name="T44">m</text:span><text:span text:style-name="T44">.</text:span></text:p>
            <text:p><text:span text:style-name="T44"/></text:p>
            <text:p><text:span text:style-name="T44">O</text:span><text:span text:style-name="T44">d</text:span><text:span text:style-name="T44">n</text:span><text:span text:style-name="T44">a</text:span><text:span text:style-name="T44">j</text:span><text:span text:style-name="T44">d</text:span><text:span text:style-name="T44">y</text:span><text:span text:style-name="T44">w</text:span><text:span text:style-name="T44">a</text:span><text:span text:style-name="T44">ć </text:span><text:span text:style-name="T44">p</text:span><text:span text:style-name="T44">o</text:span><text:span text:style-name="T44">t</text:span><text:span text:style-name="T44">e</text:span><text:span text:style-name="T44">n</text:span><text:span text:style-name="T44">c</text:span><text:span text:style-name="T44">j</text:span><text:span text:style-name="T44">a</text:span><text:span text:style-name="T44">l</text:span><text:span text:style-name="T44">n</text:span><text:span text:style-name="T44">e </text:span><text:span text:style-name="T44">b</text:span><text:span text:style-name="T44">o</text:span><text:span text:style-name="T44">t</text:span><text:span text:style-name="T44">tl</text:span><text:span text:style-name="T44">e</text:span><text:span text:style-name="T44">n</text:span><text:span text:style-name="T44">e</text:span><text:span text:style-name="T44">c</text:span><text:span text:style-name="T44">k</text:span><text:span text:style-name="T44">’i </text:span><text:span text:style-name="T44">z</text:span><text:span text:style-name="T44">a</text:span><text:span text:style-name="T44">n</text:span><text:span text:style-name="T44">i</text:span><text:span text:style-name="T44">m</text:span><text:span text:style-name="T44"> </text:span><text:span text:style-name="T44">s</text:span><text:span text:style-name="T44">t</text:span><text:span text:style-name="T44">a</text:span><text:span text:style-name="T44">n</text:span><text:span text:style-name="T44">ą </text:span><text:span text:style-name="T44">s</text:span><text:span text:style-name="T44">i</text:span><text:span text:style-name="T44">ę </text:span><text:span text:style-name="T44">o</text:span><text:span text:style-name="T44">n</text:span><text:span text:style-name="T44">e </text:span><text:span text:style-name="T44">p</text:span><text:span text:style-name="T44">r</text:span><text:span text:style-name="T44">o</text:span><text:span text:style-name="T44">b</text:span><text:span text:style-name="T44">l</text:span><text:span text:style-name="T44">e</text:span><text:span text:style-name="T44">m</text:span><text:span text:style-name="T44">e</text:span><text:span text:style-name="T44">m</text:span><text:span text:style-name="T44">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z</text:span><text:span text:style-name="T45">y</text:span><text:span text:style-name="T45">k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9.463cm" svg:height="1.495cm" svg:x="4.969cm" svg:y="13.061cm">
          <draw:text-box>
            <text:p><text:span text:style-name="T47">Pr</text:span><text:span text:style-name="T47">zy </text:span><text:span text:style-name="T47">pi</text:span><text:span text:style-name="T47">ęc</text:span><text:span text:style-name="T47">iu </text:span><text:span text:style-name="T47">uż</text:span><text:span text:style-name="T47">yt</text:span><text:span text:style-name="T47">ko</text:span><text:span text:style-name="T47">w</text:span><text:span text:style-name="T47">ni</text:span><text:span text:style-name="T47">ka</text:span><text:span text:style-name="T47">ch</text:span><text:span text:style-name="T47">, </text:span><text:span text:style-name="T47">pi</text:span><text:span text:style-name="T47">er</text:span><text:span text:style-name="T47">w</text:span><text:span text:style-name="T47">sz</text:span><text:span text:style-name="T47">e </text:span><text:span text:style-name="T47">ro</text:span><text:span text:style-name="T47">z</text:span><text:span text:style-name="T47">wi</text:span><text:span text:style-name="T47">ąz</text:span><text:span text:style-name="T47">a</text:span><text:span text:style-name="T47">ni</text:span><text:span text:style-name="T47">e </text:span><text:span text:style-name="T47">je</text:span><text:span text:style-name="T47">st <text:s/></text:span><text:span text:style-name="T47">d</text:span><text:span text:style-name="T47">w</text:span><text:span text:style-name="T47">u</text:span><text:span text:style-name="T47">dz</text:span><text:span text:style-name="T47">ie</text:span><text:span text:style-name="T47">st</text:span><text:span text:style-name="T47">o</text:span><text:span text:style-name="T47">pi</text:span><text:span text:style-name="T47">ęc</text:span><text:span text:style-name="T47">io</text:span><text:span text:style-name="T47">kr</text:span><text:span text:style-name="T47">ot</text:span><text:span text:style-name="T47">ni</text:span><text:span text:style-name="T47">e </text:span><text:span text:style-name="T47">sz</text:span><text:span text:style-name="T47">yb</text:span><text:span text:style-name="T47">sz</text:span><text:span text:style-name="T47">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1" draw:text-style-name="P7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z</text:span><text:span text:style-name="T45">y</text:span><text:span text:style-name="T45">k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9.463cm" svg:height="1.495cm" svg:x="4.969cm" svg:y="13.061cm">
          <draw:text-box>
            <text:p><text:span text:style-name="T47">Pr</text:span><text:span text:style-name="T47">zy </text:span><text:span text:style-name="T47">d</text:span><text:span text:style-name="T47">w</text:span><text:span text:style-name="T47">u</text:span><text:span text:style-name="T47">dz</text:span><text:span text:style-name="T47">ie</text:span><text:span text:style-name="T47">st</text:span><text:span text:style-name="T47">u</text:span><text:span text:style-name="T47">pi</text:span><text:span text:style-name="T47">ęc</text:span><text:span text:style-name="T47">iu </text:span><text:span text:style-name="T47">uż</text:span><text:span text:style-name="T47">yt</text:span><text:span text:style-name="T47">ko</text:span><text:span text:style-name="T47">w</text:span><text:span text:style-name="T47">ni</text:span><text:span text:style-name="T47">ka</text:span><text:span text:style-name="T47">ch</text:span><text:span text:style-name="T47">, </text:span><text:span text:style-name="T47">pi</text:span><text:span text:style-name="T47">er</text:span><text:span text:style-name="T47">w</text:span><text:span text:style-name="T47">sz</text:span><text:span text:style-name="T47">e </text:span><text:span text:style-name="T47">ro</text:span><text:span text:style-name="T47">z</text:span><text:span text:style-name="T47">wi</text:span><text:span text:style-name="T47">ąz</text:span><text:span text:style-name="T47">a</text:span><text:span text:style-name="T47">ni</text:span><text:span text:style-name="T47">e </text:span><text:span text:style-name="T47">je</text:span><text:span text:style-name="T47">st <text:s/></text:span><text:span text:style-name="T47">cz</text:span><text:span text:style-name="T47">te</text:span><text:span text:style-name="T47">ro</text:span><text:span text:style-name="T47">kr</text:span><text:span text:style-name="T47">ot</text:span><text:span text:style-name="T47">ni</text:span><text:span text:style-name="T47">e </text:span><text:span text:style-name="T47">sz</text:span><text:span text:style-name="T47">yb</text:span><text:span text:style-name="T47">sz</text:span><text:span text:style-name="T47">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1" draw:text-style-name="P7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z</text:span><text:span text:style-name="T45">y</text:span><text:span text:style-name="T45">k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8.058cm" svg:height="1.495cm" svg:x="5.569cm" svg:y="13.261cm">
          <draw:text-box>
            <text:p><text:span text:style-name="T47">Pr</text:span><text:span text:style-name="T47">zy </text:span><text:span text:style-name="T47">pi</text:span><text:span text:style-name="T47">ęc</text:span><text:span text:style-name="T47">iu</text:span><text:span text:style-name="T47">se</text:span><text:span text:style-name="T47">t </text:span><text:span text:style-name="T47">uż</text:span><text:span text:style-name="T47">yt</text:span><text:span text:style-name="T47">ko</text:span><text:span text:style-name="T47">w</text:span><text:span text:style-name="T47">ni</text:span><text:span text:style-name="T47">ka</text:span><text:span text:style-name="T47">ch</text:span><text:span text:style-name="T47">, </text:span><text:span text:style-name="T47">pi</text:span><text:span text:style-name="T47">er</text:span><text:span text:style-name="T47">w</text:span><text:span text:style-name="T47">sz</text:span><text:span text:style-name="T47">e </text:span><text:span text:style-name="T47">ro</text:span><text:span text:style-name="T47">z</text:span><text:span text:style-name="T47">wi</text:span><text:span text:style-name="T47">ąz</text:span><text:span text:style-name="T47">a</text:span><text:span text:style-name="T47">ni</text:span><text:span text:style-name="T47">e </text:span><text:span text:style-name="T47">je</text:span><text:span text:style-name="T47">st <text:s/></text:span><text:span text:style-name="T47">pi</text:span><text:span text:style-name="T47">ęc</text:span><text:span text:style-name="T47">io</text:span><text:span text:style-name="T47">kr</text:span><text:span text:style-name="T47">ot</text:span><text:span text:style-name="T47">ni</text:span><text:span text:style-name="T47">e </text:span><text:span text:style-name="T47">w</text:span><text:span text:style-name="T47">ol</text:span><text:span text:style-name="T47">ni</text:span><text:span text:style-name="T47">ej</text:span><text:span text:style-name="T47">sz</text:span><text:span text:style-name="T47">e.</text:span></text:p>
          </draw:text-box>
        </draw:frame>
        <draw:frame draw:style-name="gr44" draw:text-style-name="P39" draw:layer="layout" svg:width="1.696cm" svg:height="0.958cm" svg:x="12.688cm" svg:y="4.426cm">
          <draw:text-box>
            <text:p><text:span text:style-name="T48">O</text:span><text:span text:style-name="T48">(n</text:span><text:span text:style-name="T48">)</text:span></text:p>
          </draw:text-box>
        </draw:frame>
        <draw:line draw:style-name="gr45" draw:text-style-name="P7" draw:layer="layout" svg:x1="13.861cm" svg:y1="5.324cm" svg:x2="14.87cm" svg:y2="6.396cm">
          <text:p/>
        </draw:line>
        <draw:frame draw:style-name="gr46" draw:text-style-name="P40" draw:layer="layout" svg:width="2.118cm" svg:height="1.665cm" svg:x="15.066cm" svg:y="7.626cm">
          <draw:text-box>
            <text:p><text:span text:style-name="T49">O</text:span><text:span text:style-name="T49">(l</text:span><text:span text:style-name="T49">g </text:span><text:span text:style-name="T49">n)</text:span></text:p>
          </draw:text-box>
        </draw:frame>
        <draw:line draw:style-name="gr47" draw:text-style-name="P7" draw:layer="layout" svg:x1="16.661cm" svg:y1="8.524cm" svg:x2="17.67cm" svg:y2="9.596cm">
          <text:p/>
        </draw:lin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37" draw:layer="layout" svg:width="3.468cm" svg:height="1.853cm" svg:x="12.266cm" svg:y="0.578cm">
          <draw:text-box>
            <text:p><text:span text:style-name="T45">P</text:span><text:span text:style-name="T45">rz</text:span><text:span text:style-name="T45">y</text:span><text:span text:style-name="T45">kł</text:span><text:span text:style-name="T45">a</text:span><text:span text:style-name="T45">d</text:span><text:span text:style-name="T46"> </text:span><text:span text:style-name="T46">II</text:span></text:p>
          </draw:text-box>
        </draw:frame>
        <draw:frame draw:style-name="standard" draw:layer="layout" svg:width="18.054cm" svg:height="8.055cm" svg:x="4.973cm" svg:y="3.842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4" table:default-cell-style-name="ce10">
              <table:table-cell table:style-name="ce9"/>
              <table:table-cell>
                <text:p text:style-name="P41"><text:span text:style-name="T50">Commodore 64</text:span></text:p>
              </table:table-cell>
              <table:table-cell>
                <text:p text:style-name="P41"><text:span text:style-name="T51">Intel i7 PC</text:span></text:p>
              </table:table-cell>
            </table:table-row>
            <table:table-row table:style-name="ro5" table:default-cell-style-name="ce12">
              <table:table-cell table:style-name="ce11">
                <text:p text:style-name="P42"><text:span text:style-name="T47"/></text:p>
                <text:p text:style-name="P42"><text:span text:style-name="T47">taktowanie procesora</text:span></text:p>
                <text:p text:style-name="P42"><text:span text:style-name="T47"/></text:p>
              </table:table-cell>
              <table:table-cell>
                <text:p text:style-name="P43"><text:span text:style-name="T52"/></text:p>
                <text:p text:style-name="P43"><text:span text:style-name="T52">1 MHz</text:span></text:p>
              </table:table-cell>
              <table:table-cell>
                <text:p text:style-name="P43"><text:span text:style-name="T52"/></text:p>
                <text:p text:style-name="P43"><text:span text:style-name="T52">5 GHz</text:span></text:p>
              </table:table-cell>
            </table:table-row>
            <table:table-row table:style-name="ro4" table:default-cell-style-name="ce12">
              <table:table-cell table:style-name="ce11">
                <text:p text:style-name="P42"><text:span text:style-name="T47"/></text:p>
                <text:p text:style-name="P42"><text:span text:style-name="T47">złożoność algorytmu</text:span></text:p>
              </table:table-cell>
              <table:table-cell>
                <text:p text:style-name="P43"><text:span text:style-name="T52"/></text:p>
                <text:p text:style-name="P43"><text:span text:style-name="T52">n lg n</text:span></text:p>
              </table:table-cell>
              <table:table-cell>
                <text:p text:style-name="P43"><text:span text:style-name="T52"/></text:p>
                <text:p text:style-name="P43"><text:span text:style-name="T52">n</text:span><text:span text:style-name="T53">2</text:span></text:p>
              </table:table-cell>
            </table:table-row>
            <table:table-row table:style-name="ro6" table:default-cell-style-name="ce12">
              <table:table-cell table:style-name="ce11">
                <text:p text:style-name="P42"><text:span text:style-name="T47"/></text:p>
                <text:p text:style-name="P42"><text:span text:style-name="T47">posortowanie dziesięciu milionów liczb</text:span></text:p>
              </table:table-cell>
              <table:table-cell>
                <text:p text:style-name="P43"><text:span text:style-name="T52"/></text:p>
                <text:p text:style-name="P43"><text:span text:style-name="T52">4 minuty</text:span></text:p>
              </table:table-cell>
              <table:table-cell>
                <text:p text:style-name="P43"><text:span text:style-name="T52"/></text:p>
                <text:p text:style-name="P43"><text:span text:style-name="T52">5.5 godzin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9" draw:text-style-name="P44" draw:layer="layout" svg:width="11.662cm" svg:height="0.696cm" svg:x="14.52cm" svg:y="14.279cm">
          <draw:text-box>
            <text:p><text:span text:style-name="T54">* </text:span><text:span text:style-name="T54">Dla </text:span><text:span text:style-name="T54">upr</text:span><text:span text:style-name="T54">osz</text:span><text:span text:style-name="T54">cze</text:span><text:span text:style-name="T54">nia </text:span><text:span text:style-name="T54">prz</text:span><text:span text:style-name="T54">yjm</text:span><text:span text:style-name="T54">uje</text:span><text:span text:style-name="T54">my</text:span><text:span text:style-name="T54">, że </text:span><text:span text:style-name="T54">jed</text:span><text:span text:style-name="T54">na </text:span><text:span text:style-name="T54">op</text:span><text:span text:style-name="T54">era</text:span><text:span text:style-name="T54">cja </text:span><text:span text:style-name="T54">trw</text:span><text:span text:style-name="T54">a </text:span><text:span text:style-name="T54">jed</text:span><text:span text:style-name="T54">en </text:span><text:span text:style-name="T54">cyk</text:span><text:span text:style-name="T54">l </text:span><text:span text:style-name="T54">zeg</text:span><text:span text:style-name="T54">ara</text:span><text:span text:style-name="T54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5" draw:layer="layout" svg:width="10.216cm" svg:height="1.05cm" svg:x="8.892cm" svg:y="0.417cm">
          <draw:text-box>
            <text:p><text:span text:style-name="T55">S</text:span><text:span text:style-name="T55">c</text:span><text:span text:style-name="T55">h</text:span><text:span text:style-name="T55">e</text:span><text:span text:style-name="T55">m</text:span><text:span text:style-name="T55">at </text:span><text:span text:style-name="T55">b</text:span><text:span text:style-name="T55">a</text:span><text:span text:style-name="T55">d</text:span><text:span text:style-name="T55">a</text:span><text:span text:style-name="T55">ni</text:span><text:span text:style-name="T55">a </text:span><text:span text:style-name="T55">zł</text:span><text:span text:style-name="T55">oż</text:span><text:span text:style-name="T55">o</text:span><text:span text:style-name="T55">n</text:span><text:span text:style-name="T55">oś</text:span><text:span text:style-name="T55">ci </text:span><text:span text:style-name="T55">al</text:span><text:span text:style-name="T55">g</text:span><text:span text:style-name="T55">or</text:span><text:span text:style-name="T55">yt</text:span><text:span text:style-name="T55">m</text:span><text:span text:style-name="T55">u.</text:span></text:p>
          </draw:text-box>
        </draw:frame>
        <draw:frame draw:style-name="gr51" draw:text-style-name="P38" draw:layer="layout" svg:width="3.017cm" svg:height="1.495cm" svg:x="12.492cm" svg:y="1.685cm">
          <draw:text-box>
            <text:p><text:span text:style-name="T56">za</text:span><text:span text:style-name="T56">d</text:span><text:span text:style-name="T56">a</text:span><text:span text:style-name="T56">ni</text:span><text:span text:style-name="T56">e</text:span><text:span text:style-name="T47"> </text:span><text:span text:style-name="T47">– .</text:span><text:span text:style-name="T47">..</text:span></text:p>
            <text:p text:style-name="P11"><text:span text:style-name="T56">n</text:span><text:span text:style-name="T47"> </text:span><text:span text:style-name="T47">– .</text:span><text:span text:style-name="T47">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>
              <table:table-cell table:style-name="ce13">
                <text:p text:style-name="P46"><text:span text:style-name="T57"><text:s text:c="6"/>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8">
              <table:table-cell table:style-name="ce16">
                <text:p text:style-name="P42"><text:span text:style-name="T59">def</text:span><text:span text:style-name="T60"> </text:span><text:span text:style-name="T61">some_function</text:span><text:span text:style-name="T60">(**kwargs):</text:span></text:p>
                <text:p text:style-name="P42"><text:span text:style-name="T60"><text:s text:c="8"/>…</text:span></text:p>
                <text:p text:style-name="P42"><text:span text:style-name="T60"><text:s text:c="8"/>…</text:span></text:p>
                <text:p text:style-name="P42"><text:span text:style-name="T60"><text:s text:c="8"/></text:span><text:span text:style-name="T59">return</text:span><text:span text:style-name="T60"> ...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>n</text:span></text:p>
                <text:p text:style-name="P47"><text:span text:style-name="T62">n</text:span><text:span text:style-name="T63">2</text:span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>t</text:span><text:span text:style-name="T64">1</text:span></text:p>
                <text:p text:style-name="P48"><text:span text:style-name="T65">t</text:span><text:span text:style-name="T64">2</text:span></text:p>
                <text:p text:style-name="P48"><text:span text:style-name="T65">t</text:span><text:span text:style-name="T64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2" draw:text-style-name="P49" draw:layer="layout" svg:width="8.146cm" svg:height="3.057cm" svg:x="11.975cm" svg:y="11.071cm">
          <draw:text-box>
            <text:p><text:span text:style-name="T66">t</text:span><text:span text:style-name="T67">1, </text:span><text:span text:style-name="T66">t</text:span><text:span text:style-name="T67">2, </text:span><text:span text:style-name="T68">t</text:span><text:span text:style-name="T67">3</text:span><text:span text:style-name="T68"> </text:span><text:span text:style-name="T68">- </text:span><text:span text:style-name="T69">st</text:span><text:span text:style-name="T69">ał</text:span><text:span text:style-name="T69">e</text:span></text:p>
            <text:p><text:span text:style-name="T70">f(</text:span><text:span text:style-name="T70">n) </text:span><text:span text:style-name="T70">= </text:span><text:span text:style-name="T70">t</text:span><text:span text:style-name="T71">1</text:span><text:span text:style-name="T72">⋅</text:span><text:span text:style-name="T72">n</text:span><text:span text:style-name="T70"> </text:span><text:span text:style-name="T70">+ </text:span><text:span text:style-name="T70">t</text:span><text:span text:style-name="T71">2</text:span><text:span text:style-name="T72">⋅</text:span><text:span text:style-name="T72">n</text:span><text:span text:style-name="T73">2</text:span><text:span text:style-name="T67"> </text:span><text:span text:style-name="T68">+</text:span><text:span text:style-name="T66"> </text:span><text:span text:style-name="T66">t</text:span><text:span text:style-name="T67">3</text:span></text:p>
            <text:p><text:span text:style-name="T74">O(</text:span><text:span text:style-name="T74">f(</text:span><text:span text:style-name="T74">n)</text:span><text:span text:style-name="T74">) = </text:span><text:span text:style-name="T74">O(</text:span><text:span text:style-name="T75">t</text:span><text:span text:style-name="T76">1</text:span><text:span text:style-name="T75">⋅</text:span><text:span text:style-name="T75">n </text:span><text:span text:style-name="T75">+ </text:span><text:span text:style-name="T74">t</text:span><text:span text:style-name="T77">2</text:span><text:span text:style-name="T75">⋅</text:span><text:span text:style-name="T75">n</text:span><text:span text:style-name="T78">2</text:span><text:span text:style-name="T77"> </text:span><text:span text:style-name="T74">+ </text:span><text:span text:style-name="T74">t</text:span><text:span text:style-name="T77">3</text:span><text:span text:style-name="T68">) </text:span><text:span text:style-name="T68">= </text:span><text:span text:style-name="T68">O(</text:span><text:span text:style-name="T68">n</text:span><text:span text:style-name="T79">2</text:span><text:span text:style-name="T68">)</text:span></text:p>
          </draw:text-box>
        </draw:frame>
        <draw:frame draw:style-name="gr53" draw:text-style-name="P50" draw:layer="layout" svg:width="11.119cm" svg:height="0.903cm" svg:x="9.21cm" svg:y="9.691cm">
          <draw:text-box>
            <text:p><text:span text:style-name="T80">W</text:span><text:span text:style-name="T80">yp</text:span><text:span text:style-name="T80">ro</text:span><text:span text:style-name="T80">w</text:span><text:span text:style-name="T80">a</text:span><text:span text:style-name="T80">dz</text:span><text:span text:style-name="T80">e</text:span><text:span text:style-name="T80">ni</text:span><text:span text:style-name="T80">e </text:span><text:span text:style-name="T80">fu</text:span><text:span text:style-name="T80">nk</text:span><text:span text:style-name="T80">cji </text:span><text:span text:style-name="T80">w </text:span><text:span text:style-name="T80">n</text:span><text:span text:style-name="T80">ot</text:span><text:span text:style-name="T80">ac</text:span><text:span text:style-name="T80">ji </text:span><text:span text:style-name="T80">as</text:span><text:span text:style-name="T80">y</text:span><text:span text:style-name="T80">m</text:span><text:span text:style-name="T80">pt</text:span><text:span text:style-name="T80">ot</text:span><text:span text:style-name="T80">yc</text:span><text:span text:style-name="T80">zn</text:span><text:span text:style-name="T80">ej.</text:span></text:p>
          </draw:text-box>
        </draw:frame>
        <draw:frame draw:style-name="gr54" draw:text-style-name="P50" draw:layer="layout" svg:width="10.764cm" svg:height="0.873cm" svg:x="9.311cm" svg:y="3.692cm">
          <draw:text-box>
            <text:p><text:span text:style-name="T80">A</text:span><text:span text:style-name="T80">n</text:span><text:span text:style-name="T80">ali</text:span><text:span text:style-name="T80">za </text:span><text:span text:style-name="T80">lic</text:span><text:span text:style-name="T80">zb</text:span><text:span text:style-name="T80">y </text:span><text:span text:style-name="T80">w</text:span><text:span text:style-name="T80">y</text:span><text:span text:style-name="T80">w</text:span><text:span text:style-name="T80">oł</text:span><text:span text:style-name="T80">a</text:span><text:span text:style-name="T80">ń </text:span><text:span text:style-name="T80">o</text:span><text:span text:style-name="T80">p</text:span><text:span text:style-name="T80">er</text:span><text:span text:style-name="T80">ac</text:span><text:span text:style-name="T80">ji </text:span><text:span text:style-name="T80">el</text:span><text:span text:style-name="T80">e</text:span><text:span text:style-name="T80">m</text:span><text:span text:style-name="T80">e</text:span><text:span text:style-name="T80">nt</text:span><text:span text:style-name="T80">ar</text:span><text:span text:style-name="T80">nc</text:span><text:span text:style-name="T80">yh</text:span><text:span text:style-name="T80">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50" draw:layer="layout" svg:width="18.439cm" svg:height="1.495cm" svg:x="6.81cm" svg:y="5.591cm">
          <draw:text-box>
            <text:p><text:span text:style-name="T80">W</text:span><text:span text:style-name="T80">yk</text:span><text:span text:style-name="T80">o</text:span><text:span text:style-name="T80">n</text:span><text:span text:style-name="T80">a</text:span><text:span text:style-name="T80">ni</text:span><text:span text:style-name="T80">e </text:span><text:span text:style-name="T80">p</text:span><text:span text:style-name="T80">o</text:span><text:span text:style-name="T80">m</text:span><text:span text:style-name="T80">ia</text:span><text:span text:style-name="T80">ró</text:span><text:span text:style-name="T80">w </text:span><text:span text:style-name="T80">dl</text:span><text:span text:style-name="T80">a </text:span><text:span text:style-name="T80">za</text:span><text:span text:style-name="T80">d</text:span><text:span text:style-name="T80">a</text:span><text:span text:style-name="T80">ny</text:span><text:span text:style-name="T80">ch </text:span><text:span text:style-name="T80">w</text:span><text:span text:style-name="T80">ar</text:span><text:span text:style-name="T80">to</text:span><text:span text:style-name="T80">śc</text:span><text:span text:style-name="T80">i n </text:span><text:span text:style-name="T80">or</text:span><text:span text:style-name="T80">az </text:span><text:span text:style-name="T80">a</text:span><text:span text:style-name="T80">n</text:span><text:span text:style-name="T80">ali</text:span><text:span text:style-name="T80">za </text:span><text:span text:style-name="T80">ot</text:span><text:span text:style-name="T80">rz</text:span><text:span text:style-name="T80">y</text:span><text:span text:style-name="T80">m</text:span><text:span text:style-name="T80">a</text:span><text:span text:style-name="T80">ny</text:span><text:span text:style-name="T80">ch</text:span><text:span text:style-name="T80">re</text:span><text:span text:style-name="T80">zu</text:span><text:span text:style-name="T80">lt</text:span><text:span text:style-name="T80">at</text:span><text:span text:style-name="T80">ó</text:span><text:span text:style-name="T80">w.</text:span></text:p>
          </draw:text-box>
        </draw:frame>
        <draw:frame draw:style-name="gr54" draw:text-style-name="P50" draw:layer="layout" svg:width="16.161cm" svg:height="0.873cm" svg:x="6.811cm" svg:y="1.492cm">
          <draw:text-box>
            <text:p><text:span text:style-name="T80">St</text:span><text:span text:style-name="T80">w</text:span><text:span text:style-name="T80">or</text:span><text:span text:style-name="T80">ze</text:span><text:span text:style-name="T80">ni</text:span><text:span text:style-name="T80">e </text:span><text:span text:style-name="T80">ge</text:span><text:span text:style-name="T80">n</text:span><text:span text:style-name="T80">er</text:span><text:span text:style-name="T80">at</text:span><text:span text:style-name="T80">or</text:span><text:span text:style-name="T80">a </text:span><text:span text:style-name="T80">d</text:span><text:span text:style-name="T80">a</text:span><text:span text:style-name="T80">ny</text:span><text:span text:style-name="T80">ch </text:span><text:span text:style-name="T80">w</text:span><text:span text:style-name="T80">ej</text:span><text:span text:style-name="T80">śc</text:span><text:span text:style-name="T80">io</text:span><text:span text:style-name="T80">w</text:span><text:span text:style-name="T80">yc</text:span><text:span text:style-name="T80">h </text:span><text:span text:style-name="T80">za</text:span><text:span text:style-name="T80">le</text:span><text:span text:style-name="T80">żn</text:span><text:span text:style-name="T80">eg</text:span><text:span text:style-name="T80">o </text:span><text:span text:style-name="T80">o</text:span><text:span text:style-name="T80">d </text:span><text:span text:style-name="T80">z</text:span><text:span text:style-name="T80">m</text:span><text:span text:style-name="T80">ie</text:span><text:span text:style-name="T80">n</text:span><text:span text:style-name="T80">n</text:span><text:span text:style-name="T80">ej </text:span><text:span text:style-name="T81">n</text:span><text:span text:style-name="T80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5" draw:text-style-name="P51" draw:layer="layout" svg:width="9.564cm" svg:height="2.252cm" svg:x="9.027cm" svg:y="2.882cm">
          <draw:text-box>
            <text:p><text:span text:style-name="T59">d</text:span><text:span text:style-name="T59">ef</text:span><text:span text:style-name="T60"> </text:span><text:span text:style-name="T61">d</text:span><text:span text:style-name="T61">at</text:span><text:span text:style-name="T61">a_</text:span><text:span text:style-name="T61">ge</text:span><text:span text:style-name="T61">n</text:span><text:span text:style-name="T60">(</text:span><text:span text:style-name="T60">n)</text:span><text:span text:style-name="T60">:</text:span></text:p>
            <text:p><text:span text:style-name="T60"><text:s text:c="6"/></text:span><text:span text:style-name="T60"><text:s text:c="2"/></text:span><text:span text:style-name="T60">…</text:span></text:p>
            <text:p><text:span text:style-name="T60"><text:s text:c="6"/></text:span><text:span text:style-name="T60"><text:s text:c="2"/></text:span><text:span text:style-name="T59">re</text:span><text:span text:style-name="T59">tu</text:span><text:span text:style-name="T59">rn</text:span><text:span text:style-name="T60"> </text:span><text:span text:style-name="T60">{"</text:span><text:span text:style-name="T60">ar</text:span><text:span text:style-name="T60">g</text:span><text:span text:style-name="T60">u</text:span><text:span text:style-name="T60">m</text:span><text:span text:style-name="T60">e</text:span><text:span text:style-name="T60">nt</text:span><text:span text:style-name="T60">": </text:span><text:span text:style-name="T60">ar</text:span><text:span text:style-name="T60">g</text:span><text:span text:style-name="T60">u</text:span><text:span text:style-name="T60">m</text:span><text:span text:style-name="T60">e</text:span><text:span text:style-name="T60">nt</text:span><text:span text:style-name="T60">}</text:span></text:p>
          </draw:text-box>
        </draw:frame>
        <draw:frame draw:style-name="gr56" draw:text-style-name="P38" draw:layer="layout" svg:width="6.374cm" svg:height="7.093cm" svg:x="9.155cm" svg:y="7.315cm">
          <draw:text-box>
            <text:p><text:span text:style-name="T82">pr</text:span><text:span text:style-name="T82">of</text:span><text:span text:style-name="T82">ile</text:span><text:span text:style-name="T82">r </text:span><text:span text:style-name="T83">=</text:span><text:span text:style-name="T82"> </text:span><text:span text:style-name="T82">Pr</text:span><text:span text:style-name="T82">of</text:span><text:span text:style-name="T82">ile</text:span><text:span text:style-name="T82">r()</text:span></text:p>
            <text:p><text:span text:style-name="T82"/></text:p>
            <text:p><text:span text:style-name="T82">pr</text:span><text:span text:style-name="T82">of</text:span><text:span text:style-name="T82">ile</text:span><text:span text:style-name="T82">r</text:span><text:span text:style-name="T83">.</text:span><text:span text:style-name="T82">r</text:span><text:span text:style-name="T82">u</text:span><text:span text:style-name="T82">n</text:span><text:span text:style-name="T82">_t</text:span><text:span text:style-name="T82">i</text:span><text:span text:style-name="T82">m</text:span><text:span text:style-name="T82">e_</text:span><text:span text:style-name="T82">a</text:span><text:span text:style-name="T82">n</text:span><text:span text:style-name="T82">al</text:span><text:span text:style-name="T82">ys</text:span><text:span text:style-name="T82">is(</text:span></text:p>
            <text:p><text:span text:style-name="T82"><text:s text:c="4"/></text:span><text:span text:style-name="T82">fu</text:span><text:span text:style-name="T82">nc</text:span><text:span text:style-name="T83">=</text:span><text:span text:style-name="T82">s</text:span><text:span text:style-name="T82">o</text:span><text:span text:style-name="T82">m</text:span><text:span text:style-name="T82">e_</text:span><text:span text:style-name="T82">fu</text:span><text:span text:style-name="T82">nc</text:span><text:span text:style-name="T82">ti</text:span><text:span text:style-name="T82">o</text:span><text:span text:style-name="T82">n,</text:span></text:p>
            <text:p><text:span text:style-name="T82"><text:s text:c="4"/></text:span><text:span text:style-name="T82">d</text:span><text:span text:style-name="T82">at</text:span><text:span text:style-name="T82">a_</text:span><text:span text:style-name="T82">ge</text:span><text:span text:style-name="T82">n</text:span><text:span text:style-name="T83">=</text:span><text:span text:style-name="T82">d</text:span><text:span text:style-name="T82">at</text:span><text:span text:style-name="T82">a_</text:span><text:span text:style-name="T82">ge</text:span><text:span text:style-name="T82">n,</text:span></text:p>
            <text:p><text:span text:style-name="T82"><text:s text:c="4"/></text:span><text:span text:style-name="T82">ge</text:span><text:span text:style-name="T82">n</text:span><text:span text:style-name="T82">_</text:span><text:span text:style-name="T82">m</text:span><text:span text:style-name="T82">in</text:span><text:span text:style-name="T82">_a</text:span><text:span text:style-name="T82">rg</text:span><text:span text:style-name="T83">=1</text:span><text:span text:style-name="T83">0</text:span><text:span text:style-name="T82">,</text:span></text:p>
            <text:p><text:span text:style-name="T82"><text:s text:c="4"/></text:span><text:span text:style-name="T82">ge</text:span><text:span text:style-name="T82">n</text:span><text:span text:style-name="T82">_</text:span><text:span text:style-name="T82">m</text:span><text:span text:style-name="T82">ax</text:span><text:span text:style-name="T82">_a</text:span><text:span text:style-name="T82">rg</text:span><text:span text:style-name="T83">=5</text:span><text:span text:style-name="T83">0</text:span><text:span text:style-name="T82">,</text:span></text:p>
            <text:p><text:span text:style-name="T82"><text:s text:c="4"/></text:span><text:span text:style-name="T82">ge</text:span><text:span text:style-name="T82">n</text:span><text:span text:style-name="T82">_s</text:span><text:span text:style-name="T82">te</text:span><text:span text:style-name="T82">ps</text:span><text:span text:style-name="T83">=5</text:span><text:span text:style-name="T82">,</text:span></text:p>
            <text:p><text:span text:style-name="T82"><text:s text:c="4"/></text:span><text:span text:style-name="T82">it</text:span><text:span text:style-name="T82">er</text:span><text:span text:style-name="T82">at</text:span><text:span text:style-name="T82">io</text:span><text:span text:style-name="T82">ns</text:span><text:span text:style-name="T82">=2</text:span><text:span text:style-name="T82">0,</text:span></text:p>
            <text:p><text:span text:style-name="T82"><text:s text:c="4"/></text:span><text:span text:style-name="T82">fi</text:span><text:span text:style-name="T82">n</text:span><text:span text:style-name="T82">d</text:span><text:span text:style-name="T82">_</text:span><text:span text:style-name="T82">bi</text:span><text:span text:style-name="T82">g_</text:span><text:span text:style-name="T82">o</text:span><text:span text:style-name="T83">=</text:span><text:span text:style-name="T84">Tr</text:span><text:span text:style-name="T84">u</text:span><text:span text:style-name="T84">e</text:span></text:p>
            <text:p><text:span text:style-name="T82">)</text:span></text:p>
          </draw:text-box>
        </draw:frame>
        <draw:frame draw:style-name="gr57" draw:text-style-name="P52" draw:layer="layout" svg:width="2.431cm" svg:height="4.978cm" svg:x="8.314cm" svg:y="10.069cm">
          <draw:text-box>
            <text:p><text:span text:style-name="T85">{</text:span></text:p>
          </draw:text-box>
        </draw:frame>
        <draw:line draw:style-name="gr58" draw:text-style-name="P7" draw:layer="layout" svg:x1="2.495cm" svg:y1="11.598cm" svg:x2="8.263cm" svg:y2="11.582cm">
          <text:p/>
        </draw:line>
        <draw:custom-shape draw:style-name="gr59" draw:text-style-name="P53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0" draw:layer="layout" svg:width="0.505cm" svg:height="0.873cm" svg:x="2.495cm" svg:y="10.725cm">
          <draw:text-box>
            <text:p><text:span text:style-name="T80">n</text:span></text:p>
          </draw:text-box>
        </draw:frame>
        <draw:frame draw:style-name="gr54" draw:text-style-name="P50" draw:layer="layout" svg:width="1.023cm" svg:height="0.873cm" svg:x="3.178cm" svg:y="10.717cm">
          <draw:text-box>
            <text:p><text:span text:style-name="T80">10</text:span></text:p>
          </draw:text-box>
        </draw:frame>
        <draw:frame draw:style-name="gr54" draw:text-style-name="P50" draw:layer="layout" svg:width="1.023cm" svg:height="0.873cm" svg:x="4.179cm" svg:y="10.718cm">
          <draw:text-box>
            <text:p><text:span text:style-name="T80">20</text:span></text:p>
          </draw:text-box>
        </draw:frame>
        <draw:frame draw:style-name="gr54" draw:text-style-name="P50" draw:layer="layout" svg:width="1.023cm" svg:height="0.873cm" svg:x="5.18cm" svg:y="10.719cm">
          <draw:text-box>
            <text:p><text:span text:style-name="T80">30</text:span></text:p>
          </draw:text-box>
        </draw:frame>
        <draw:frame draw:style-name="gr54" draw:text-style-name="P50" draw:layer="layout" svg:width="1.023cm" svg:height="0.873cm" svg:x="6.181cm" svg:y="10.72cm">
          <draw:text-box>
            <text:p><text:span text:style-name="T80">40</text:span></text:p>
          </draw:text-box>
        </draw:frame>
        <draw:frame draw:style-name="gr54" draw:text-style-name="P50" draw:layer="layout" svg:width="1.023cm" svg:height="0.873cm" svg:x="7.182cm" svg:y="10.721cm">
          <draw:text-box>
            <text:p><text:span text:style-name="T80">50</text:span></text:p>
          </draw:text-box>
        </draw:frame>
        <draw:line draw:style-name="gr60" draw:text-style-name="P7" draw:layer="layout" svg:x1="12.957cm" svg:y1="12.688cm" svg:x2="17.131cm" svg:y2="10.908cm">
          <text:p/>
        </draw:line>
        <draw:frame draw:style-name="gr61" draw:text-style-name="P38" draw:layer="layout" svg:width="8.524cm" svg:height="2.117cm" svg:x="17.13cm" svg:y="10.162cm">
          <draw:text-box>
            <text:p><text:span text:style-name="T47">Li</text:span><text:span text:style-name="T47">cz</text:span><text:span text:style-name="T47">ba </text:span><text:span text:style-name="T47">it</text:span><text:span text:style-name="T47">er</text:span><text:span text:style-name="T47">ac</text:span><text:span text:style-name="T47">ji </text:span><text:span text:style-name="T47">w</text:span><text:span text:style-name="T47">yk</text:span><text:span text:style-name="T47">o</text:span><text:span text:style-name="T47">n</text:span><text:span text:style-name="T47">a</text:span><text:span text:style-name="T47">ny</text:span><text:span text:style-name="T47">ch </text:span><text:span text:style-name="T47">dl</text:span><text:span text:style-name="T47">a </text:span><text:span text:style-name="T47">ot</text:span><text:span text:style-name="T47">rz</text:span><text:span text:style-name="T47">y</text:span><text:span text:style-name="T47">m</text:span><text:span text:style-name="T47">a</text:span><text:span text:style-name="T47">ni</text:span><text:span text:style-name="T47">a </text:span><text:span text:style-name="T47">d</text:span><text:span text:style-name="T47">ok</text:span><text:span text:style-name="T47">ła</text:span><text:span text:style-name="T47">d</text:span><text:span text:style-name="T47">ni</text:span><text:span text:style-name="T47">ej</text:span><text:span text:style-name="T47">sz</text:span><text:span text:style-name="T47">eg</text:span><text:span text:style-name="T47">o </text:span><text:span text:style-name="T47">w</text:span><text:span text:style-name="T47">yn</text:span><text:span text:style-name="T47">ik</text:span><text:span text:style-name="T47">u.</text:span></text:p>
          </draw:text-box>
        </draw:frame>
        <draw:frame draw:style-name="gr43" draw:text-style-name="P38" draw:layer="layout" svg:width="7.874cm" svg:height="1.495cm" svg:x="17.272cm" svg:y="12.554cm">
          <draw:text-box>
            <text:p><text:span text:style-name="T47">Z</text:span><text:span text:style-name="T47">n</text:span><text:span text:style-name="T47">aj</text:span><text:span text:style-name="T47">dź </text:span><text:span text:style-name="T47">fu</text:span><text:span text:style-name="T47">nk</text:span><text:span text:style-name="T47">cj</text:span><text:span text:style-name="T47">ę, </text:span><text:span text:style-name="T47">kt</text:span><text:span text:style-name="T47">ór</text:span><text:span text:style-name="T47">a </text:span><text:span text:style-name="T47">d</text:span><text:span text:style-name="T47">ok</text:span><text:span text:style-name="T47">o</text:span><text:span text:style-name="T47">n</text:span><text:span text:style-name="T47">uj</text:span><text:span text:style-name="T47">e </text:span><text:span text:style-name="T47">n</text:span><text:span text:style-name="T47">ajl</text:span><text:span text:style-name="T47">e</text:span><text:span text:style-name="T47">ps</text:span><text:span text:style-name="T47">ze</text:span><text:span text:style-name="T47">j </text:span><text:span text:style-name="T47">pr</text:span><text:span text:style-name="T47">e</text:span><text:span text:style-name="T47">dy</text:span><text:span text:style-name="T47">kc</text:span><text:span text:style-name="T47">ji </text:span><text:span text:style-name="T47">w</text:span><text:span text:style-name="T47">yn</text:span><text:span text:style-name="T47">ik</text:span><text:span text:style-name="T47">ó</text:span><text:span text:style-name="T47">w.</text:span></text:p>
          </draw:text-box>
        </draw:frame>
        <draw:line draw:style-name="gr60" draw:text-style-name="P7" draw:layer="layout" svg:x1="13.662cm" svg:y1="13.362cm" svg:x2="16.964cm" svg:y2="13.208cm">
          <text:p/>
        </draw:lin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2" draw:text-style-name="P51" xml:id="id2" draw:id="id2" draw:layer="layout" svg:width="6.662cm" svg:height="0.893cm" svg:x="9.096cm" svg:y="5.147cm">
          <draw:text-box>
            <text:p><text:span text:style-name="T59"><text:s text:c="6"/></text:span><text:span text:style-name="T59"><text:s text:c="6"/></text:span><text:span text:style-name="T59"><text:s text:c="5"/></text:span><text:span text:style-name="T61">d</text:span><text:span text:style-name="T61">at</text:span><text:span text:style-name="T61">a_</text:span><text:span text:style-name="T61">ge</text:span><text:span text:style-name="T61">n</text:span><text:span text:style-name="T60">(</text:span><text:span text:style-name="T60">n)</text:span></text:p>
          </draw:text-box>
        </draw:frame>
        <draw:frame draw:style-name="gr54" draw:text-style-name="P54" xml:id="id1" draw:id="id1" draw:layer="layout" svg:width="4.01cm" svg:height="0.873cm" svg:x="1.453cm" svg:y="5.116cm">
          <draw:text-box>
            <text:p><text:span text:style-name="T86">n </text:span><text:span text:style-name="T86">= </text:span><text:span text:style-name="T86">10</text:span><text:span text:style-name="T86">, </text:span><text:span text:style-name="T86">20</text:span><text:span text:style-name="T86">, </text:span><text:span text:style-name="T86">30</text:span><text:span text:style-name="T86">, </text:span><text:span text:style-name="T86">40</text:span></text:p>
          </draw:text-box>
        </draw:frame>
        <draw:connector draw:style-name="gr45" draw:text-style-name="P7" draw:layer="layout" draw:type="curve" draw:line-skew="-1.099cm" svg:x1="3.458cm" svg:y1="5.116cm" svg:x2="12.427cm" svg:y2="5.147cm" draw:start-shape="id1" draw:start-glue-point="0" draw:end-shape="id2" svg:d="M3458 5116c0-2398 8969-2414 8969 31" svg:viewBox="0 0 8970 1833">
          <text:p/>
        </draw:connector>
        <draw:frame draw:style-name="gr62" draw:text-style-name="P51" xml:id="id3" draw:id="id3" draw:layer="layout" svg:width="2.588cm" svg:height="0.893cm" svg:x="11.13cm" svg:y="8.177cm">
          <draw:text-box>
            <text:p><text:span text:style-name="T62">so</text:span><text:span text:style-name="T62">m</text:span><text:span text:style-name="T62">e_</text:span><text:span text:style-name="T62">lis</text:span><text:span text:style-name="T62">t</text:span></text:p>
          </draw:text-box>
        </draw:frame>
        <draw:connector draw:style-name="gr63" draw:text-style-name="P7" draw:layer="layout" draw:type="curve" draw:line-skew="0.037cm" svg:x1="12.427cm" svg:y1="6.04cm" svg:x2="12.424cm" svg:y2="8.177cm" draw:start-shape="id2" draw:start-glue-point="2" draw:end-shape="id3" svg:d="M12427 6040c0 1659-3 591-3 2137" svg:viewBox="0 0 4 2138">
          <text:p/>
        </draw:connector>
        <draw:frame draw:style-name="gr64" draw:text-style-name="P51" xml:id="id4" draw:id="id4" draw:layer="layout" svg:width="6.1cm" svg:height="0.923cm" svg:x="4.762cm" svg:y="10.848cm">
          <draw:text-box>
            <text:p><text:span text:style-name="T61">some_function</text:span><text:span text:style-name="T60">(some_list)</text:span></text:p>
          </draw:text-box>
        </draw:frame>
        <draw:connector draw:style-name="gr63" draw:text-style-name="P7" draw:layer="layout" draw:type="curve" svg:x1="12.424cm" svg:y1="9.07cm" svg:x2="10.862cm" svg:y2="11.309cm" draw:start-shape="id3" draw:end-shape="id4" draw:end-glue-point="1" svg:d="M12424 9070c0 1493-520 2239-1562 2239" svg:viewBox="0 0 1563 2240">
          <text:p/>
        </draw:connector>
        <draw:frame draw:style-name="gr65" draw:text-style-name="P51" xml:id="id5" draw:id="id5" draw:layer="layout" svg:width="3.632cm" svg:height="0.873cm" svg:x="1.63cm" svg:y="8.184cm">
          <draw:text-box>
            <text:p><text:span text:style-name="T62">za</text:span><text:span text:style-name="T62">pi</text:span><text:span text:style-name="T62">sz </text:span><text:span text:style-name="T62">re</text:span><text:span text:style-name="T62">zu</text:span><text:span text:style-name="T62">lt</text:span><text:span text:style-name="T62">at</text:span></text:p>
          </draw:text-box>
        </draw:frame>
        <draw:connector draw:style-name="gr63" draw:text-style-name="P7" draw:layer="layout" draw:type="curve" svg:x1="4.762cm" svg:y1="11.309cm" svg:x2="3.446cm" svg:y2="9.057cm" draw:start-shape="id4" draw:start-glue-point="3" draw:end-shape="id5" draw:end-glue-point="2" svg:d="M4762 11309c-878 0-1316-750-1316-2252" svg:viewBox="0 0 1317 2253">
          <text:p/>
        </draw:connector>
        <draw:connector draw:style-name="gr63" draw:text-style-name="P7" draw:layer="layout" draw:type="curve" svg:x1="3.446cm" svg:y1="8.184cm" svg:x2="3.458cm" svg:y2="5.989cm" draw:start-shape="id5" draw:end-shape="id1" draw:end-glue-point="2" svg:d="M3446 8184c0-1645 12-548 12-2195" svg:viewBox="0 0 13 2196">
          <text:p/>
        </draw:connector>
        <draw:frame draw:style-name="gr41" draw:text-style-name="P7" draw:layer="layout" svg:width="12.753cm" svg:height="9.594cm" svg:x="14.105cm" svg:y="3.01cm">
          <draw:image xlink:href="Pictures/100002010000053C000003F075BE412D95C37E7E.png" xlink:type="simple" xlink:show="embed" xlink:actuate="onLoad">
            <text:p/>
          </draw:image>
        </draw:frame>
        <draw:connector draw:style-name="gr66" draw:text-style-name="P7" draw:layer="layout" draw:type="curve" draw:line-skew="-0.226cm" svg:x1="3.446cm" svg:y1="8.184cm" svg:x2="15.12cm" svg:y2="7.151cm" draw:start-shape="id5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24.141cm" svg:height="15.402cm" svg:x="1.93cm" svg:y="0.168cm">
          <draw:image xlink:href="Pictures/1000020100000746000004A403F0CDDF4DA5E06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22.921cm" svg:height="15.44cm" svg:x="2.54cm" svg:y="0.163cm">
          <draw:image xlink:href="Pictures/10000201000008F10000060613BF41B7C70769C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6.942cm" svg:height="0.988cm" svg:x="10.529cm" svg:y="0.417cm">
          <draw:text-box>
            <text:p><text:span text:style-name="T55">stała złożoność <text:s/>- </text:span><text:span text:style-name="T87">O(1)</text:span></text:p>
          </draw:text-box>
        </draw:frame>
        <draw:frame draw:style-name="gr68" draw:text-style-name="P38" draw:layer="layout" svg:width="8.745cm" svg:height="1.495cm" svg:x="9.628cm" svg:y="1.685cm">
          <draw:text-box>
            <text:p><text:span text:style-name="T56">zadanie</text:span><text:span text:style-name="T47"> – Zwróć ostatni element listy.</text:span></text:p>
            <text:p text:style-name="P11"><text:span text:style-name="T56">n</text:span><text:span text:style-name="T47"> – liczba elementów listy</text:span></text:p>
          </draw:text-box>
        </draw:frame>
        <draw:frame draw:style-name="standard" draw:layer="layout" svg:width="19.181cm" svg:height="5.1cm" svg:x="4.41cm" svg:y="8.9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>
              <table:table-cell table:style-name="ce13">
                <text:p text:style-name="P46"><text:span text:style-name="T57"><text:s text:c="9"/></text:span><text:span text:style-name="T88">big_o/time/constant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42"><text:span text:style-name="T59">from</text:span><text:span text:style-name="T60"> </text:span><text:span text:style-name="T61">time</text:span><text:span text:style-name="T60"> </text:span><text:span text:style-name="T59">import</text:span><text:span text:style-name="T60"> sleep</text:span></text:p>
                <text:p text:style-name="P42"><text:span text:style-name="T59"/></text:p>
                <text:p text:style-name="P42"><text:span text:style-name="T59">def</text:span><text:span text:style-name="T60"> </text:span><text:span text:style-name="T61">get_latst_number</text:span><text:span text:style-name="T60">(numbers_list):</text:span></text:p>
                <text:p text:style-name="P42"><text:span text:style-name="T60"><text:s text:c="8"/></text:span><text:span text:style-name="T60">last_number </text:span><text:span text:style-name="T89">=</text:span><text:span text:style-name="T60"> numbers_list[</text:span><text:span text:style-name="T89">-1</text:span><text:span text:style-name="T60">]</text:span></text:p>
                <text:p text:style-name="P42"><text:span text:style-name="T60"><text:s text:c="8"/></text:span><text:span text:style-name="T60">sleep(</text:span><text:span text:style-name="T89">0.03</text:span><text:span text:style-name="T60">)</text:span></text:p>
                <text:p text:style-name="P42"><text:span text:style-name="T60"><text:s text:c="8"/></text:span><text:span text:style-name="T59">return</text:span><text:span text:style-name="T60"> last_number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/></text:p>
                <text:p text:style-name="P47"><text:span text:style-name="T62"/></text:p>
                <text:p text:style-name="P47"><text:span text:style-name="T62">1</text:span></text:p>
                <text:p text:style-name="P47"><text:span text:style-name="T62">1</text:span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62"/></text:p>
                <text:p text:style-name="P48"><text:span text:style-name="T62">t</text:span><text:span text:style-name="T64">1</text:span></text:p>
                <text:p text:style-name="P48"><text:span text:style-name="T65">t</text:span><text:span text:style-name="T64">2</text:span></text:p>
                <text:p text:style-name="P48"><text:span text:style-name="T65">t</text:span><text:span text:style-name="T64">3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style-name="gr69" draw:text-style-name="P16" draw:layer="layout" svg:width="0.604cm" svg:height="0.604cm" svg:x="4.671cm" svg:y="8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4.524cm" svg:y="8.9cm">
            <draw:text-box>
              <text:p text:style-name="P18"><text:span text:style-name="T90">&lt;&gt;</text:span></text:p>
            </draw:text-box>
          </draw:frame>
        </draw:g>
        <draw:frame draw:style-name="standard" draw:layer="layout" svg:width="7.738cm" svg:height="1.327cm" svg:x="8.861cm" svg:y="5.875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0</text:span></text:p>
              </table:table-cell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1.121cm" svg:height="1.327cm" svg:x="18.35cm" svg:y="5.896cm">
          <table:table table:template-name="blue" table:use-first-row-styles="true" table:use-banding-rows-styles="true">
            <table:table-column table:style-name="co11"/>
            <table:table-row table:style-name="ro10">
              <table:table-cell table:style-name="ce20">
                <text:p text:style-name="P57"><text:span text:style-name="T92">6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45" draw:text-style-name="P7" draw:layer="layout" draw:type="curve" draw:line-skew="-0.65cm" svg:x1="16.039cm" svg:y1="5.812cm" svg:x2="18.91cm" svg:y2="5.896cm" draw:end-shape="id6" draw:end-glue-point="0" svg:d="M16039 5812c0-1602 2871-1644 2871 84" svg:viewBox="0 0 2872 1292">
          <text:p/>
        </draw:connector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41" draw:text-style-name="P7" draw:layer="layout" svg:width="16.203cm" svg:height="12.06cm" svg:x="5.899cm" svg:y="2.54cm">
          <draw:image xlink:href="Pictures/10000201000006E00000051EA6DB7443CFDB64B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6.282cm" svg:height="3.163cm" svg:x="10.859cm" svg:y="0.29cm">
          <draw:text-box>
            <text:p><text:span text:style-name="T70">t</text:span><text:span text:style-name="T71">1</text:span><text:span text:style-name="T72">,</text:span><text:span text:style-name="T71"> </text:span><text:span text:style-name="T70">t</text:span><text:span text:style-name="T71">2</text:span><text:span text:style-name="T72">, </text:span><text:span text:style-name="T68">t</text:span><text:span text:style-name="T67">3</text:span><text:span text:style-name="T68"> - </text:span><text:span text:style-name="T69">stałe</text:span></text:p>
            <text:p><text:span text:style-name="T70">f(n) = t</text:span><text:span text:style-name="T71">1</text:span><text:span text:style-name="T70"> + t</text:span><text:span text:style-name="T71">2 </text:span><text:span text:style-name="T72">+ </text:span><text:span text:style-name="T68">t</text:span><text:span text:style-name="T67">3</text:span></text:p>
            <text:p><text:span text:style-name="T72">t</text:span><text:span text:style-name="T71">1</text:span><text:span text:style-name="T72">’ = t</text:span><text:span text:style-name="T71">1</text:span><text:span text:style-name="T72"> + t</text:span><text:span text:style-name="T71">2 </text:span><text:span text:style-name="T72">+ </text:span><text:span text:style-name="T68">t</text:span><text:span text:style-name="T67">3</text:span></text:p>
            <text:p><text:span text:style-name="T74">O(f(n)) = O(</text:span><text:span text:style-name="T75">t</text:span><text:span text:style-name="T76">1</text:span><text:span text:style-name="T75">’</text:span><text:span text:style-name="T68">) = O(1)</text:span></text:p>
          </draw:text-box>
        </draw:frame>
        <draw:g>
          <draw:custom-shape draw:style-name="gr69" draw:text-style-name="P16" draw:layer="layout" svg:width="0.604cm" svg:height="0.604cm" svg:x="11.056cm" svg:y="13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1.03cm" svg:y="13.887cm">
            <draw:text-box>
              <text:p text:style-name="P22"><text:span text:style-name="T90">P</text:span></text:p>
            </draw:text-box>
          </draw:frame>
        </draw:g>
        <draw:frame draw:style-name="gr73" draw:text-style-name="P59" draw:layer="layout" svg:width="7.144cm" svg:height="0.739cm" svg:x="11.554cm" svg:y="13.917cm">
          <draw:text-box>
            <text:p><text:span text:style-name="T93">big_o/time/constant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8.683cm" svg:height="1.665cm" svg:x="9.794cm" svg:y="0.417cm">
          <draw:text-box>
            <text:p><text:span text:style-name="T55">złożoność logarytmiczna – </text:span><text:span text:style-name="T87">O(lg n)</text:span></text:p>
          </draw:text-box>
        </draw:frame>
        <draw:frame draw:style-name="gr74" draw:text-style-name="P38" draw:layer="layout" svg:width="13.989cm" svg:height="2.117cm" svg:x="7.006cm" svg:y="1.685cm">
          <draw:text-box>
            <text:p><text:span text:style-name="T56">zadanie</text:span><text:span text:style-name="T47"> – Oblicz ile razy dany odcinek można dzielić na połowe.</text:span></text:p>
            <text:p><text:span text:style-name="T47"><text:s text:c="21"/></text:span><text:span text:style-name="T47">Minimalna gługość odcinka wynosi 1.</text:span></text:p>
            <text:p text:style-name="P11"><text:span text:style-name="T56">n</text:span><text:span text:style-name="T47"> – długość odcink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12"/>
            <table:table-row table:style-name="ro7">
              <table:table-cell table:style-name="ce13">
                <text:p text:style-name="P46"><text:span text:style-name="T57"><text:s text:c="9"/></text:span><text:span text:style-name="T88">big_o/time/logarithm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60"><text:span text:style-name="T59">from</text:span><text:span text:style-name="T60"> </text:span><text:span text:style-name="T61">time</text:span><text:span text:style-name="T60"> </text:span><text:span text:style-name="T59">import</text:span><text:span text:style-name="T60"> sleep</text:span></text:p>
                <text:p text:style-name="P60"><text:span text:style-name="T60"/></text:p>
                <text:p text:style-name="P60"><text:span text:style-name="T59">def</text:span><text:span text:style-name="T60"> </text:span><text:span text:style-name="T61">check_divisions</text:span><text:span text:style-name="T60">(segment):</text:span></text:p>
                <text:p text:style-name="P60"><text:span text:style-name="T60"><text:s text:c="4"/></text:span><text:span text:style-name="T60">counter </text:span><text:span text:style-name="T89">=</text:span><text:span text:style-name="T60"> </text:span><text:span text:style-name="T89">0</text:span></text:p>
                <text:p text:style-name="P60"><text:span text:style-name="T60"><text:s text:c="4"/></text:span></text:p>
                <text:p text:style-name="P60"><text:span text:style-name="T94"><text:s text:c="4"/></text:span><text:span text:style-name="T95">while</text:span><text:span text:style-name="T94"> (segment </text:span><text:span text:style-name="T96">/</text:span><text:span text:style-name="T94"> </text:span><text:span text:style-name="T96">2</text:span><text:span text:style-name="T60">) </text:span><text:span text:style-name="T89">&gt;=</text:span><text:span text:style-name="T60"> </text:span><text:span text:style-name="T89">1</text:span><text:span text:style-name="T60">:</text:span></text:p>
                <text:p text:style-name="P60"><text:span text:style-name="T60"><text:s text:c="8"/></text:span><text:span text:style-name="T60">segment </text:span><text:span text:style-name="T89">/=</text:span><text:span text:style-name="T60"> </text:span><text:span text:style-name="T89">2</text:span></text:p>
                <text:p text:style-name="P60"><text:span text:style-name="T60"><text:s text:c="8"/></text:span><text:span text:style-name="T60">counter </text:span><text:span text:style-name="T89">+=</text:span><text:span text:style-name="T60"> </text:span><text:span text:style-name="T89">1</text:span></text:p>
                <text:p text:style-name="P60"><text:span text:style-name="T60"><text:s text:c="8"/></text:span><text:span text:style-name="T60">sleep(</text:span><text:span text:style-name="T89">0.01</text:span><text:span text:style-name="T60">)</text:span></text:p>
                <text:p text:style-name="P60"><text:span text:style-name="T60"/></text:p>
                <text:p text:style-name="P42"><text:span text:style-name="T60"><text:s text:c="4"/></text:span><text:span text:style-name="T59">return</text:span><text:span text:style-name="T60"> counter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/></text:p>
                <text:p text:style-name="P47"><text:span text:style-name="T62"/></text:p>
                <text:p text:style-name="P47"><text:span text:style-name="T62">1</text:span></text:p>
                <text:p text:style-name="P47"><text:span text:style-name="T62"/></text:p>
                <text:p text:style-name="P47"><text:span text:style-name="T62">lg n + 1</text:span></text:p>
                <text:p text:style-name="P47"><text:span text:style-name="T62">lg n</text:span></text:p>
                <text:p text:style-name="P47"><text:span text:style-name="T62">lg n</text:span></text:p>
                <text:p text:style-name="P47"><text:span text:style-name="T62">lg n</text:span></text:p>
                <text:p text:style-name="P47"><text:span text:style-name="T62"/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62"/></text:p>
                <text:p text:style-name="P48"><text:span text:style-name="T97">t</text:span><text:span text:style-name="T98">1</text:span></text:p>
                <text:p text:style-name="P48"><text:span text:style-name="T99"/></text:p>
                <text:p text:style-name="P48"><text:span text:style-name="T99">t</text:span><text:span text:style-name="T98">2</text:span></text:p>
                <text:p text:style-name="P48"><text:span text:style-name="T99">t</text:span><text:span text:style-name="T98">3</text:span></text:p>
                <text:p text:style-name="P48"><text:span text:style-name="T99">t</text:span><text:span text:style-name="T98">4</text:span></text:p>
                <text:p text:style-name="P48"><text:span text:style-name="T99">t</text:span><text:span text:style-name="T98">5</text:span></text:p>
                <text:p text:style-name="P48"><text:span text:style-name="T98"/></text:p>
                <text:p text:style-name="P48"><text:span text:style-name="T99">t</text:span><text:span text:style-name="T98">6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69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9.424cm" svg:y="4.6cm">
            <draw:text-box>
              <text:p text:style-name="P18"><text:span text:style-name="T90">&lt;&gt;</text:span></text:p>
            </draw:text-box>
          </draw:frame>
        </draw:g>
        <draw:frame draw:style-name="gr39" draw:text-style-name="P61" draw:layer="layout" svg:width="1.197cm" svg:height="0.78cm" svg:x="1.651cm" svg:y="7.604cm">
          <draw:text-box>
            <text:p><text:span text:style-name="T88">4 m</text:span></text:p>
          </draw:text-box>
        </draw:frame>
        <draw:line draw:style-name="gr75" draw:text-style-name="P11" draw:layer="layout" svg:x1="1.568cm" svg:y1="8.45cm" svg:x2="5.738cm" svg:y2="8.458cm">
          <text:p/>
        </draw:line>
        <draw:frame draw:style-name="gr39" draw:text-style-name="P61" draw:layer="layout" svg:width="1.197cm" svg:height="0.78cm" svg:x="1.651cm" svg:y="8.599cm">
          <draw:text-box>
            <text:p><text:span text:style-name="T88">2 m</text:span></text:p>
          </draw:text-box>
        </draw:frame>
        <draw:line draw:style-name="gr75" draw:text-style-name="P11" draw:layer="layout" svg:x1="1.568cm" svg:y1="9.445cm" svg:x2="3.798cm" svg:y2="9.457cm">
          <text:p/>
        </draw:line>
        <draw:frame draw:style-name="gr39" draw:text-style-name="P61" draw:layer="layout" svg:width="1.197cm" svg:height="0.78cm" svg:x="1.551cm" svg:y="9.494cm">
          <draw:text-box>
            <text:p><text:span text:style-name="T88">1 m</text:span></text:p>
          </draw:text-box>
        </draw:frame>
        <draw:line draw:style-name="gr75" draw:text-style-name="P11" draw:layer="layout" svg:x1="1.568cm" svg:y1="10.34cm" svg:x2="2.599cm" svg:y2="10.345cm">
          <text:p/>
        </draw:line>
        <draw:frame draw:style-name="gr76" draw:text-style-name="P62" draw:layer="layout" svg:width="1.082cm" svg:height="3.799cm" svg:x="5.627cm" svg:y="7.386cm">
          <draw:text-box>
            <text:p><text:span text:style-name="T100">}</text:span></text:p>
          </draw:text-box>
        </draw:frame>
        <draw:frame draw:style-name="gr77" draw:text-style-name="P38" draw:layer="layout" svg:width="2.983cm" svg:height="0.979cm" svg:x="6.561cm" svg:y="9.06cm">
          <draw:text-box>
            <text:p><text:span text:style-name="T47">log</text:span><text:span text:style-name="T101">2</text:span><text:span text:style-name="T47"> 4 = 2</text:span></text:p>
          </draw:text-box>
        </draw:frame>
        <draw:g>
          <draw:custom-shape draw:style-name="gr69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8" draw:layer="layout" svg:width="0.895cm" svg:height="0.772cm" svg:x="2.025cm" svg:y="5.3cm">
            <draw:text-box>
              <text:p text:style-name="P22"><text:span text:style-name="T90">!</text:span></text:p>
            </draw:text-box>
          </draw:frame>
        </draw:g>
        <draw:frame draw:style-name="gr78" draw:text-style-name="P51" draw:layer="layout" svg:width="2.513cm" svg:height="0.871cm" svg:x="2.924cm" svg:y="5.289cm">
          <draw:text-box>
            <text:p><text:span text:style-name="T88">log</text:span><text:span text:style-name="T102">2</text:span><text:span text:style-name="T88">n = lg 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1" draw:text-style-name="P7" draw:layer="layout" svg:width="15.543cm" svg:height="11.176cm" svg:x="6.229cm" svg:y="3.556cm">
          <draw:image xlink:href="Pictures/10000201000006E2000004F39FF0A49E1EC359F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9" draw:text-style-name="P49" draw:layer="layout" svg:width="12.581cm" svg:height="3.891cm" svg:x="7.71cm" svg:y="0.394cm">
          <draw:text-box>
            <text:p><text:span text:style-name="T70">f(n) = t</text:span><text:span text:style-name="T71">1</text:span><text:span text:style-name="T70"> + t</text:span><text:span text:style-name="T71">2</text:span><text:span text:style-name="T72">⋅(lg n + 1) + t</text:span><text:span text:style-name="T71">3</text:span><text:span text:style-name="T72"> ⋅lg n +</text:span><text:span text:style-name="T71"> </text:span><text:span text:style-name="T72">t</text:span><text:span text:style-name="T71">4 </text:span><text:span text:style-name="T72">⋅lg n + t</text:span><text:span text:style-name="T71">5</text:span><text:span text:style-name="T72"> ⋅lg n + </text:span><text:span text:style-name="T67"><text:s/></text:span><text:span text:style-name="T68">t</text:span><text:span text:style-name="T67">6 </text:span><text:span text:style-name="T68">=</text:span></text:p>
            <text:p><text:span text:style-name="T74">= </text:span><text:span text:style-name="T75">(t</text:span><text:span text:style-name="T76">2</text:span><text:span text:style-name="T75"> + t</text:span><text:span text:style-name="T76">3</text:span><text:span text:style-name="T75"> + t</text:span><text:span text:style-name="T76">4</text:span><text:span text:style-name="T75"> + t</text:span><text:span text:style-name="T76">5</text:span><text:span text:style-name="T75">)⋅lg n + (t</text:span><text:span text:style-name="T76">1</text:span><text:span text:style-name="T75"> + t</text:span><text:span text:style-name="T76">2</text:span><text:span text:style-name="T75"> + t</text:span><text:span text:style-name="T76">6</text:span><text:span text:style-name="T75">)</text:span></text:p>
            <text:p><text:span text:style-name="T75">t</text:span><text:span text:style-name="T76">1</text:span><text:span text:style-name="T78">’</text:span><text:span text:style-name="T75"> = t</text:span><text:span text:style-name="T76">2</text:span><text:span text:style-name="T75"> + t</text:span><text:span text:style-name="T76">3</text:span><text:span text:style-name="T75"> + t</text:span><text:span text:style-name="T76">4</text:span><text:span text:style-name="T75"> + t</text:span><text:span text:style-name="T76">5</text:span></text:p>
            <text:p><text:span text:style-name="T75">t</text:span><text:span text:style-name="T76">2</text:span><text:span text:style-name="T78">’</text:span><text:span text:style-name="T75"> = t</text:span><text:span text:style-name="T76">2</text:span><text:span text:style-name="T75"> + t</text:span><text:span text:style-name="T76">3</text:span><text:span text:style-name="T75"> + t</text:span><text:span text:style-name="T76">4</text:span><text:span text:style-name="T75"> + t</text:span><text:span text:style-name="T76">5</text:span></text:p>
            <text:p><text:span text:style-name="T72">O(f(n)) = O(</text:span><text:span text:style-name="T75">t</text:span><text:span text:style-name="T76">1</text:span><text:span text:style-name="T78">’</text:span><text:span text:style-name="T75">⋅</text:span><text:span text:style-name="T72">lg n + </text:span><text:span text:style-name="T75">t</text:span><text:span text:style-name="T76">2</text:span><text:span text:style-name="T78">’</text:span><text:span text:style-name="T72">) = O(lg n)</text:span></text:p>
          </draw:text-box>
        </draw:frame>
        <draw:g>
          <draw:custom-shape draw:style-name="gr69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43cm" svg:y="13.9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954cm" svg:y="14.017cm">
          <draw:text-box>
            <text:p><text:span text:style-name="T93">big_o/time/log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6.942cm" svg:height="0.988cm" svg:x="10.529cm" svg:y="0.417cm">
          <draw:text-box>
            <text:p><text:span text:style-name="T55">złożoność liniowa <text:s/>- </text:span><text:span text:style-name="T87">O(n)</text:span></text:p>
          </draw:text-box>
        </draw:frame>
        <draw:frame draw:style-name="gr81" draw:text-style-name="P38" draw:layer="layout" svg:width="10.311cm" svg:height="1.495cm" svg:x="8.845cm" svg:y="1.685cm">
          <draw:text-box>
            <text:p><text:span text:style-name="T56">zadanie</text:span><text:span text:style-name="T47"> – Zwiększ o jeden każdy element listy.</text:span></text:p>
            <text:p text:style-name="P11"><text:span text:style-name="T56">n</text:span><text:span text:style-name="T47"> – liczba elementów listy</text:span></text:p>
          </draw:text-box>
        </draw:frame>
        <draw:frame draw:style-name="standard" draw:layer="layout" svg:width="21.654cm" svg:height="5.662cm" svg:x="3.241cm" svg:y="7.95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11">
              <table:table-cell table:style-name="ce13">
                <text:p text:style-name="P46"><text:span text:style-name="T57"><text:s text:c="9"/></text:span><text:span text:style-name="T88">big_o/time/linear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increment_by_one</text:span><text:span text:style-name="T104">(numbers_list):</text:span></text:p>
                <text:p text:style-name="P46"><text:span text:style-name="T104"><text:s text:c="4"/></text:span><text:span text:style-name="T104">incremented_list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number </text:span><text:span text:style-name="T107">in</text:span><text:span text:style-name="T104"> numbers_list:</text:span></text:p>
                <text:p text:style-name="P46"><text:span text:style-name="T104"><text:s text:c="8"/></text:span><text:span text:style-name="T104">incremented_number </text:span><text:span text:style-name="T106">=</text:span><text:span text:style-name="T104"> number </text:span><text:span text:style-name="T106">+</text:span><text:span text:style-name="T104"> </text:span><text:span text:style-name="T106">1</text:span></text:p>
                <text:p text:style-name="P46"><text:span text:style-name="T104"><text:s text:c="8"/></text:span><text:span text:style-name="T104">incremented_list</text:span><text:span text:style-name="T106">.</text:span><text:span text:style-name="T104">append(incremented_number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incremented_list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/text:p>
                <text:p text:style-name="P47"><text:span text:style-name="T58">n</text:span></text:p>
                <text:p text:style-name="P47"><text:span text:style-name="T58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09"/></text:p>
                <text:p text:style-name="P63"><text:span text:style-name="T110">t</text:span><text:span text:style-name="T109">5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69" draw:text-style-name="P16" draw:layer="layout" svg:width="0.604cm" svg:height="0.604cm" svg:x="3.471cm" svg:y="8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3.324cm" svg:y="8cm">
            <draw:text-box>
              <text:p text:style-name="P18"><text:span text:style-name="T90">&lt;&gt;</text:span></text:p>
            </draw:text-box>
          </draw:frame>
        </draw:g>
        <draw:frame draw:style-name="standard" xml:id="id7" draw:id="id7" draw:layer="layout" svg:width="7.738cm" svg:height="1.327cm" svg:x="5.13cm" svg:y="5.833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0</text:span></text:p>
              </table:table-cell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45" draw:text-style-name="P7" draw:layer="layout" draw:type="curve" draw:line-skew="-0.902cm" svg:x1="8.999cm" svg:y1="5.833cm" svg:x2="19.721cm" svg:y2="5.842cm" draw:start-shape="id7" draw:start-glue-point="0" draw:end-shape="id8" draw:end-glue-point="0" svg:d="M8999 5833c0-2106 10722-2110 10722 9" svg:viewBox="0 0 10723 1590">
          <text:p/>
        </draw:connector>
        <draw:frame draw:style-name="standard" xml:id="id8" draw:id="id8" draw:layer="layout" svg:width="7.738cm" svg:height="1.327cm" svg:x="15.852cm" svg:y="5.842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  <table:table-cell>
                <text:p text:style-name="P56"><text:span text:style-name="T91">7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41" draw:text-style-name="P7" draw:layer="layout" svg:width="16.521cm" svg:height="11.774cm" svg:x="5.74cm" svg:y="3.048cm">
          <draw:image xlink:href="Pictures/10000201000006AD000004C24D681C8DE237DA2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1.483cm" svg:height="3.163cm" svg:x="8.459cm" svg:y="0.626cm">
          <draw:text-box>
            <text:p><text:span text:style-name="T70">f(n) = t</text:span><text:span text:style-name="T71">1</text:span><text:span text:style-name="T70"> + t</text:span><text:span text:style-name="T71">2</text:span><text:span text:style-name="T72">⋅n</text:span><text:span text:style-name="T71"> </text:span><text:span text:style-name="T72">+ t</text:span><text:span text:style-name="T71">3</text:span><text:span text:style-name="T72">⋅n + t</text:span><text:span text:style-name="T71">4</text:span><text:span text:style-name="T72">⋅n</text:span><text:span text:style-name="T71"> </text:span><text:span text:style-name="T72">+ t</text:span><text:span text:style-name="T71">5 </text:span><text:span text:style-name="T72">= (t</text:span><text:span text:style-name="T71">2</text:span><text:span text:style-name="T72"> + t</text:span><text:span text:style-name="T71">3</text:span><text:span text:style-name="T72"> + t</text:span><text:span text:style-name="T71">4</text:span><text:span text:style-name="T72">)⋅n</text:span><text:span text:style-name="T68"> + t</text:span><text:span text:style-name="T67">1</text:span><text:span text:style-name="T68"> + t</text:span><text:span text:style-name="T67">5</text:span></text:p>
            <text:p text:style-name="P26"><text:span text:style-name="T75">t</text:span><text:span text:style-name="T76">1</text:span><text:span text:style-name="T78">’</text:span><text:span text:style-name="T75"> = t</text:span><text:span text:style-name="T76">2</text:span><text:span text:style-name="T75"> + t</text:span><text:span text:style-name="T76">3</text:span><text:span text:style-name="T75"> + t</text:span><text:span text:style-name="T76">4</text:span></text:p>
            <text:p><text:span text:style-name="T75">t</text:span><text:span text:style-name="T76">2</text:span><text:span text:style-name="T78">’</text:span><text:span text:style-name="T75"> = </text:span><text:span text:style-name="T74">t</text:span><text:span text:style-name="T77">1</text:span><text:span text:style-name="T74"> + t</text:span><text:span text:style-name="T77">5</text:span></text:p>
            <text:p><text:span text:style-name="T74">O(f(n)) = O(</text:span><text:span text:style-name="T75">t</text:span><text:span text:style-name="T76">1</text:span><text:span text:style-name="T78">’</text:span><text:span text:style-name="T75">⋅n</text:span><text:span text:style-name="T74"> +</text:span><text:span text:style-name="T75">t</text:span><text:span text:style-name="T76">2</text:span><text:span text:style-name="T78">’</text:span><text:span text:style-name="T68">) = O(n)</text:span></text:p>
          </draw:text-box>
        </draw:frame>
        <draw:g>
          <draw:custom-shape draw:style-name="gr69" draw:text-style-name="P16" draw:layer="layout" svg:width="0.604cm" svg:height="0.604cm" svg:x="10.7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73cm" svg:y="13.987cm">
            <draw:text-box>
              <text:p text:style-name="P22"><text:span text:style-name="T90">P</text:span></text:p>
            </draw:text-box>
          </draw:frame>
        </draw:g>
        <draw:frame draw:style-name="gr73" draw:text-style-name="P59" draw:layer="layout" svg:width="7.144cm" svg:height="0.739cm" svg:x="11.254cm" svg:y="14.017cm">
          <draw:text-box>
            <text:p><text:span text:style-name="T93">big_o/time/linear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10.918cm" svg:height="1.665cm" svg:x="8.64cm" svg:y="0.417cm">
          <draw:text-box>
            <text:p><text:span text:style-name="T55">złożoność liniowo logarytmiczna – </text:span><text:span text:style-name="T87">O(nlg n)</text:span></text:p>
          </draw:text-box>
        </draw:frame>
        <draw:frame draw:style-name="gr82" draw:text-style-name="P38" draw:layer="layout" svg:width="21.421cm" svg:height="2.117cm" svg:x="3.979cm" svg:y="1.685cm">
          <draw:text-box>
            <text:p><text:span text:style-name="T56">zadanie</text:span><text:span text:style-name="T47"> – Dopóki odcinek jest większy bądź równy jeden, dziel </text:span><text:span text:style-name="T47">wszystkie element listy na połowę.</text:span></text:p>
            <text:p><text:span text:style-name="T47"><text:s text:c="21"/></text:span><text:span text:style-name="T47">Długość początkowa każdego odcinka jest równa </text:span><text:span text:style-name="T47">długości listy.</text:span></text:p>
            <text:p text:style-name="P11"><text:span text:style-name="T56">n</text:span><text:span text:style-name="T47"> – liczba elementów listy</text:span></text:p>
          </draw:text-box>
        </draw:frame>
        <draw:frame draw:style-name="gr83" draw:text-style-name="P64" draw:layer="layout" svg:width="1.082cm" svg:height="5.043cm" svg:x="5.128cm" svg:y="6.887cm">
          <draw:text-box>
            <text:p><text:span text:style-name="T111">}</text:span></text:p>
          </draw:text-box>
        </draw:frame>
        <draw:frame draw:style-name="gr77" draw:text-style-name="P38" draw:layer="layout" svg:width="2.428cm" svg:height="0.979cm" svg:x="6.462cm" svg:y="9.246cm">
          <draw:text-box>
            <text:p><text:span text:style-name="T47">log</text:span><text:span text:style-name="T101">2</text:span><text:span text:style-name="T47"> 4 = 2</text:span></text:p>
          </draw:text-box>
        </draw:frame>
        <draw:frame draw:style-name="standard" draw:layer="layout" svg:width="3.411cm" svg:height="0.882cm" svg:x="1.688cm" svg:y="7.711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411cm" svg:height="0.882cm" svg:x="1.689cm" svg:y="9.212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3.411cm" svg:height="0.882cm" svg:x="1.69cm" svg:y="10.713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7.103cm" svg:height="8.141cm" svg:x="9.311cm" svg:y="4.925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7">
              <table:table-cell table:style-name="ce13">
                <text:p text:style-name="P46"><text:span text:style-name="T57"><text:s text:c="8"/></text:span><text:span text:style-name="T88">big_o/time/linearithm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42"><text:span text:style-name="T59">def</text:span><text:span text:style-name="T60"> </text:span><text:span text:style-name="T61">devide_segments</text:span><text:span text:style-name="T60">(segments):</text:span></text:p>
                <text:p text:style-name="P42"><text:span text:style-name="T60"><text:s text:c="4"/></text:span><text:span text:style-name="T60">n </text:span><text:span text:style-name="T89">=</text:span><text:span text:style-name="T60"> </text:span><text:span text:style-name="T59">len</text:span><text:span text:style-name="T60">(segments)</text:span></text:p>
                <text:p text:style-name="P42"><text:span text:style-name="T60"><text:s text:c="4"/></text:span><text:span text:style-name="T60">counter </text:span><text:span text:style-name="T89">=</text:span><text:span text:style-name="T60"> n</text:span></text:p>
                <text:p text:style-name="P42"><text:span text:style-name="T60"/></text:p>
                <text:p text:style-name="P42"><text:span text:style-name="T60"><text:s text:c="4"/></text:span><text:span text:style-name="T59">while</text:span><text:span text:style-name="T60"> (counter </text:span><text:span text:style-name="T89">/</text:span><text:span text:style-name="T60"> </text:span><text:span text:style-name="T89">2</text:span><text:span text:style-name="T60">) </text:span><text:span text:style-name="T89">&gt;=</text:span><text:span text:style-name="T60"> </text:span><text:span text:style-name="T89">1</text:span><text:span text:style-name="T60">:</text:span></text:p>
                <text:p text:style-name="P42"><text:span text:style-name="T60"><text:s text:c="8"/></text:span><text:span text:style-name="T59">for</text:span><text:span text:style-name="T60"> index </text:span><text:span text:style-name="T113">in</text:span><text:span text:style-name="T60"> </text:span><text:span text:style-name="T59">range</text:span><text:span text:style-name="T60">(n):</text:span></text:p>
                <text:p text:style-name="P42"><text:span text:style-name="T60"><text:s text:c="12"/></text:span><text:span text:style-name="T60">segments[index] </text:span><text:span text:style-name="T89">/=</text:span><text:span text:style-name="T60"> </text:span><text:span text:style-name="T89">2</text:span></text:p>
                <text:p text:style-name="P42"><text:span text:style-name="T60"><text:s text:c="8"/></text:span><text:span text:style-name="T60">counter </text:span><text:span text:style-name="T89">/=</text:span><text:span text:style-name="T60"> </text:span><text:span text:style-name="T89">2</text:span></text:p>
                <text:p text:style-name="P42"><text:span text:style-name="T60"/></text:p>
                <text:p text:style-name="P42"><text:span text:style-name="T60"><text:s text:c="4"/></text:span><text:span text:style-name="T59">return</text:span><text:span text:style-name="T60"> segments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>1</text:span></text:p>
                <text:p text:style-name="P47"><text:span text:style-name="T62">1</text:span></text:p>
                <text:p text:style-name="P47"><text:span text:style-name="T62"/></text:p>
                <text:p text:style-name="P47"><text:span text:style-name="T62">lg n + 1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62"/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97">t</text:span><text:span text:style-name="T98">1</text:span></text:p>
                <text:p text:style-name="P48"><text:span text:style-name="T97">t</text:span><text:span text:style-name="T98">2</text:span></text:p>
                <text:p text:style-name="P48"><text:span text:style-name="T99"/></text:p>
                <text:p text:style-name="P48"><text:span text:style-name="T99">t</text:span><text:span text:style-name="T98">3</text:span></text:p>
                <text:p text:style-name="P48"><text:span text:style-name="T99">t</text:span><text:span text:style-name="T98">4</text:span></text:p>
                <text:p text:style-name="P48"><text:span text:style-name="T99">t</text:span><text:span text:style-name="T98">5</text:span></text:p>
                <text:p text:style-name="P48"><text:span text:style-name="T99">t</text:span><text:span text:style-name="T98">6</text:span></text:p>
                <text:p text:style-name="P48"><text:span text:style-name="T98"/></text:p>
                <text:p text:style-name="P48"><text:span text:style-name="T99">t</text:span><text:span text:style-name="T98">7</text:span></text:p>
              </table:table-cell>
            </table:table-row>
          </table:table>
          <draw:image xlink:href="Pictures/TablePreview14.svm" xlink:type="simple" xlink:show="embed" xlink:actuate="onLoad"/>
        </draw:frame>
        <draw:g>
          <draw:custom-shape draw:style-name="gr69" draw:text-style-name="P16" draw:layer="layout" svg:width="0.604cm" svg:height="0.604cm" svg:x="9.572cm" svg:y="4.9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9.425cm" svg:y="4.909cm">
            <draw:text-box>
              <text:p text:style-name="P18"><text:span text:style-name="T90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41" draw:text-style-name="P7" draw:layer="layout" svg:width="17.629cm" svg:height="12.001cm" svg:x="5.186cm" svg:y="2.831cm">
          <draw:image xlink:href="Pictures/1000020100000732000004E6516942676ED34EF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23.876cm" svg:height="3.163cm" svg:x="2.062cm" svg:y="0.494cm">
          <draw:text-box>
            <text:p><text:span text:style-name="T70">f(n) = t</text:span><text:span text:style-name="T71">1</text:span><text:span text:style-name="T70"> + t</text:span><text:span text:style-name="T71">2 </text:span><text:span text:style-name="T72">+ t</text:span><text:span text:style-name="T71">3</text:span><text:span text:style-name="T72">⋅(lg n + 1) + t</text:span><text:span text:style-name="T71">4</text:span><text:span text:style-name="T72"> ⋅ n ⋅ lg n +</text:span><text:span text:style-name="T71"> </text:span><text:span text:style-name="T72">t</text:span><text:span text:style-name="T71">5 </text:span><text:span text:style-name="T72">⋅ n ⋅lg n + t</text:span><text:span text:style-name="T71">6 </text:span><text:span text:style-name="T72">⋅ n ⋅lg n + </text:span><text:span text:style-name="T67"><text:s/></text:span><text:span text:style-name="T68">t</text:span><text:span text:style-name="T67">7 </text:span><text:span text:style-name="T74">= </text:span><text:span text:style-name="T75">(t</text:span><text:span text:style-name="T76">4</text:span><text:span text:style-name="T75"> + t</text:span><text:span text:style-name="T76">5</text:span><text:span text:style-name="T75"> + t</text:span><text:span text:style-name="T76">6</text:span><text:span text:style-name="T75">) ⋅ n ⋅ lg n + t</text:span><text:span text:style-name="T76">3 </text:span><text:span text:style-name="T75">⋅ lg n + (t</text:span><text:span text:style-name="T76">1</text:span><text:span text:style-name="T75"> + t</text:span><text:span text:style-name="T76">2</text:span><text:span text:style-name="T75"> + t</text:span><text:span text:style-name="T76">3 </text:span><text:span text:style-name="T75">+ t</text:span><text:span text:style-name="T76">7</text:span><text:span text:style-name="T75">)</text:span></text:p>
            <text:p><text:span text:style-name="T75">t</text:span><text:span text:style-name="T76">1</text:span><text:span text:style-name="T78">’</text:span><text:span text:style-name="T75"> = t</text:span><text:span text:style-name="T76">4</text:span><text:span text:style-name="T75"> + t</text:span><text:span text:style-name="T76">5</text:span><text:span text:style-name="T75"> + t</text:span><text:span text:style-name="T76">6</text:span></text:p>
            <text:p><text:span text:style-name="T75">t</text:span><text:span text:style-name="T76">2</text:span><text:span text:style-name="T78">’</text:span><text:span text:style-name="T75"> = t</text:span><text:span text:style-name="T76">1</text:span><text:span text:style-name="T75"> + t</text:span><text:span text:style-name="T76">2</text:span><text:span text:style-name="T75"> + t</text:span><text:span text:style-name="T76">3 </text:span><text:span text:style-name="T75">+ t</text:span><text:span text:style-name="T76">7</text:span></text:p>
            <text:p><text:span text:style-name="T72">O(f(n)) = O(</text:span><text:span text:style-name="T75">t</text:span><text:span text:style-name="T76">1</text:span><text:span text:style-name="T78">’</text:span><text:span text:style-name="T75">⋅ n ⋅ </text:span><text:span text:style-name="T72">lg n + t</text:span><text:span text:style-name="T71">3 </text:span><text:span text:style-name="T75">⋅ lg n </text:span><text:span text:style-name="T72">+ </text:span><text:span text:style-name="T75">t</text:span><text:span text:style-name="T76">2</text:span><text:span text:style-name="T78">’</text:span><text:span text:style-name="T72">) = O(nlg n)</text:span></text:p>
          </draw:text-box>
        </draw:frame>
        <draw:g>
          <draw:custom-shape draw:style-name="gr69" draw:text-style-name="P16" draw:layer="layout" svg:width="0.604cm" svg:height="0.604cm" svg:x="10.2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23cm" svg:y="14.0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754cm" svg:y="14.117cm">
          <draw:text-box>
            <text:p><text:span text:style-name="T93">big_o/time/line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8.545cm" svg:height="0.958cm" svg:x="10.529cm" svg:y="0.417cm">
          <draw:text-box>
            <text:p><text:span text:style-name="T55">złożoność kwadratowa <text:s/>- </text:span><text:span text:style-name="T87">O(n</text:span><text:span text:style-name="T115">2</text:span><text:span text:style-name="T87">)</text:span></text:p>
          </draw:text-box>
        </draw:frame>
        <draw:frame draw:style-name="gr84" draw:text-style-name="P38" draw:layer="layout" svg:width="16.038cm" svg:height="1.495cm" svg:x="5.981cm" svg:y="1.685cm">
          <draw:text-box>
            <text:p><text:span text:style-name="T56">zadanie</text:span><text:span text:style-name="T47"> – Znajdź wszystkie permutacje z powtórzeniami </text:span><text:span text:style-name="T47">elementów listy.</text:span></text:p>
            <text:p text:style-name="P11"><text:span text:style-name="T56">n</text:span><text:span text:style-name="T47"> – liczba elementów listy</text:span></text:p>
          </draw:text-box>
        </draw:frame>
        <draw:frame draw:style-name="standard" draw:layer="layout" svg:width="22.319cm" svg:height="5.662cm" svg:x="2.573cm" svg:y="9.65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11">
              <table:table-cell table:style-name="ce13">
                <text:p text:style-name="P46"><text:span text:style-name="T57"><text:s text:c="9"/></text:span><text:span text:style-name="T88">big_o/time/quadrat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find_permutations</text:span><text:span text:style-name="T104">(characters_list):</text:span></text:p>
                <text:p text:style-name="P46"><text:span text:style-name="T104"><text:s text:c="4"/></text:span><text:span text:style-name="T104">permutations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first_character </text:span><text:span text:style-name="T107">in</text:span><text:span text:style-name="T104"> characters_list:</text:span></text:p>
                <text:p text:style-name="P46"><text:span text:style-name="T104"><text:s text:c="8"/></text:span><text:span text:style-name="T103">for</text:span><text:span text:style-name="T104"> second_character </text:span><text:span text:style-name="T107">in</text:span><text:span text:style-name="T104"> characters_list:</text:span></text:p>
                <text:p text:style-name="P46"><text:span text:style-name="T104"><text:s text:c="12"/></text:span><text:span text:style-name="T104">permutations</text:span><text:span text:style-name="T106">.</text:span><text:span text:style-name="T104">append(first_character </text:span><text:span text:style-name="T106">+</text:span><text:span text:style-name="T104"> second_character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permutations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text:span text:style-name="T116">2</text:span></text:p>
                <text:p text:style-name="P47"><text:span text:style-name="T58">n</text:span><text:span text:style-name="T116">2</text:span></text:p>
                <text:p text:style-name="P47"><text:span text:style-name="T58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09"/></text:p>
                <text:p text:style-name="P63"><text:span text:style-name="T110">t</text:span><text:span text:style-name="T109">5</text:span></text:p>
              </table:table-cell>
            </table:table-row>
          </table:table>
          <draw:image xlink:href="Pictures/TablePreview15.svm" xlink:type="simple" xlink:show="embed" xlink:actuate="onLoad"/>
        </draw:frame>
        <draw:g>
          <draw:custom-shape draw:style-name="gr69" draw:text-style-name="P16" draw:layer="layout" svg:width="0.604cm" svg:height="0.604cm" svg:x="2.771cm" svg:y="9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2.624cm" svg:y="9.7cm">
            <draw:text-box>
              <text:p text:style-name="P18"><text:span text:style-name="T90">&lt;&gt;</text:span></text:p>
            </draw:text-box>
          </draw:frame>
        </draw:g>
        <draw:frame draw:style-name="standard" draw:layer="layout" svg:width="1.052cm" svg:height="3.27cm" svg:x="5.451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4">
                <text:p text:style-name="P65"><text:span text:style-name="T117">b</text:span></text:p>
              </table:table-cell>
            </table:table-row>
            <table:table-row table:style-name="ro15">
              <table:table-cell table:style-name="ce24">
                <text:p text:style-name="P65"><text:span text:style-name="T117">c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052cm" svg:height="3.27cm" svg:x="8.2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5">
                <text:p text:style-name="P57"><text:span text:style-name="T118">b</text:span></text:p>
              </table:table-cell>
            </table:table-row>
            <table:table-row table:style-name="ro15">
              <table:table-cell table:style-name="ce25">
                <text:p text:style-name="P57"><text:span text:style-name="T118">c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052cm" svg:height="3.27cm" svg:x="12.6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5">
                <text:p text:style-name="P57"><text:span text:style-name="T118">b</text:span></text:p>
              </table:table-cell>
            </table:table-row>
            <table:table-row table:style-name="ro15">
              <table:table-cell table:style-name="ce25">
                <text:p text:style-name="P57"><text:span text:style-name="T118">c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.052cm" svg:height="3.451cm" svg:x="15.453cm" svg:y="3.611cm">
          <table:table table:template-name="blue" table:use-first-row-styles="true" table:use-banding-rows-styles="true">
            <table:table-column table:style-name="co23"/>
            <table:table-row table:style-name="ro10">
              <table:table-cell table:style-name="ce24">
                <text:p text:style-name="P65"><text:span text:style-name="T117">a</text:span></text:p>
              </table:table-cell>
            </table:table-row>
            <table:table-row table:style-name="ro16">
              <table:table-cell table:style-name="ce24">
                <text:p text:style-name="P65"><text:span text:style-name="T117">b</text:span></text:p>
              </table:table-cell>
            </table:table-row>
            <table:table-row table:style-name="ro16">
              <table:table-cell table:style-name="ce24">
                <text:p text:style-name="P65"><text:span text:style-name="T117">c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052cm" svg:height="3.451cm" svg:x="19.653cm" svg:y="3.611cm">
          <table:table table:template-name="blue" table:use-first-row-styles="true" table:use-banding-rows-styles="true">
            <table:table-column table:style-name="co23"/>
            <table:table-row table:style-name="ro10">
              <table:table-cell table:style-name="ce26">
                <text:p text:style-name="P65"><text:span text:style-name="T119">a</text:span></text:p>
              </table:table-cell>
            </table:table-row>
            <table:table-row table:style-name="ro16">
              <table:table-cell table:style-name="ce26">
                <text:p text:style-name="P65"><text:span text:style-name="T119">b</text:span></text:p>
              </table:table-cell>
            </table:table-row>
            <table:table-row table:style-name="ro16">
              <table:table-cell table:style-name="ce26">
                <text:p text:style-name="P65"><text:span text:style-name="T119">c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052cm" svg:height="3.482cm" svg:x="22.454cm" svg:y="3.612cm">
          <table:table table:template-name="blue" table:use-first-row-styles="true" table:use-banding-rows-styles="true">
            <table:table-column table:style-name="co23"/>
            <table:table-row table:style-name="ro17">
              <table:table-cell table:style-name="ce26">
                <text:p text:style-name="P65"><text:span text:style-name="T119">a</text:span></text:p>
              </table:table-cell>
            </table:table-row>
            <table:table-row table:style-name="ro18">
              <table:table-cell table:style-name="ce26">
                <text:p text:style-name="P65"><text:span text:style-name="T119">b</text:span></text:p>
              </table:table-cell>
            </table:table-row>
            <table:table-row table:style-name="ro19">
              <table:table-cell table:style-name="ce26">
                <text:p text:style-name="P65"><text:span text:style-name="T119">c</text:span></text:p>
              </table:table-cell>
            </table:table-row>
          </table:table>
          <draw:image xlink:href="Pictures/TablePreview21.svm" xlink:type="simple" xlink:show="embed" xlink:actuate="onLoad"/>
        </draw:frame>
        <draw:line draw:style-name="gr85" draw:text-style-name="P7" draw:layer="layout" svg:x1="6.551cm" svg:y1="4.073cm" svg:x2="8.201cm" svg:y2="4.078cm">
          <text:p/>
        </draw:line>
        <draw:line draw:style-name="gr85" draw:text-style-name="P7" draw:layer="layout" svg:x1="6.551cm" svg:y1="4.073cm" svg:x2="8.124cm" svg:y2="5.107cm">
          <text:p/>
        </draw:line>
        <draw:line draw:style-name="gr85" draw:text-style-name="P7" draw:layer="layout" svg:x1="6.551cm" svg:y1="4.073cm" svg:x2="8.129cm" svg:y2="6.185cm">
          <text:p/>
        </draw:line>
        <draw:line draw:style-name="gr85" draw:text-style-name="P7" draw:layer="layout" svg:x1="13.738cm" svg:y1="5.08cm" svg:x2="15.388cm" svg:y2="5.085cm">
          <text:p/>
        </draw:line>
        <draw:line draw:style-name="gr85" draw:text-style-name="P7" draw:layer="layout" svg:x1="13.738cm" svg:y1="5.08cm" svg:x2="15.311cm" svg:y2="6.114cm">
          <text:p/>
        </draw:line>
        <draw:line draw:style-name="gr85" draw:text-style-name="P7" draw:layer="layout" svg:x1="13.738cm" svg:y1="5.08cm" svg:x2="15.335cm" svg:y2="4.018cm">
          <text:p/>
        </draw:line>
        <draw:line draw:style-name="gr85" draw:text-style-name="P7" draw:layer="layout" svg:x1="20.761cm" svg:y1="6.18cm" svg:x2="22.411cm" svg:y2="6.185cm">
          <text:p/>
        </draw:line>
        <draw:line draw:style-name="gr85" draw:text-style-name="P7" draw:layer="layout" svg:x1="20.761cm" svg:y1="6.18cm" svg:x2="22.437cm" svg:y2="4.091cm">
          <text:p/>
        </draw:line>
        <draw:line draw:style-name="gr85" draw:text-style-name="P7" draw:layer="layout" svg:x1="20.761cm" svg:y1="6.18cm" svg:x2="22.358cm" svg:y2="5.118cm">
          <text:p/>
        </draw:line>
        <draw:frame draw:style-name="standard" draw:layer="layout" svg:width="14.239cm" svg:height="1.327cm" svg:x="7.506cm" svg:y="7.451cm">
          <table:table table:template-name="blue" table:use-first-row-styles="true" table:use-banding-rows-styles="true"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5"/>
            <table:table-row table:style-name="ro10" table:default-cell-style-name="ce28">
              <table:table-cell table:style-name="ce27">
                <text:p text:style-name="P66"><text:span text:style-name="T120">aa</text:span></text:p>
              </table:table-cell>
              <table:table-cell>
                <text:p text:style-name="P67"><text:span text:style-name="T51">ab</text:span></text:p>
              </table:table-cell>
              <table:table-cell>
                <text:p text:style-name="P67"><text:span text:style-name="T51">ac</text:span></text:p>
              </table:table-cell>
              <table:table-cell>
                <text:p text:style-name="P67"><text:span text:style-name="T51">ba</text:span></text:p>
              </table:table-cell>
              <table:table-cell>
                <text:p text:style-name="P67"><text:span text:style-name="T51">bb</text:span></text:p>
              </table:table-cell>
              <table:table-cell>
                <text:p text:style-name="P67"><text:span text:style-name="T51">bc</text:span></text:p>
              </table:table-cell>
              <table:table-cell>
                <text:p text:style-name="P67"><text:span text:style-name="T51">ca</text:span></text:p>
              </table:table-cell>
              <table:table-cell>
                <text:p text:style-name="P67"><text:span text:style-name="T51">cb</text:span></text:p>
              </table:table-cell>
              <table:table-cell>
                <text:p text:style-name="P67"><text:span text:style-name="T51">cc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41" draw:text-style-name="P7" draw:layer="layout" svg:width="18.301cm" svg:height="12.841cm" svg:x="4.85cm" svg:y="2.499cm">
          <draw:image xlink:href="Pictures/1000020100000795000005526BE4BB9FBF17BF5E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2.242cm" svg:height="3.163cm" svg:x="7.879cm" svg:y="0.494cm">
          <draw:text-box>
            <text:p><text:span text:style-name="T70">f(n) = t</text:span><text:span text:style-name="T71">1</text:span><text:span text:style-name="T70"> + t</text:span><text:span text:style-name="T71">2</text:span><text:span text:style-name="T72">⋅n + t</text:span><text:span text:style-name="T71">3</text:span><text:span text:style-name="T72">⋅n</text:span><text:span text:style-name="T73">2</text:span><text:span text:style-name="T72"> +</text:span><text:span text:style-name="T71"> </text:span><text:span text:style-name="T72">t</text:span><text:span text:style-name="T71">4</text:span><text:span text:style-name="T72">⋅n</text:span><text:span text:style-name="T73">2</text:span><text:span text:style-name="T72"> + t</text:span><text:span text:style-name="T71">5</text:span><text:span text:style-name="T67"> </text:span><text:span text:style-name="T74">= </text:span><text:span text:style-name="T75">(t</text:span><text:span text:style-name="T76">3</text:span><text:span text:style-name="T75"> + t</text:span><text:span text:style-name="T76">4</text:span><text:span text:style-name="T75">)⋅n</text:span><text:span text:style-name="T78">2</text:span><text:span text:style-name="T75"> + t</text:span><text:span text:style-name="T76">2</text:span><text:span text:style-name="T75">⋅n + t</text:span><text:span text:style-name="T76">1</text:span><text:span text:style-name="T75"> + t</text:span><text:span text:style-name="T76">5</text:span></text:p>
            <text:p text:style-name="P26"><text:span text:style-name="T75">t</text:span><text:span text:style-name="T76">1</text:span><text:span text:style-name="T78">’</text:span><text:span text:style-name="T75"> = t</text:span><text:span text:style-name="T76">3</text:span><text:span text:style-name="T75"> + t</text:span><text:span text:style-name="T76">4</text:span></text:p>
            <text:p><text:span text:style-name="T75">t</text:span><text:span text:style-name="T76">2</text:span><text:span text:style-name="T78">’</text:span><text:span text:style-name="T75"> = t</text:span><text:span text:style-name="T76">1</text:span><text:span text:style-name="T75"> + t</text:span><text:span text:style-name="T76">5</text:span></text:p>
            <text:p><text:span text:style-name="T72">O(f(n))=O(</text:span><text:span text:style-name="T75">t</text:span><text:span text:style-name="T76">1</text:span><text:span text:style-name="T78">’</text:span><text:span text:style-name="T75">⋅n</text:span><text:span text:style-name="T78">2</text:span><text:span text:style-name="T75"> + t</text:span><text:span text:style-name="T76">2</text:span><text:span text:style-name="T75">⋅n + t</text:span><text:span text:style-name="T76">2</text:span><text:span text:style-name="T78">’</text:span><text:span text:style-name="T72">) = O(n</text:span><text:span text:style-name="T73">2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4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4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954cm" svg:y="14.317cm">
          <draw:text-box>
            <text:p><text:span text:style-name="T93">big_o/time/quadrat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standard" draw:layer="layout" svg:width="23.408cm" svg:height="6.81cm" svg:x="2.313cm" svg:y="8.804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11">
              <table:table-cell table:style-name="ce13">
                <text:p text:style-name="P68"><text:span text:style-name="T57"><text:s text:c="9"/></text:span><text:span text:style-name="T88">big_o/time/qubic_complexity.py</text:span></text:p>
              </table:table-cell>
              <table:table-cell table:style-name="ce14">
                <text:p text:style-name="P68"><text:span text:style-name="T58">ilość wywołań</text:span></text:p>
              </table:table-cell>
              <table:table-cell table:style-name="ce15">
                <text:p text:style-name="P68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find_permutations</text:span><text:span text:style-name="T104">(characters_list):</text:span></text:p>
                <text:p text:style-name="P46"><text:span text:style-name="T104"><text:s text:c="4"/></text:span><text:span text:style-name="T104">permutations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first_character </text:span><text:span text:style-name="T107">in</text:span><text:span text:style-name="T104"> characters_list:</text:span></text:p>
                <text:p text:style-name="P46"><text:span text:style-name="T104"><text:s text:c="8"/></text:span><text:span text:style-name="T103">for</text:span><text:span text:style-name="T104"> second_character </text:span><text:span text:style-name="T107">in</text:span><text:span text:style-name="T104"> characters_list:</text:span></text:p>
                <text:p text:style-name="P46"><text:span text:style-name="T104"><text:s text:c="12"/></text:span><text:span text:style-name="T103">for</text:span><text:span text:style-name="T104"> third_character </text:span><text:span text:style-name="T107">in</text:span><text:span text:style-name="T104"> characters_list:</text:span></text:p>
                <text:p text:style-name="P46"><text:span text:style-name="T104"><text:s text:c="16"/></text:span><text:span text:style-name="T104">permutation </text:span><text:span text:style-name="T106">=</text:span><text:span text:style-name="T104"> first_character </text:span><text:span text:style-name="T106">+</text:span><text:span text:style-name="T104"> second_character </text:span><text:span text:style-name="T106">+</text:span><text:span text:style-name="T104"> third_character</text:span></text:p>
                <text:p text:style-name="P46"><text:span text:style-name="T104"><text:s text:c="16"/></text:span><text:span text:style-name="T104">permutations</text:span><text:span text:style-name="T106">.</text:span><text:span text:style-name="T104">append(permutation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permutations</text:span></text:p>
              </table:table-cell>
              <table:table-cell table:style-name="ce17">
                <text:p text:style-name="P69"><text:span text:style-name="T62"/></text:p>
                <text:p text:style-name="P69"><text:span text:style-name="T58">1</text:span></text:p>
                <text:p text:style-name="P69"><text:span text:style-name="T58"/></text:p>
                <text:p text:style-name="P69"><text:span text:style-name="T58">n</text:span></text:p>
                <text:p text:style-name="P69"><text:span text:style-name="T58">n</text:span><text:span text:style-name="T116">2</text:span></text:p>
                <text:p text:style-name="P69"><text:span text:style-name="T58">n</text:span><text:span text:style-name="T116">3</text:span></text:p>
                <text:p text:style-name="P69"><text:span text:style-name="T58">n</text:span><text:span text:style-name="T116">3</text:span></text:p>
                <text:p text:style-name="P69"><text:span text:style-name="T121">n</text:span><text:span text:style-name="T116">3</text:span></text:p>
                <text:p text:style-name="P69"><text:span text:style-name="T116"/></text:p>
                <text:p text:style-name="P69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10">t</text:span><text:span text:style-name="T109">5</text:span></text:p>
                <text:p text:style-name="P63"><text:span text:style-name="T110">t</text:span><text:span text:style-name="T109">6</text:span></text:p>
                <text:p text:style-name="P63"><text:span text:style-name="T109"/></text:p>
                <text:p text:style-name="P63"><text:span text:style-name="T110">t</text:span><text:span text:style-name="T109">7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7.413cm" svg:height="0.958cm" svg:x="10.294cm" svg:y="0.417cm">
          <draw:text-box>
            <text:p text:style-name="P70"><text:span text:style-name="T55">z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ć </text:span><text:span text:style-name="T55">s</text:span><text:span text:style-name="T55">z</text:span><text:span text:style-name="T55">e</text:span><text:span text:style-name="T55">ś</text:span><text:span text:style-name="T55">ci</text:span><text:span text:style-name="T55">e</text:span><text:span text:style-name="T55">n</text:span><text:span text:style-name="T55">n</text:span><text:span text:style-name="T55">a <text:s/></text:span><text:span text:style-name="T55">- </text:span><text:span text:style-name="T87">O</text:span><text:span text:style-name="T87">(</text:span><text:span text:style-name="T87">n</text:span><text:span text:style-name="T115">3</text:span><text:span text:style-name="T87">)</text:span></text:p>
          </draw:text-box>
        </draw:frame>
        <draw:frame draw:style-name="gr86" draw:text-style-name="P38" draw:layer="layout" svg:width="19.704cm" svg:height="1.495cm" svg:x="4.148cm" svg:y="1.685cm">
          <draw:text-box>
            <text:p text:style-name="P71"><text:span text:style-name="T56">zadanie</text:span><text:span text:style-name="T47"> – Znajdź wszystkie trzy elementowe permutacje z powtórzeniami elementów </text:span><text:span text:style-name="T47">listy.</text:span></text:p>
            <text:p text:style-name="P72"><text:span text:style-name="T56">n</text:span><text:span text:style-name="T47"> – liczba elementów listy</text:span></text:p>
          </draw:text-box>
        </draw:frame>
        <draw:g>
          <draw:custom-shape draw:style-name="gr69" draw:text-style-name="P16" draw:layer="layout" svg:width="0.604cm" svg:height="0.604cm" svg:x="2.776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2.629cm" svg:y="8.77cm">
            <draw:text-box>
              <text:p text:style-name="P18"><text:span text:style-name="T90">&lt;&gt;</text:span></text:p>
            </draw:text-box>
          </draw:frame>
        </draw:g>
        <draw:frame draw:style-name="standard" draw:layer="layout" svg:width="1.052cm" svg:height="2.208cm" svg:x="6.0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73"><text:span text:style-name="T122">a</text:span></text:p>
              </table:table-cell>
            </table:table-row>
            <table:table-row table:style-name="ro15">
              <table:table-cell table:style-name="ce26">
                <text:p text:style-name="P73"><text:span text:style-name="T92">b</text:span></text:p>
              </table:table-cell>
            </table:table-row>
          </table:table>
          <draw:image xlink:href="Pictures/TablePreview24.svm" xlink:type="simple" xlink:show="embed" xlink:actuate="onLoad"/>
        </draw:frame>
        <draw:line draw:style-name="gr85" draw:text-style-name="P7" draw:layer="layout" svg:x1="4.787cm" svg:y1="4.178cm" svg:x2="5.901cm" svg:y2="4.178cm">
          <text:p/>
        </draw:line>
        <draw:line draw:style-name="gr85" draw:text-style-name="P7" draw:layer="layout" svg:x1="4.804cm" svg:y1="4.178cm" svg:x2="5.862cm" svg:y2="5.318cm">
          <text:p/>
        </draw:line>
        <draw:frame draw:style-name="standard" draw:layer="layout" svg:width="16.131cm" svg:height="1.149cm" svg:x="5.935cm" svg:y="6.733cm">
          <table:table table:template-name="blue" table:use-first-row-styles="true" table:use-banding-rows-styles="true"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30"/>
            <table:table-row table:style-name="ro20" table:default-cell-style-name="ce28">
              <table:table-cell table:style-name="ce27">
                <text:p text:style-name="P74"><text:span text:style-name="T120">aaa</text:span></text:p>
              </table:table-cell>
              <table:table-cell>
                <text:p text:style-name="P75"><text:span text:style-name="T51">aab</text:span></text:p>
              </table:table-cell>
              <table:table-cell>
                <text:p text:style-name="P75"><text:span text:style-name="T51">baa</text:span></text:p>
              </table:table-cell>
              <table:table-cell>
                <text:p text:style-name="P75"><text:span text:style-name="T51">bab</text:span></text:p>
              </table:table-cell>
              <table:table-cell>
                <text:p text:style-name="P75"><text:span text:style-name="T51">bba</text:span></text:p>
              </table:table-cell>
              <table:table-cell>
                <text:p text:style-name="P75"><text:span text:style-name="T51">bbb</text:span></text:p>
              </table:table-cell>
              <table:table-cell>
                <text:p text:style-name="P75"><text:span text:style-name="T51">aba</text:span></text:p>
              </table:table-cell>
              <table:table-cell>
                <text:p text:style-name="P75"><text:span text:style-name="T51">abb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052cm" svg:height="2.208cm" svg:x="3.629cm" svg:y="3.608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73"><text:span text:style-name="T122">a</text:span></text:p>
              </table:table-cell>
            </table:table-row>
            <table:table-row table:style-name="ro15">
              <table:table-cell table:style-name="ce26">
                <text:p text:style-name="P73"><text:span text:style-name="T92">b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052cm" svg:height="2.208cm" svg:x="1.297cm" svg:y="3.604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73"><text:span text:style-name="T122">a</text:span></text:p>
              </table:table-cell>
            </table:table-row>
            <table:table-row table:style-name="ro15">
              <table:table-cell table:style-name="ce26">
                <text:p text:style-name="P73"><text:span text:style-name="T92">b</text:span></text:p>
              </table:table-cell>
            </table:table-row>
          </table:table>
          <draw:image xlink:href="Pictures/TablePreview27.svm" xlink:type="simple" xlink:show="embed" xlink:actuate="onLoad"/>
        </draw:frame>
        <draw:line draw:style-name="gr85" draw:text-style-name="P7" draw:layer="layout" svg:x1="3.517cm" svg:y1="4.174cm" svg:x2="2.438cm" svg:y2="4.175cm">
          <text:p/>
        </draw:line>
        <draw:frame draw:style-name="standard" draw:layer="layout" svg:width="1.052cm" svg:height="2.208cm" svg:x="12.7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73"><text:span text:style-name="T122">a</text:span></text:p>
              </table:table-cell>
            </table:table-row>
            <table:table-row table:style-name="ro15">
              <table:table-cell table:style-name="ce26">
                <text:p text:style-name="P73"><text:span text:style-name="T92">b</text:span></text:p>
              </table:table-cell>
            </table:table-row>
          </table:table>
          <draw:image xlink:href="Pictures/TablePreview28.svm" xlink:type="simple" xlink:show="embed" xlink:actuate="onLoad"/>
        </draw:frame>
        <draw:line draw:style-name="gr85" draw:text-style-name="P7" draw:layer="layout" svg:x1="11.488cm" svg:y1="4.179cm" svg:x2="12.602cm" svg:y2="4.179cm">
          <text:p/>
        </draw:line>
        <draw:line draw:style-name="gr85" draw:text-style-name="P7" draw:layer="layout" svg:x1="11.507cm" svg:y1="4.184cm" svg:x2="12.563cm" svg:y2="5.319cm">
          <text:p/>
        </draw:line>
        <draw:frame draw:style-name="standard" draw:layer="layout" svg:width="1.052cm" svg:height="2.208cm" svg:x="10.3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73"><text:span text:style-name="T122">a</text:span></text:p>
              </table:table-cell>
            </table:table-row>
            <table:table-row table:style-name="ro15">
              <table:table-cell table:style-name="ce26">
                <text:p text:style-name="P73"><text:span text:style-name="T92">b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052cm" svg:height="2.208cm" svg:x="7.9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73"><text:span text:style-name="T122">a</text:span></text:p>
              </table:table-cell>
            </table:table-row>
            <table:table-row table:style-name="ro15">
              <table:table-cell table:style-name="ce26">
                <text:p text:style-name="P73"><text:span text:style-name="T92">b</text:span></text:p>
              </table:table-cell>
            </table:table-row>
          </table:table>
          <draw:image xlink:href="Pictures/TablePreview30.svm" xlink:type="simple" xlink:show="embed" xlink:actuate="onLoad"/>
        </draw:frame>
        <draw:line draw:style-name="gr85" draw:text-style-name="P7" draw:layer="layout" svg:x1="10.218cm" svg:y1="4.175cm" svg:x2="9.208cm" svg:y2="5.32cm">
          <text:p/>
        </draw:line>
        <draw:frame draw:style-name="standard" draw:layer="layout" svg:width="1.052cm" svg:height="2.208cm" svg:x="19.6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73"><text:span text:style-name="T122">a</text:span></text:p>
              </table:table-cell>
            </table:table-row>
            <table:table-row table:style-name="ro15">
              <table:table-cell table:style-name="ce26">
                <text:p text:style-name="P73"><text:span text:style-name="T92">b</text:span></text:p>
              </table:table-cell>
            </table:table-row>
          </table:table>
          <draw:image xlink:href="Pictures/TablePreview31.svm" xlink:type="simple" xlink:show="embed" xlink:actuate="onLoad"/>
        </draw:frame>
        <draw:line draw:style-name="gr85" draw:text-style-name="P7" draw:layer="layout" svg:x1="18.388cm" svg:y1="5.279cm" svg:x2="19.502cm" svg:y2="5.279cm">
          <text:p/>
        </draw:line>
        <draw:line draw:style-name="gr85" draw:text-style-name="P7" draw:layer="layout" svg:x1="18.408cm" svg:y1="5.272cm" svg:x2="19.504cm" svg:y2="4.166cm">
          <text:p/>
        </draw:line>
        <draw:frame draw:style-name="standard" draw:layer="layout" svg:width="1.052cm" svg:height="2.208cm" svg:x="17.2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73"><text:span text:style-name="T122">a</text:span></text:p>
              </table:table-cell>
            </table:table-row>
            <table:table-row table:style-name="ro15">
              <table:table-cell table:style-name="ce26">
                <text:p text:style-name="P73"><text:span text:style-name="T92">b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.052cm" svg:height="2.208cm" svg:x="14.8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73"><text:span text:style-name="T122">a</text:span></text:p>
              </table:table-cell>
            </table:table-row>
            <table:table-row table:style-name="ro15">
              <table:table-cell table:style-name="ce26">
                <text:p text:style-name="P73"><text:span text:style-name="T92">b</text:span></text:p>
              </table:table-cell>
            </table:table-row>
          </table:table>
          <draw:image xlink:href="Pictures/TablePreview33.svm" xlink:type="simple" xlink:show="embed" xlink:actuate="onLoad"/>
        </draw:frame>
        <draw:line draw:style-name="gr85" draw:text-style-name="P7" draw:layer="layout" svg:x1="17.118cm" svg:y1="5.275cm" svg:x2="16.039cm" svg:y2="5.276cm">
          <text:p/>
        </draw:line>
        <draw:frame draw:style-name="standard" draw:layer="layout" svg:width="1.052cm" svg:height="2.208cm" svg:x="26.3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73"><text:span text:style-name="T122">a</text:span></text:p>
              </table:table-cell>
            </table:table-row>
            <table:table-row table:style-name="ro15">
              <table:table-cell table:style-name="ce26">
                <text:p text:style-name="P73"><text:span text:style-name="T92">b</text:span></text:p>
              </table:table-cell>
            </table:table-row>
          </table:table>
          <draw:image xlink:href="Pictures/TablePreview34.svm" xlink:type="simple" xlink:show="embed" xlink:actuate="onLoad"/>
        </draw:frame>
        <draw:line draw:style-name="gr85" draw:text-style-name="P7" draw:layer="layout" svg:x1="25.088cm" svg:y1="5.379cm" svg:x2="26.202cm" svg:y2="5.379cm">
          <text:p/>
        </draw:line>
        <draw:line draw:style-name="gr85" draw:text-style-name="P7" draw:layer="layout" svg:x1="25.106cm" svg:y1="5.379cm" svg:x2="26.243cm" svg:y2="4.145cm">
          <text:p/>
        </draw:line>
        <draw:frame draw:style-name="standard" draw:layer="layout" svg:width="1.052cm" svg:height="2.208cm" svg:x="23.9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73"><text:span text:style-name="T122">a</text:span></text:p>
              </table:table-cell>
            </table:table-row>
            <table:table-row table:style-name="ro15">
              <table:table-cell table:style-name="ce26">
                <text:p text:style-name="P73"><text:span text:style-name="T92">b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.052cm" svg:height="2.208cm" svg:x="21.5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73"><text:span text:style-name="T122">a</text:span></text:p>
              </table:table-cell>
            </table:table-row>
            <table:table-row table:style-name="ro15">
              <table:table-cell table:style-name="ce26">
                <text:p text:style-name="P73"><text:span text:style-name="T92">b</text:span></text:p>
              </table:table-cell>
            </table:table-row>
          </table:table>
          <draw:image xlink:href="Pictures/TablePreview36.svm" xlink:type="simple" xlink:show="embed" xlink:actuate="onLoad"/>
        </draw:frame>
        <draw:line draw:style-name="gr85" draw:text-style-name="P7" draw:layer="layout" svg:x1="23.818cm" svg:y1="5.31cm" svg:x2="22.728cm" svg:y2="4.237cm">
          <text:p/>
        </draw:lin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87" draw:text-style-name="P11" draw:layer="layout" svg:width="16.95cm" svg:height="12.457cm" svg:x="5.525cm" svg:y="2.752cm">
          <draw:image xlink:href="Pictures/1000020100000665000004B37751E3046B3D8072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6.997cm" svg:height="3.163cm" svg:x="5.502cm" svg:y="0.494cm">
          <draw:text-box>
            <text:p text:style-name="P71"><text:span text:style-name="T70">f(n) = t</text:span><text:span text:style-name="T71">1</text:span><text:span text:style-name="T70"> + t</text:span><text:span text:style-name="T71">2</text:span><text:span text:style-name="T72">⋅n + t</text:span><text:span text:style-name="T71">3</text:span><text:span text:style-name="T72">⋅n</text:span><text:span text:style-name="T73">2</text:span><text:span text:style-name="T72"> +</text:span><text:span text:style-name="T71"> </text:span><text:span text:style-name="T72">t</text:span><text:span text:style-name="T71">4</text:span><text:span text:style-name="T72">⋅n</text:span><text:span text:style-name="T73">3 </text:span><text:span text:style-name="T72">+</text:span><text:span text:style-name="T71"> </text:span><text:span text:style-name="T72">t</text:span><text:span text:style-name="T71">5</text:span><text:span text:style-name="T72">⋅n</text:span><text:span text:style-name="T73">3</text:span><text:span text:style-name="T72"> +</text:span><text:span text:style-name="T71"> </text:span><text:span text:style-name="T72">t</text:span><text:span text:style-name="T71">6</text:span><text:span text:style-name="T72">⋅n</text:span><text:span text:style-name="T73">3 </text:span><text:span text:style-name="T72">+ t</text:span><text:span text:style-name="T71">7</text:span><text:span text:style-name="T67"> </text:span><text:span text:style-name="T74">= </text:span><text:span text:style-name="T75">(t</text:span><text:span text:style-name="T76">4</text:span><text:span text:style-name="T75"> + t</text:span><text:span text:style-name="T76">5 </text:span><text:span text:style-name="T75">+ t</text:span><text:span text:style-name="T76">6</text:span><text:span text:style-name="T75">)⋅n</text:span><text:span text:style-name="T78">3</text:span><text:span text:style-name="T75"> + t</text:span><text:span text:style-name="T76">3</text:span><text:span text:style-name="T75">⋅n</text:span><text:span text:style-name="T78">2</text:span><text:span text:style-name="T75"> </text:span><text:span text:style-name="T75">+ t</text:span><text:span text:style-name="T76">2</text:span><text:span text:style-name="T75">⋅n + t</text:span><text:span text:style-name="T76">1</text:span><text:span text:style-name="T75"> + t</text:span><text:span text:style-name="T76">7</text:span></text:p>
            <text:p text:style-name="P76"><text:span text:style-name="T75">t</text:span><text:span text:style-name="T76">1</text:span><text:span text:style-name="T78">’</text:span><text:span text:style-name="T75"> = t</text:span><text:span text:style-name="T76">4</text:span><text:span text:style-name="T75"> + t</text:span><text:span text:style-name="T76">5 </text:span><text:span text:style-name="T75">+ t</text:span><text:span text:style-name="T76">6</text:span></text:p>
            <text:p text:style-name="P71"><text:span text:style-name="T75">t</text:span><text:span text:style-name="T76">2</text:span><text:span text:style-name="T78">’</text:span><text:span text:style-name="T75"> = t</text:span><text:span text:style-name="T76">1</text:span><text:span text:style-name="T75"> + t</text:span><text:span text:style-name="T76">7</text:span></text:p>
            <text:p text:style-name="P71"><text:span text:style-name="T72">O(f(n))=O(</text:span><text:span text:style-name="T75">t</text:span><text:span text:style-name="T76">1</text:span><text:span text:style-name="T78">’</text:span><text:span text:style-name="T75">⋅n</text:span><text:span text:style-name="T78">3</text:span><text:span text:style-name="T75"> + t</text:span><text:span text:style-name="T76">3</text:span><text:span text:style-name="T75">⋅n</text:span><text:span text:style-name="T78">2</text:span><text:span text:style-name="T75"> + t</text:span><text:span text:style-name="T76">2</text:span><text:span text:style-name="T75">⋅n + t</text:span><text:span text:style-name="T76">2</text:span><text:span text:style-name="T78">’</text:span><text:span text:style-name="T72">) = O(n</text:span><text:span text:style-name="T73">3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3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854cm" svg:y="14.317cm">
          <draw:text-box>
            <text:p text:style-name="P77"><text:span text:style-name="T93">big_o/time/qubic_complexity_profile.py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4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8" draw:text-style-name="P78" draw:layer="layout" svg:width="20.774cm" svg:height="9.707cm" svg:x="5.089cm" svg:y="5.446cm">
          <draw:text-box>
            <text:p><text:span text:style-name="T123">stała – nie zależy od rozmiaru oraz typu danych wejściowych</text:span></text:p>
            <text:p><text:span text:style-name="T123">logarytmiczna – przy każdej iteracji zmniejszamy problem o połowe</text:span></text:p>
            <text:p><text:span text:style-name="T123">liniowa – dla każdego elementu wejściowego wykonujemy tą samą operacje </text:span></text:p>
            <text:p><text:span text:style-name="T123"/></text:p>
            <text:p><text:span text:style-name="T123"/></text:p>
            <text:p><text:span text:style-name="T123">kwadratowa – dwa razy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frame draw:style-name="gr89" draw:text-style-name="P4" draw:layer="layout" svg:width="24.233cm" svg:height="2.385cm" svg:x="1.696cm" svg:y="1.19cm">
          <draw:text-box>
            <text:p>Intuicyjny opis złożoności algorytmów uszeregowanych w porządku rosnącym.</text:p>
          </draw:text-box>
        </draw:frame>
        <presentation:notes draw:style-name="dp2">
          <draw:page-thumbnail draw:style-name="gr8" draw:layer="layout" svg:width="18.624cm" svg:height="10.476cm" svg:x="1.482cm" svg:y="2.123cm" draw:page-number="4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0" draw:text-style-name="P4" draw:layer="layout" svg:width="4.233cm" svg:height="4.519cm" svg:x="6.317cm" svg:y="5.375cm">
          <draw:text-box>
            <text:p><text:span text:style-name="T124">def</text:span><text:span text:style-name="T125"> </text:span><text:span text:style-name="T126">sort</text:span><text:span text:style-name="T125">(x):</text:span><text:span text:style-name="T125"><text:line-break/></text:span><text:span text:style-name="T125"><text:tab/></text:span><text:span text:style-name="T125">x </text:span><text:span text:style-name="T127">=</text:span><text:span text:style-name="T125"> </text:span><text:span text:style-name="T127">10</text:span></text:p>
            <text:p><text:span text:style-name="T125"><text:tab/></text:span><text:span text:style-name="T124">pass</text:span></text:p>
          </draw:text-box>
        </draw:frame>
        <draw:frame draw:style-name="gr90" draw:text-style-name="P4" draw:layer="layout" svg:width="10.981cm" svg:height="4.519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draw:frame draw:style-name="gr91" draw:text-style-name="P44" draw:layer="layout" svg:width="12.352cm" svg:height="1.624cm" svg:x="12.796cm" svg:y="2.922cm">
          <draw:text-box>
            <text:p><text:span text:style-name="T54">przykłady złożonośći</text:span></text:p>
            <text:p><text:span text:style-name="T54">https://stackoverflow.com/questions/1592649/examples-of-algorithms-which-has-o1-on-log-n-</text:span><text:span text:style-name="T54">and-olog-n-complexities</text:span></text:p>
          </draw:text-box>
        </draw:frame>
        <draw:frame draw:style-name="gr92" draw:text-style-name="P79" draw:layer="layout" svg:width="11.786cm" svg:height="0.963cm" svg:x="13.422cm" svg:y="5.628cm">
          <draw:text-box>
            <text:p><text:span text:style-name="T128">proste opisanie big o </text:span><text:span text:style-name="T128"><text:line-break/></text:span><text:span text:style-name="T128">https://www.youtube.com/watch?v=v4cd1O4zkG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93" draw:text-style-name="P80" draw:layer="layout" svg:width="12.7cm" svg:height="4.517cm" svg:x="6.096cm" svg:y="3.81cm">
          <draw:text-box>
            <text:p><text:span text:style-name="T129">https://pl.wikipedia.org/wiki/Algoryt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8.545cm" svg:height="0.958cm" svg:x="10.529cm" svg:y="0.417cm">
          <draw:text-box>
            <text:p><text:span text:style-name="T55">złożoność logarytmiczna <text:s/>- </text:span><text:span text:style-name="T87">O(lgn)</text:span></text:p>
          </draw:text-box>
        </draw:frame>
        <draw:frame draw:style-name="gr94" draw:text-style-name="P38" draw:layer="layout" svg:width="18.909cm" svg:height="1.495cm" svg:x="4.546cm" svg:y="1.685cm">
          <draw:text-box>
            <text:p><text:span text:style-name="T56">zadanie</text:span><text:span text:style-name="T47"> – Znajdź największą wartość wierchołka w </text:span><text:span text:style-name="T47">zbalansowanym drzewie binarnym.</text:span></text:p>
            <text:p text:style-name="P11"><text:span text:style-name="T56">n</text:span><text:span text:style-name="T47"> – liczba wierzchołków</text:span></text:p>
          </draw:text-box>
        </draw:frame>
        <draw:frame draw:style-name="gr95" draw:text-style-name="P79" draw:layer="layout" svg:width="10.993cm" svg:height="0.607cm" svg:x="12.76cm" svg:y="13.902cm">
          <draw:text-box>
            <text:p><text:span text:style-name="T128">https://www.tutorialspoint.com/python_data_structure/python_binary_tree.htm</text:span></text:p>
          </draw:text-box>
        </draw:frame>
        <draw:frame draw:style-name="gr96" draw:text-style-name="P81" draw:layer="layout" svg:width="0.81cm" svg:height="0.896cm" svg:x="12.579cm" svg:y="6.871cm">
          <draw:text-box>
            <text:p text:style-name="P11"><text:span text:style-name="T130">1</text:span></text:p>
          </draw:text-box>
        </draw:frame>
        <draw:custom-shape draw:style-name="gr97" draw:text-style-name="P7" xml:id="id9" draw:id="id9" draw:layer="layout" svg:width="0.751cm" svg:height="0.751cm" svg:x="12.61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81" draw:layer="layout" svg:width="0.81cm" svg:height="0.896cm" svg:x="10.045cm" svg:y="8.202cm">
          <draw:text-box>
            <text:p text:style-name="P11"><text:span text:style-name="T130">2</text:span></text:p>
          </draw:text-box>
        </draw:frame>
        <draw:custom-shape draw:style-name="gr97" draw:text-style-name="P7" xml:id="id10" draw:id="id10" draw:layer="layout" svg:width="0.751cm" svg:height="0.751cm" svg:x="10.0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81" draw:layer="layout" svg:width="0.81cm" svg:height="0.896cm" svg:x="15.145cm" svg:y="8.202cm">
          <draw:text-box>
            <text:p text:style-name="P11"><text:span text:style-name="T130">3</text:span></text:p>
          </draw:text-box>
        </draw:frame>
        <draw:custom-shape draw:style-name="gr97" draw:text-style-name="P7" xml:id="id11" draw:id="id11" draw:layer="layout" svg:width="0.751cm" svg:height="0.751cm" svg:x="15.1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81" draw:layer="layout" svg:width="0.81cm" svg:height="0.896cm" svg:x="8.745cm" svg:y="9.602cm">
          <draw:text-box>
            <text:p text:style-name="P11"><text:span text:style-name="T130">4</text:span></text:p>
          </draw:text-box>
        </draw:frame>
        <draw:custom-shape draw:style-name="gr97" draw:text-style-name="P7" xml:id="id12" draw:id="id12" draw:layer="layout" svg:width="0.751cm" svg:height="0.751cm" svg:x="8.7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81" draw:layer="layout" svg:width="0.81cm" svg:height="0.896cm" svg:x="11.445cm" svg:y="9.602cm">
          <draw:text-box>
            <text:p text:style-name="P11"><text:span text:style-name="T130">5</text:span></text:p>
          </draw:text-box>
        </draw:frame>
        <draw:custom-shape draw:style-name="gr97" draw:text-style-name="P7" xml:id="id13" draw:id="id13" draw:layer="layout" svg:width="0.751cm" svg:height="0.751cm" svg:x="11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81" draw:layer="layout" svg:width="0.81cm" svg:height="0.896cm" svg:x="13.945cm" svg:y="9.602cm">
          <draw:text-box>
            <text:p text:style-name="P11"><text:span text:style-name="T130">6</text:span></text:p>
          </draw:text-box>
        </draw:frame>
        <draw:custom-shape draw:style-name="gr97" draw:text-style-name="P7" xml:id="id14" draw:id="id14" draw:layer="layout" svg:width="0.751cm" svg:height="0.751cm" svg:x="13.9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81" draw:layer="layout" svg:width="0.81cm" svg:height="0.896cm" svg:x="16.445cm" svg:y="9.602cm">
          <draw:text-box>
            <text:p text:style-name="P11"><text:span text:style-name="T130">7</text:span></text:p>
          </draw:text-box>
        </draw:frame>
        <draw:custom-shape draw:style-name="gr97" draw:text-style-name="P7" xml:id="id15" draw:id="id15" draw:layer="layout" svg:width="0.751cm" svg:height="0.751cm" svg:x="16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81" draw:layer="layout" svg:width="0.81cm" svg:height="0.896cm" svg:x="9.445cm" svg:y="11.102cm">
          <draw:text-box>
            <text:p text:style-name="P11"><text:span text:style-name="T130">9</text:span></text:p>
          </draw:text-box>
        </draw:frame>
        <draw:custom-shape draw:style-name="gr97" draw:text-style-name="P7" xml:id="id17" draw:id="id17" draw:layer="layout" svg:width="0.751cm" svg:height="0.751cm" svg:x="9.4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81" draw:layer="layout" svg:width="0.81cm" svg:height="0.896cm" svg:x="8.045cm" svg:y="11.102cm">
          <draw:text-box>
            <text:p text:style-name="P11"><text:span text:style-name="T130">8</text:span></text:p>
          </draw:text-box>
        </draw:frame>
        <draw:custom-shape draw:style-name="gr97" draw:text-style-name="P7" xml:id="id16" draw:id="id16" draw:layer="layout" svg:width="0.751cm" svg:height="0.751cm" svg:x="8.0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1" draw:layer="layout" svg:width="1.141cm" svg:height="1.495cm" svg:x="10.569cm" svg:y="11.102cm">
          <draw:text-box>
            <text:p text:style-name="P11"><text:span text:style-name="T130">10</text:span></text:p>
          </draw:text-box>
        </draw:frame>
        <draw:custom-shape draw:style-name="gr97" draw:text-style-name="P7" xml:id="id18" draw:id="id18" draw:layer="layout" svg:width="0.751cm" svg:height="0.751cm" svg:x="10.7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1" draw:layer="layout" svg:width="1.141cm" svg:height="1.495cm" svg:x="11.87cm" svg:y="11.103cm">
          <draw:text-box>
            <text:p text:style-name="P11"><text:span text:style-name="T130">11</text:span></text:p>
          </draw:text-box>
        </draw:frame>
        <draw:custom-shape draw:style-name="gr97" draw:text-style-name="P7" xml:id="id19" draw:id="id19" draw:layer="layout" svg:width="0.751cm" svg:height="0.751cm" svg:x="12.077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1" draw:layer="layout" svg:width="1.141cm" svg:height="1.495cm" svg:x="13.171cm" svg:y="11.104cm">
          <draw:text-box>
            <text:p text:style-name="P11"><text:span text:style-name="T130">12</text:span></text:p>
          </draw:text-box>
        </draw:frame>
        <draw:custom-shape draw:style-name="gr97" draw:text-style-name="P7" xml:id="id20" draw:id="id20" draw:layer="layout" svg:width="0.751cm" svg:height="0.751cm" svg:x="13.3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1" draw:layer="layout" svg:width="1.141cm" svg:height="1.495cm" svg:x="14.472cm" svg:y="11.105cm">
          <draw:text-box>
            <text:p text:style-name="P11"><text:span text:style-name="T130">13</text:span></text:p>
          </draw:text-box>
        </draw:frame>
        <draw:custom-shape draw:style-name="gr97" draw:text-style-name="P7" xml:id="id21" draw:id="id21" draw:layer="layout" svg:width="0.751cm" svg:height="0.751cm" svg:x="14.67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1" draw:layer="layout" svg:width="1.141cm" svg:height="1.495cm" svg:x="15.673cm" svg:y="11.106cm">
          <draw:text-box>
            <text:p text:style-name="P11"><text:span text:style-name="T130">14</text:span></text:p>
          </draw:text-box>
        </draw:frame>
        <draw:custom-shape draw:style-name="gr97" draw:text-style-name="P7" xml:id="id22" draw:id="id22" draw:layer="layout" svg:width="0.751cm" svg:height="0.751cm" svg:x="15.88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81" draw:layer="layout" svg:width="1.141cm" svg:height="1.495cm" svg:x="17.074cm" svg:y="11.107cm">
          <draw:text-box>
            <text:p text:style-name="P11"><text:span text:style-name="T130">15</text:span></text:p>
          </draw:text-box>
        </draw:frame>
        <draw:custom-shape draw:style-name="gr97" draw:text-style-name="P7" xml:id="id23" draw:id="id23" draw:layer="layout" svg:width="0.751cm" svg:height="0.751cm" svg:x="17.28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8" draw:text-style-name="P7" draw:layer="layout" draw:type="line" svg:x1="12.986cm" svg:y1="7.698cm" svg:x2="10.452cm" svg:y2="8.278cm" draw:start-shape="id9" draw:start-glue-point="8" draw:end-shape="id10" draw:end-glue-point="4" svg:d="M12986 7698l-2534 580" svg:viewBox="0 0 2535 581">
          <text:p/>
        </draw:connector>
        <draw:connector draw:style-name="gr98" draw:text-style-name="P7" draw:layer="layout" draw:type="line" svg:x1="12.986cm" svg:y1="7.698cm" svg:x2="15.551cm" svg:y2="8.278cm" draw:start-shape="id9" draw:start-glue-point="8" draw:end-shape="id11" svg:d="M12986 7698l2565 580" svg:viewBox="0 0 2566 581">
          <text:p/>
        </draw:connector>
        <draw:connector draw:style-name="gr98" draw:text-style-name="P7" draw:layer="layout" draw:type="line" svg:x1="10.452cm" svg:y1="9.029cm" svg:x2="9.152cm" svg:y2="9.678cm" draw:start-shape="id10" draw:start-glue-point="8" draw:end-shape="id12" draw:end-glue-point="4" svg:d="M10452 9029l-1300 649" svg:viewBox="0 0 1301 650">
          <text:p/>
        </draw:connector>
        <draw:connector draw:style-name="gr98" draw:text-style-name="P7" draw:layer="layout" draw:type="line" svg:x1="10.452cm" svg:y1="9.029cm" svg:x2="11.852cm" svg:y2="9.678cm" draw:start-shape="id10" draw:start-glue-point="8" draw:end-shape="id13" draw:end-glue-point="4" svg:d="M10452 9029l1400 649" svg:viewBox="0 0 1401 650">
          <text:p/>
        </draw:connector>
        <draw:connector draw:style-name="gr98" draw:text-style-name="P7" draw:layer="layout" draw:type="line" svg:x1="15.552cm" svg:y1="9.029cm" svg:x2="14.352cm" svg:y2="9.678cm" draw:start-shape="id11" draw:start-glue-point="8" draw:end-shape="id14" draw:end-glue-point="4" svg:d="M15552 9029l-1200 649" svg:viewBox="0 0 1201 650">
          <text:p/>
        </draw:connector>
        <draw:connector draw:style-name="gr98" draw:text-style-name="P7" draw:layer="layout" draw:type="line" svg:x1="15.552cm" svg:y1="9.029cm" svg:x2="16.852cm" svg:y2="9.678cm" draw:start-shape="id11" draw:start-glue-point="8" draw:end-shape="id15" draw:end-glue-point="4" svg:d="M15552 9029l1300 649" svg:viewBox="0 0 1301 650">
          <text:p/>
        </draw:connector>
        <draw:connector draw:style-name="gr98" draw:text-style-name="P7" draw:layer="layout" draw:type="line" svg:x1="9.152cm" svg:y1="10.429cm" svg:x2="8.452cm" svg:y2="11.178cm" draw:start-shape="id12" draw:start-glue-point="8" draw:end-shape="id16" draw:end-glue-point="4" svg:d="M9152 10429l-700 749" svg:viewBox="0 0 701 750">
          <text:p/>
        </draw:connector>
        <draw:connector draw:style-name="gr98" draw:text-style-name="P7" draw:layer="layout" draw:type="line" svg:x1="9.152cm" svg:y1="10.429cm" svg:x2="9.851cm" svg:y2="11.178cm" draw:start-shape="id12" draw:start-glue-point="8" draw:end-shape="id17" svg:d="M9152 10429l699 749" svg:viewBox="0 0 700 750">
          <text:p/>
        </draw:connector>
        <draw:connector draw:style-name="gr98" draw:text-style-name="P7" draw:layer="layout" draw:type="line" svg:x1="11.852cm" svg:y1="10.429cm" svg:x2="11.152cm" svg:y2="11.178cm" draw:start-shape="id13" draw:start-glue-point="8" draw:end-shape="id18" draw:end-glue-point="4" svg:d="M11852 10429l-700 749" svg:viewBox="0 0 701 750">
          <text:p/>
        </draw:connector>
        <draw:connector draw:style-name="gr98" draw:text-style-name="P7" draw:layer="layout" draw:type="line" svg:x1="11.852cm" svg:y1="10.429cm" svg:x2="12.452cm" svg:y2="11.179cm" draw:start-shape="id13" draw:start-glue-point="8" draw:end-shape="id19" svg:d="M11852 10429l600 750" svg:viewBox="0 0 601 751">
          <text:p/>
        </draw:connector>
        <draw:connector draw:style-name="gr98" draw:text-style-name="P7" draw:layer="layout" draw:type="line" svg:x1="14.352cm" svg:y1="10.429cm" svg:x2="13.754cm" svg:y2="11.18cm" draw:start-shape="id14" draw:start-glue-point="8" draw:end-shape="id20" draw:end-glue-point="4" svg:d="M14352 10429l-598 751" svg:viewBox="0 0 599 752">
          <text:p/>
        </draw:connector>
        <draw:connector draw:style-name="gr98" draw:text-style-name="P7" draw:layer="layout" draw:type="line" svg:x1="14.352cm" svg:y1="10.429cm" svg:x2="15.055cm" svg:y2="11.181cm" draw:start-shape="id14" draw:start-glue-point="8" draw:end-shape="id21" draw:end-glue-point="4" svg:d="M14352 10429l703 752" svg:viewBox="0 0 704 753">
          <text:p/>
        </draw:connector>
        <draw:connector draw:style-name="gr98" draw:text-style-name="P7" draw:layer="layout" draw:type="line" svg:x1="16.852cm" svg:y1="10.429cm" svg:x2="16.256cm" svg:y2="11.182cm" draw:start-shape="id15" draw:start-glue-point="8" draw:end-shape="id22" draw:end-glue-point="4" svg:d="M16852 10429l-596 753" svg:viewBox="0 0 597 754">
          <text:p/>
        </draw:connector>
        <draw:connector draw:style-name="gr98" draw:text-style-name="P7" draw:layer="layout" draw:type="line" svg:x1="16.852cm" svg:y1="10.429cm" svg:x2="17.657cm" svg:y2="11.183cm" draw:start-shape="id15" draw:start-glue-point="8" draw:end-shape="id23" draw:end-glue-point="4" svg:d="M16852 10429l805 754" svg:viewBox="0 0 806 755">
          <text:p/>
        </draw:connector>
        <draw:line draw:style-name="gr99" draw:text-style-name="P7" draw:layer="layout" svg:x1="7.854cm" svg:y1="7.941cm" svg:x2="21.987cm" svg:y2="7.941cm">
          <text:p/>
        </draw:line>
        <draw:frame draw:style-name="gr77" draw:text-style-name="P38" draw:layer="layout" svg:width="2.686cm" svg:height="0.979cm" svg:x="19.24cm" svg:y="6.941cm">
          <draw:text-box>
            <text:p><text:span text:style-name="T47">log</text:span><text:span text:style-name="T101">2</text:span><text:span text:style-name="T47">1 = 0</text:span></text:p>
          </draw:text-box>
        </draw:frame>
        <draw:line draw:style-name="gr99" draw:text-style-name="P7" draw:layer="layout" svg:x1="7.855cm" svg:y1="9.355cm" svg:x2="21.988cm" svg:y2="9.355cm">
          <text:p/>
        </draw:line>
        <draw:frame draw:style-name="gr77" draw:text-style-name="P38" draw:layer="layout" svg:width="2.686cm" svg:height="0.979cm" svg:x="19.241cm" svg:y="8.355cm">
          <draw:text-box>
            <text:p><text:span text:style-name="T47">log</text:span><text:span text:style-name="T101">2</text:span><text:span text:style-name="T131">2</text:span><text:span text:style-name="T47"> = 1</text:span></text:p>
          </draw:text-box>
        </draw:frame>
        <draw:line draw:style-name="gr99" draw:text-style-name="P7" draw:layer="layout" svg:x1="7.856cm" svg:y1="10.869cm" svg:x2="21.989cm" svg:y2="10.869cm">
          <text:p/>
        </draw:line>
        <draw:frame draw:style-name="gr77" draw:text-style-name="P38" draw:layer="layout" svg:width="2.686cm" svg:height="0.979cm" svg:x="19.242cm" svg:y="9.869cm">
          <draw:text-box>
            <text:p><text:span text:style-name="T47">log</text:span><text:span text:style-name="T101">2</text:span><text:span text:style-name="T131">4</text:span><text:span text:style-name="T47"> = 2</text:span></text:p>
          </draw:text-box>
        </draw:frame>
        <draw:frame draw:style-name="gr77" draw:text-style-name="P38" draw:layer="layout" svg:width="2.686cm" svg:height="0.979cm" svg:x="19.242cm" svg:y="11.07cm">
          <draw:text-box>
            <text:p><text:span text:style-name="T47">log</text:span><text:span text:style-name="T101">2</text:span><text:span text:style-name="T131">8</text:span><text:span text:style-name="T47"> = 3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39" draw:text-style-name="P82" draw:layer="layout" svg:width="17.535cm" svg:height="0.78cm" svg:x="2.393cm" svg:y="1.046cm">
          <draw:text-box>
            <text:p><text:span text:style-name="T57">ładne tłumaczenie binary search lg(n) https://www.youtube.com/watch?</text:span><text:span text:style-name="T57">v=TomQQb2kJvc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0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25T10:01:39.842188653</dc:date>
    <meta:editing-duration>PT13H48M3S</meta:editing-duration>
    <meta:editing-cycles>87</meta:editing-cycles>
    <meta:generator>LibreOffice/6.0.7.3$Linux_X86_64 LibreOffice_project/00m0$Build-3</meta:generator>
    <meta:document-statistic meta:object-count="702"/>
  </office:meta>
</office:document-meta>
</file>